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erif3" svg:font-family="FreeSerif" style:font-adornments="Mittel" style:font-family-generic="roman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FreeMono" svg:font-family="FreeMono" style:font-adornments="Normal" style:font-family-generic="modern" style:font-pitch="fixed"/>
    <style:font-face style:name="Lohit Hindi" svg:font-family="'Lohit Hindi'" style:font-family-generic="modern" style:font-pitch="fixed"/>
    <style:font-face style:name="WenQuanYi Micro Hei" svg:font-family="'WenQuanYi Micro Hei'" style:font-family-generic="modern" style:font-pitch="fixed"/>
    <style:font-face style:name="FreeSerif2" svg:font-family="FreeSerif" style:font-adornments="Fett" style:font-family-generic="roman" style:font-pitch="variable"/>
    <style:font-face style:name="FreeSerif1" svg:font-family="FreeSerif" style:font-adornments="Kursiv" style:font-family-generic="roman" style:font-pitch="variable"/>
    <style:font-face style:name="FreeSerif" svg:font-family="FreeSerif" style:font-adornments="Mittel" style:font-family-generic="roman" style:font-pitch="variable"/>
    <style:font-face style:name="Liberation Serif" svg:font-family="'Liberation Serif'" style:font-family-generic="roman" style:font-pitch="variable"/>
    <style:font-face style:name="FreeSans3" svg:font-family="FreeSans" style:font-family-generic="swiss" style:font-pitch="variable"/>
    <style:font-face style:name="FreeSans2" svg:font-family="FreeSans" style:font-adornments="BoldOblique" style:font-family-generic="swiss" style:font-pitch="variable"/>
    <style:font-face style:name="FreeSans1" svg:font-family="FreeSans" style:font-adornments="Gras" style:font-family-generic="swiss" style:font-pitch="variable"/>
    <style:font-face style:name="FreeSans" svg:font-family="FreeSans" style:font-adornments="obyčejné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au1" style:family="table">
      <style:table-properties style:width="6.6cm" fo:margin-top="0cm" fo:margin-bottom="0cm" table:align="left" fo:keep-with-next="always" style:may-break-between-rows="false"/>
    </style:style>
    <style:style style:name="Tableau1.A" style:family="table-column">
      <style:table-column-properties style:column-width="1.341cm"/>
    </style:style>
    <style:style style:name="Tableau1.B" style:family="table-column">
      <style:table-column-properties style:column-width="0.335cm"/>
    </style:style>
    <style:style style:name="Tableau1.C" style:family="table-column">
      <style:table-column-properties style:column-width="0.3cm"/>
    </style:style>
    <style:style style:name="Tableau1.D" style:family="table-column">
      <style:table-column-properties style:column-width="0.494cm"/>
    </style:style>
    <style:style style:name="Tableau1.E" style:family="table-column">
      <style:table-column-properties style:column-width="0.476cm"/>
    </style:style>
    <style:style style:name="Tableau1.G" style:family="table-column">
      <style:table-column-properties style:column-width="0.388cm"/>
    </style:style>
    <style:style style:name="Tableau1.H" style:family="table-column">
      <style:table-column-properties style:column-width="0.37cm"/>
    </style:style>
    <style:style style:name="Tableau1.I" style:family="table-column">
      <style:table-column-properties style:column-width="0.406cm"/>
    </style:style>
    <style:style style:name="Tableau1.J" style:family="table-column">
      <style:table-column-properties style:column-width="0.423cm"/>
    </style:style>
    <style:style style:name="Tableau1.K" style:family="table-column">
      <style:table-column-properties style:column-width="0.441cm"/>
    </style:style>
    <style:style style:name="Tableau1.M" style:family="table-column">
      <style:table-column-properties style:column-width="0.353cm"/>
    </style:style>
    <style:style style:name="Tableau1.O" style:family="table-column">
      <style:table-column-properties style:column-width="0.145cm"/>
    </style:style>
    <style:style style:name="Tableau1.1" style:family="table-row">
      <style:table-row-properties style:min-row-height="0.011cm"/>
    </style:style>
    <style:style style:name="Tableau1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au1.B1" style:family="table-cell">
      <style:table-cell-properties fo:background-color="transparent" fo:padding="0cm" fo:border="none">
        <style:background-image/>
      </style:table-cell-properties>
    </style:style>
    <style:style style:name="Tableau1.C1" style:family="table-cell" style:data-style-name="N0">
      <style:table-cell-properties fo:background-color="transparent" fo:padding="0.097cm" fo:border="none">
        <style:background-image/>
      </style:table-cell-properties>
    </style:style>
    <style:style style:name="Tableau1.E1" style:family="table-cell" style:data-style-name="N0">
      <style:table-cell-properties fo:background-color="transparent" fo:padding="0.097cm" fo:border="none">
        <style:background-image/>
      </style:table-cell-properties>
    </style:style>
    <style:style style:name="Tableau1.G1" style:family="table-cell" style:data-style-name="N0">
      <style:table-cell-properties fo:background-color="transparent" fo:padding="0.097cm" fo:border="none">
        <style:background-image/>
      </style:table-cell-properties>
    </style:style>
    <style:style style:name="Tableau1.I1" style:family="table-cell" style:data-style-name="N0">
      <style:table-cell-properties fo:background-color="transparent" fo:padding="0.097cm" fo:border="none">
        <style:background-image/>
      </style:table-cell-properties>
    </style:style>
    <style:style style:name="Tableau1.K1" style:family="table-cell" style:data-style-name="N0">
      <style:table-cell-properties fo:background-color="transparent" fo:padding="0.097cm" fo:border="none">
        <style:background-image/>
      </style:table-cell-properties>
    </style:style>
    <style:style style:name="Tableau1.M1" style:family="table-cell" style:data-style-name="N0">
      <style:table-cell-properties fo:background-color="transparent" fo:padding="0.097cm" fo:border="none">
        <style:background-image/>
      </style:table-cell-properties>
    </style:style>
    <style:style style:name="Tableau1.O1" style:family="table-cell">
      <style:table-cell-properties fo:background-color="transparent" fo:padding="0cm" fo:border="none">
        <style:background-image/>
      </style:table-cell-properties>
    </style:style>
    <style:style style:name="Tableau1.B2" style:family="table-cell">
      <style:table-cell-properties fo:background-color="transparent" fo:padding="0cm" fo:border="none">
        <style:background-image/>
      </style:table-cell-properties>
    </style:style>
    <style:style style:name="Tableau1.C2" style:family="table-cell" style:data-style-name="N0">
      <style:table-cell-properties fo:background-color="transparent" fo:padding="0.097cm" fo:border="none">
        <style:background-image/>
      </style:table-cell-properties>
    </style:style>
    <style:style style:name="Tableau1.E2" style:family="table-cell" style:data-style-name="N0">
      <style:table-cell-properties fo:background-color="transparent" fo:padding="0.097cm" fo:border="none">
        <style:background-image/>
      </style:table-cell-properties>
    </style:style>
    <style:style style:name="Tableau1.G2" style:family="table-cell" style:data-style-name="N0">
      <style:table-cell-properties fo:background-color="transparent" fo:padding="0.097cm" fo:border="none">
        <style:background-image/>
      </style:table-cell-properties>
    </style:style>
    <style:style style:name="Tableau1.I2" style:family="table-cell" style:data-style-name="N0">
      <style:table-cell-properties fo:background-color="transparent" fo:padding="0.097cm" fo:border="none">
        <style:background-image/>
      </style:table-cell-properties>
    </style:style>
    <style:style style:name="Tableau1.K2" style:family="table-cell" style:data-style-name="N0">
      <style:table-cell-properties fo:background-color="transparent" fo:padding="0.097cm" fo:border="none">
        <style:background-image/>
      </style:table-cell-properties>
    </style:style>
    <style:style style:name="Tableau1.M2" style:family="table-cell" style:data-style-name="N0">
      <style:table-cell-properties fo:background-color="transparent" fo:padding="0.097cm" fo:border="none">
        <style:background-image/>
      </style:table-cell-properties>
    </style:style>
    <style:style style:name="Tableau1.O2" style:family="table-cell">
      <style:table-cell-properties fo:background-color="transparent" fo:padding="0cm" fo:border="none">
        <style:background-image/>
      </style:table-cell-properties>
    </style:style>
    <style:style style:name="Tableau1.C3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M3" style:family="table-cell">
      <style:table-cell-properties style:vertical-align="middle" fo:background-color="transparent" fo:padding="0.097cm" fo:border="0.05pt solid #000000">
        <style:background-image/>
      </style:table-cell-properties>
    </style:style>
    <style:style style:name="Tableau1.O3" style:family="table-cell">
      <style:table-cell-properties fo:background-color="transparent" fo:padding="0cm" fo:border="none">
        <style:background-image/>
      </style:table-cell-properties>
    </style:style>
    <style:style style:name="Tableau1.A4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eau1.B4" style:family="table-cell" style:data-style-name="N0">
      <style:table-cell-properties fo:background-color="transparent" fo:padding="0.097cm" fo:border="none">
        <style:background-image/>
      </style:table-cell-properties>
    </style:style>
    <style:style style:name="Tableau1.D4" style:family="table-cell" style:data-style-name="N0">
      <style:table-cell-properties fo:background-color="transparent" fo:padding="0.097cm" fo:border="none">
        <style:background-image/>
      </style:table-cell-properties>
    </style:style>
    <style:style style:name="Tableau1.F4" style:family="table-cell" style:data-style-name="N0">
      <style:table-cell-properties fo:background-color="transparent" fo:padding="0.097cm" fo:border="none">
        <style:background-image/>
      </style:table-cell-properties>
    </style:style>
    <style:style style:name="Tableau1.H4" style:family="table-cell" style:data-style-name="N0">
      <style:table-cell-properties fo:background-color="transparent" fo:padding="0.097cm" fo:border="none">
        <style:background-image/>
      </style:table-cell-properties>
    </style:style>
    <style:style style:name="Tableau1.J4" style:family="table-cell" style:data-style-name="N0">
      <style:table-cell-properties fo:background-color="transparent" fo:padding="0.097cm" fo:border="none">
        <style:background-image/>
      </style:table-cell-properties>
    </style:style>
    <style:style style:name="Tableau1.L4" style:family="table-cell" style:data-style-name="N0">
      <style:table-cell-properties fo:background-color="transparent" fo:padding="0.097cm" fo:border="none">
        <style:background-image/>
      </style:table-cell-properties>
    </style:style>
    <style:style style:name="Tableau1.N4" style:family="table-cell" style:data-style-name="N0">
      <style:table-cell-properties fo:background-color="transparent" fo:padding="0.097cm" fo:border="none">
        <style:background-image/>
      </style:table-cell-properties>
    </style:style>
    <style:style style:name="Tableau1.B5" style:family="table-cell" style:data-style-name="N0">
      <style:table-cell-properties fo:background-color="transparent" fo:padding="0.097cm" fo:border="none">
        <style:background-image/>
      </style:table-cell-properties>
    </style:style>
    <style:style style:name="Tableau1.D5" style:family="table-cell" style:data-style-name="N0">
      <style:table-cell-properties fo:background-color="transparent" fo:padding="0.097cm" fo:border="none">
        <style:background-image/>
      </style:table-cell-properties>
    </style:style>
    <style:style style:name="Tableau1.F5" style:family="table-cell" style:data-style-name="N0">
      <style:table-cell-properties fo:background-color="transparent" fo:padding="0.097cm" fo:border="none">
        <style:background-image/>
      </style:table-cell-properties>
    </style:style>
    <style:style style:name="Tableau1.H5" style:family="table-cell" style:data-style-name="N0">
      <style:table-cell-properties fo:background-color="transparent" fo:padding="0.097cm" fo:border="none">
        <style:background-image/>
      </style:table-cell-properties>
    </style:style>
    <style:style style:name="Tableau1.J5" style:family="table-cell" style:data-style-name="N0">
      <style:table-cell-properties fo:background-color="transparent" fo:padding="0.097cm" fo:border="none">
        <style:background-image/>
      </style:table-cell-properties>
    </style:style>
    <style:style style:name="Tableau1.L5" style:family="table-cell" style:data-style-name="N0">
      <style:table-cell-properties fo:background-color="transparent" fo:padding="0.097cm" fo:border="none">
        <style:background-image/>
      </style:table-cell-properties>
    </style:style>
    <style:style style:name="Tableau1.N5" style:family="table-cell">
      <style:table-cell-properties fo:background-color="transparent" fo:padding="0.097cm" fo:border="none">
        <style:background-image/>
      </style:table-cell-properties>
    </style:style>
    <style:style style:name="P1" style:family="paragraph" style:parent-style-name="Text_20_body">
      <style:paragraph-properties fo:text-align="start" style:justify-single-word="false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Text_20_body" style:master-page-name="">
      <style:paragraph-properties style:page-number="auto" fo:keep-with-next="always"/>
    </style:style>
    <style:style style:name="P4" style:family="paragraph" style:parent-style-name="Text_20_body" style:master-page-name="">
      <style:paragraph-properties style:page-number="auto" fo:background-color="#e6e6e6">
        <style:background-image/>
      </style:paragraph-properties>
    </style:style>
    <style:style style:name="P5" style:family="paragraph" style:parent-style-name="Title">
      <style:paragraph-properties fo:break-before="column"/>
    </style:style>
    <style:style style:name="P6" style:family="paragraph" style:parent-style-name="NoticeIntro">
      <style:paragraph-properties fo:break-before="column"/>
    </style:style>
    <style:style style:name="P7" style:family="paragraph" style:parent-style-name="Signature">
      <style:paragraph-properties>
        <style:tab-stops>
          <style:tab-stop style:position="6.537cm" style:type="right"/>
        </style:tab-stops>
      </style:paragraph-properties>
    </style:style>
    <style:style style:name="P8" style:family="paragraph" style:parent-style-name="Text_20_body">
      <style:paragraph-properties fo:background-color="#e6e6e6">
        <style:background-image/>
      </style:paragraph-properties>
    </style:style>
    <style:style style:name="P9" style:family="paragraph" style:parent-style-name="Text_20_body">
      <style:paragraph-properties fo:keep-with-next="always"/>
    </style:style>
    <style:style style:name="P10" style:family="paragraph" style:parent-style-name="Contenu_20_de_20_tableau_20_code">
      <style:paragraph-properties fo:text-align="end" style:justify-single-word="false"/>
    </style:style>
    <style:style style:name="P11" style:family="paragraph" style:parent-style-name="Contenu_20_de_20_tableau_20_code">
      <style:paragraph-properties fo:margin-left="0cm" fo:margin-right="0cm" fo:text-align="end" style:justify-single-word="false" fo:text-indent="0cm" style:auto-text-indent="false"/>
    </style:style>
    <style:style style:name="P12" style:family="paragraph" style:parent-style-name="Corps_20_de_20_texte_20_dédenté">
      <style:paragraph-properties fo:margin-left="0cm" fo:margin-right="0cm" fo:text-indent="0cm" style:auto-text-indent="false"/>
    </style:style>
    <style:style style:name="P13" style:family="paragraph" style:parent-style-name="Contenu_20_de_20_tableau_20_code">
      <style:paragraph-properties fo:margin-left="0.009cm" fo:margin-right="-0.079cm" fo:text-align="end" style:justify-single-word="false" fo:text-indent="0cm" style:auto-text-indent="false"/>
    </style:style>
    <style:style style:name="P14" style:family="paragraph" style:parent-style-name="Table_20_Contents">
      <style:text-properties fo:font-size="7pt" style:font-size-asian="7pt" style:font-size-complex="7pt"/>
    </style:style>
    <style:style style:name="P15" style:family="paragraph" style:parent-style-name="Heading_20_1" style:master-page-name="">
      <style:paragraph-properties style:page-number="auto" fo:break-before="auto" fo:break-after="auto"/>
    </style:style>
    <style:style style:name="T1" style:family="text">
      <style:text-properties style:font-name="FreeSerif3"/>
    </style:style>
    <style:style style:name="T2" style:family="text">
      <style:text-properties style:font-name="FreeSerif3" style:font-name-asian="FreeSerif3" style:font-name-complex="FreeSerif3"/>
    </style:style>
    <style:style style:name="T3" style:family="text">
      <style:text-properties style:font-name="FreeSerif3" style:font-name-asian="FreeSerif3" style:font-style-asian="italic" style:font-name-complex="FreeSerif3" style:font-style-complex="italic"/>
    </style:style>
    <style:style style:name="T4" style:family="text">
      <style:text-properties style:font-name="FreeSerif3" fo:font-size="9pt" style:font-name-asian="FreeSerif3" style:font-size-asian="9pt" style:font-name-complex="FreeSerif3" style:font-size-complex="9pt"/>
    </style:style>
    <style:style style:name="T5" style:family="text">
      <style:text-properties style:font-name="FreeSerif3" style:font-name-asian="FreeMono" style:font-name-complex="FreeMono"/>
    </style:style>
    <style:style style:name="T6" style:family="text">
      <style:text-properties style:font-name="FreeSerif3" style:text-underline-style="dotted" style:text-underline-width="auto" style:text-underline-color="font-color" style:font-name-asian="FreeSerif3" style:font-size-asian="10.5pt" style:font-name-complex="FreeSerif3"/>
    </style:style>
    <style:style style:name="T7" style:family="text">
      <style:text-properties style:font-name="FreeSerif"/>
    </style:style>
    <style:style style:name="T8" style:family="text">
      <style:text-properties style:font-name="FreeSerif" style:font-name-asian="DejaVu Sans" style:font-name-complex="DejaVu Sans"/>
    </style:style>
    <style:style style:name="T9" style:family="text">
      <style:text-properties style:font-name="FreeMono" style:font-name-asian="FreeMono" style:font-name-complex="FreeMono"/>
    </style:style>
    <style:style style:name="T10" style:family="text">
      <style:text-properties style:text-position="super 58%"/>
    </style:style>
    <style:style style:name="T11" style:family="text">
      <style:text-properties style:font-name-asian="FreeSerif3" style:font-name-complex="FreeSerif3"/>
    </style:style>
    <style:style style:name="T12" style:family="text">
      <style:text-properties style:font-name-asian="FreeSerif3" style:font-name-complex="FreeSerif3" style:font-size-complex="9pt"/>
    </style:style>
    <style:style style:name="T13" style:family="text">
      <style:text-properties style:font-name-asian="FreeMono" style:font-name-complex="FreeMono"/>
    </style:style>
    <style:style style:name="T14" style:family="text">
      <style:text-properties style:font-size-complex="9pt"/>
    </style:style>
    <style:style style:name="T15" style:family="text">
      <style:text-properties style:font-name-asian="DejaVu Sans" style:font-name-complex="DejaVu Sans"/>
    </style:style>
    <style:style style:name="T16" style:family="text">
      <style:text-properties fo:color="#314004" style:font-name="FreeSerif3" style:font-name-asian="FreeSerif3" style:font-name-complex="FreeSerif3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style:font-name-asian="FreeMono" style:font-weight-asian="bold" style:font-name-complex="FreeMono" style:font-weight-complex="bold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style:text-position="super 72%"/>
    </style:style>
    <style:style style:name="T21" style:family="text">
      <style:text-properties style:text-scale="95%"/>
    </style:style>
    <style:style style:name="T22" style:family="text">
      <style:text-properties fo:font-size="7pt" style:font-size-asian="7pt" style:font-size-complex="7pt"/>
    </style:style>
    <style:style style:name="T23" style:family="text">
      <style:text-properties style:font-size-complex="7pt"/>
    </style:style>
    <style:style style:name="T24" style:family="text">
      <style:text-properties style:font-name="FreeSans3" style:font-size-complex="7pt"/>
    </style:style>
    <style:style style:name="T25" style:family="text">
      <style:text-properties style:font-name="FreeSans3" fo:font-size="7pt" style:font-size-asian="7pt" style:font-size-complex="7pt"/>
    </style:style>
    <style:style style:name="T26" style:family="text">
      <style:text-properties fo:font-size="8pt" style:font-size-asian="8pt" style:font-size-complex="8pt"/>
    </style:style>
    <style:style style:name="T27" style:family="text">
      <style:text-properties style:text-underline-style="dotted" style:text-underline-width="auto" style:text-underline-color="#000000"/>
    </style:style>
    <style:style style:name="T28" style:family="text">
      <style:text-properties style:text-underline-style="dotted" style:text-underline-width="auto" style:text-underline-color="font-color"/>
    </style:style>
    <style:style style:name="T29" style:family="text">
      <style:text-properties style:text-underline-style="dotted" style:text-underline-width="auto" style:text-underline-color="font-color" style:font-name-asian="FreeSerif3" style:font-size-asian="10.5pt" style:font-name-complex="FreeSerif3"/>
    </style:style>
    <style:style style:name="Sect1" style:family="section">
      <style:section-properties text:dont-balance-text-columns="false" style:editable="false">
        <style:columns fo:column-count="3" fo:column-gap="0cm">
          <style:column style:rel-width="21845*" fo:start-indent="0cm" fo:end-indent="0cm"/>
          <style:column style:rel-width="21845*" fo:start-indent="0cm" fo:end-indent="0cm"/>
          <style:column style:rel-width="21845*" fo:start-indent="0cm" fo:end-indent="0cm"/>
        </style:columns>
      </style:section-properties>
    </style:style>
    <style:style style:name="Sect2" style:family="section">
      <style:section-properties text:dont-balance-text-columns="false" style:editable="false">
        <style:columns fo:column-count="3" fo:column-gap="0.099cm">
          <style:column-sep style:width="0.002cm" style:color="#000000" style:height="100%" style:style="solid"/>
          <style:column style:rel-width="21845*" fo:start-indent="0cm" fo:end-indent="0.049cm"/>
          <style:column style:rel-width="21845*" fo:start-indent="0.049cm" fo:end-indent="0.049cm"/>
          <style:column style:rel-width="21845*" fo:start-indent="0.049cm" fo:end-indent="0cm"/>
        </style:columns>
      </style:section-properties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Debut">
        <text:p text:style-name="P7">©2010<text:span text:style-name="T2">…</text:span>2012 - Laurent Pointal <text:tab/>Abrégé v1.3.1</text:p>
        <text:p text:style-name="Licence">Licence Creative Commons Paternité 2</text:p>
        <text:p text:style-name="P5">Abrégé Dense Python 3.2</text:p>
        <text:p text:style-name="P6">Abrégé nécessairement incomplet pour tenir sur une feuille, voir sur http://docs.python.org/py3k.</text:p>
      </text:section>
      <text:section text:style-name="Sect2" text:name="Contenu">
        <text:h text:style-name="Heading_20_1" text:outline-level="1">Symbolique de l'Abrégé</text:h>
        <text:p text:style-name="P1"><text:span text:style-name="PetiteRemarque">☄ instructions optionnelles, </text:span><text:span text:style-name="PetiteRemarque"><text:span text:style-name="T11">☈</text:span></text:span><text:span text:style-name="PetiteRemarque"> instruction répétables, </text:span><text:span text:style-name="PetiteRemarque"><text:span text:style-name="T11">⚷ valeur immutable </text:span></text:span><text:span text:style-name="CommentaireExplication"><text:span text:style-name="T11">(</text:span></text:span><text:span text:style-name="CommentaireExplication">non modifiable)</text:span><text:span text:style-name="PetiteRemarque">, </text:span><text:span text:style-name="PetiteRemarque"><text:span text:style-name="T11">⇢ conteneur ordonné (⇝</text:span></text:span><text:span text:style-name="PetiteRemarque"><text:span text:style-name="T15"> non ordonné)</text:span></text:span><text:span text:style-name="T8">,</text:span> <text:span text:style-name="Constante">constante</text:span>, <text:span text:style-name="Variable">variable</text:span>, <text:span text:style-name="Type">type</text:span>, <text:span text:style-name="FonctionMethode">fonction</text:span> &amp; <text:span text:style-name="FonctionMethode">.méthode</text:span>, <text:span text:style-name="Paramètre">paramètre</text:span>, <text:span text:style-name="Paramètre">[,paramètre optionnel]</text:span>, <text:span text:style-name="MotClé">mot_clé</text:span>, <text:span text:style-name="ValeurLiterale">littéral</text:span>, <text:span text:style-name="Module">module</text:span>, <text:span text:style-name="Fichier">fichier</text:span>.</text:p>
        <text:h text:style-name="Heading_20_1" text:outline-level="1">Introspection &amp; Aide</text:h>
        <text:p text:style-name="Standard"><text:span text:style-name="FonctionMethode">help</text:span><text:span text:style-name="Code">(</text:span><text:span text:style-name="Paramètre">[objet ou "sujet"]</text:span><text:span text:style-name="Code">) </text:span></text:p>
        <text:p text:style-name="Standard"><text:span text:style-name="FonctionMethode">id</text:span><text:span text:style-name="Code">(</text:span><text:span text:style-name="Paramètre">objet</text:span><text:span text:style-name="Code">) </text:span><text:span text:style-name="FonctionMethode">dir</text:span><text:span text:style-name="Code">(</text:span><text:span text:style-name="Paramètre">[objet]</text:span><text:span text:style-name="Code">) </text:span><text:span text:style-name="FonctionMethode">vars</text:span><text:span text:style-name="Code">(</text:span><text:span text:style-name="Paramètre">[objet]</text:span><text:span text:style-name="Code">) </text:span></text:p>
        <text:p text:style-name="Standard"><text:span text:style-name="FonctionMethode">locals</text:span><text:span text:style-name="Code">() </text:span><text:span text:style-name="FonctionMethode">globals</text:span><text:span text:style-name="Code">()</text:span></text:p>
        <text:h text:style-name="P15" text:outline-level="1">Accès Qualifiés</text:h>
        <text:p text:style-name="Text_20_body"><text:span text:style-name="PetiteRemarque">Séparateur </text:span><text:span text:style-name="Syntaxe">.</text:span><text:span text:style-name="PetiteRemarque"> entre un </text:span><text:span text:style-name="PetiteRemarque"><text:span text:style-name="T17">espace de noms</text:span></text:span><text:span text:style-name="PetiteRemarque"> et un </text:span><text:span text:style-name="PetiteRemarque"><text:span text:style-name="T17">nom</text:span></text:span><text:span text:style-name="PetiteRemarque"> dans cet espace.</text:span> Espaces de noms : objet, classe, fonction, module, package…. Exemples : </text:p>
        <text:p text:style-name="P2"><text:span text:style-name="Module">math</text:span><text:span text:style-name="Syntaxe">.</text:span><text:span text:style-name="FonctionMethode">sin</text:span><text:span text:style-name="Code">(</text:span><text:span text:style-name="Module">math</text:span><text:span text:style-name="Syntaxe">.</text:span><text:span text:style-name="Variable">pi</text:span><text:span text:style-name="Code">)</text:span><text:span text:style-name="FonctionMethode">  </text:span><text:span text:style-name="Code">   </text:span><text:span text:style-name="FonctionMethode">f</text:span><text:span text:style-name="Syntaxe">.</text:span><text:span text:style-name="Variable">__doc__</text:span></text:p>
        <text:p text:style-name="P2"><text:span text:style-name="Type">MaClasse</text:span><text:span text:style-name="Syntaxe">.</text:span><text:span text:style-name="FonctionMethode">nbObjets</text:span><text:span text:style-name="Code">()</text:span></text:p>
        <text:p text:style-name="P2"><text:span text:style-name="Variable">point</text:span><text:span text:style-name="Syntaxe">.</text:span><text:span text:style-name="Variable">x</text:span><text:span text:style-name="Code">      </text:span><text:span text:style-name="Variable">rectangle</text:span><text:span text:style-name="Syntaxe">.</text:span><text:span text:style-name="FonctionMethode">largeur</text:span><text:span text:style-name="Code">()</text:span></text:p>
        <text:h text:style-name="Heading_20_1" text:outline-level="1">Types de Base</text:h>
        <text:p text:style-name="Corps_20_de_20_texte_20_dédenté">non défini<text:span text:style-name="T2">⚷</text:span> :<text:tab/><text:tab/><text:span text:style-name="Constante">None</text:span></text:p>
        <text:p text:style-name="Corps_20_de_20_texte_20_dédenté"><text:span text:style-name="Strong_20_Emphasis">Booléen </text:span><text:span text:style-name="T2">⚷</text:span>: <text:span text:style-name="Type">bool</text:span><text:tab/><text:tab/><text:span text:style-name="Constante">True</text:span> / <text:span text:style-name="Constante">False</text:span><text:line-break/><text:span text:style-name="Type">bool</text:span><text:span text:style-name="Code">(</text:span><text:span text:style-name="Paramètre">x</text:span><text:span text:style-name="Code">)</text:span> <text:span text:style-name="T2">➙</text:span><text:span text:style-name="T8"> </text:span><text:span text:style-name="Constante">False</text:span> si <text:span text:style-name="Paramètre">x</text:span> nul ou vide</text:p>
        <text:p text:style-name="Corps_20_de_20_texte_20_dédenté"><text:span text:style-name="Strong_20_Emphasis">Entier </text:span><text:span text:style-name="T2">⚷</text:span>: <text:span text:style-name="Type">int</text:span><text:tab/><text:span text:style-name="ValeurLiterale">0</text:span><text:tab/><text:span text:style-name="ValeurLiterale">165</text:span><text:tab/><text:span text:style-name="ValeurLiterale">-57</text:span><text:line-break/><text:span text:style-name="PetiteRemarque">binaire</text:span>:<text:span text:style-name="ValeurLiterale">0b101</text:span> <text:s/><text:span text:style-name="PetiteRemarque">octal</text:span>:<text:span text:style-name="ValeurLiterale">0o700</text:span> <text:s/><text:span text:style-name="PetiteRemarque">hexa</text:span>:<text:span text:style-name="ValeurLiterale">0xf3e</text:span><text:line-break/><text:span text:style-name="Type">int</text:span><text:span text:style-name="Code">(</text:span><text:span text:style-name="Paramètre">x[,base]</text:span><text:span text:style-name="Code">)<text:tab/><text:tab/></text:span><text:span text:style-name="FonctionMethode">.bit_length</text:span><text:span text:style-name="Code">()</text:span></text:p>
        <text:p text:style-name="Corps_20_de_20_texte_20_dédenté"><text:span text:style-name="Strong_20_Emphasis">Flottant </text:span><text:span text:style-name="T2">⚷</text:span>: <text:span text:style-name="Type">float</text:span><text:tab/><text:span text:style-name="ValeurLiterale">0.0</text:span><text:tab/><text:span text:style-name="ValeurLiterale">-13.2e-4</text:span><text:line-break/><text:span text:style-name="Type">float</text:span><text:span text:style-name="Code">(</text:span><text:span text:style-name="Paramètre">x</text:span><text:span text:style-name="Code">)</text:span><text:tab/><text:span text:style-name="FonctionMethode">.as_integer_ratio</text:span><text:span text:style-name="Code">()</text:span></text:p>
        <text:p text:style-name="Corps_20_de_20_texte_20_dédenté"><text:span text:style-name="Strong_20_Emphasis">Complexe </text:span><text:span text:style-name="T2">⚷</text:span>: <text:span text:style-name="Type">complex</text:span><text:tab/><text:span text:style-name="ValeurLiterale">0j</text:span><text:tab/><text:span text:style-name="ValeurLiterale">-1.2e4+9.4j</text:span><text:line-break/><text:span text:style-name="Type">complex</text:span><text:span text:style-name="Code">(</text:span><text:span text:style-name="Paramètre">re[,img]</text:span><text:span text:style-name="Code">)</text:span><text:tab/><text:span text:style-name="FonctionMethode">.real</text:span><text:tab/><text:tab/><text:span text:style-name="FonctionMethode">.imag</text:span><text:line-break/><text:span text:style-name="FonctionMethode">.conjugate</text:span><text:span text:style-name="Code">()</text:span></text:p>
        <text:p text:style-name="Corps_20_de_20_texte_20_dédenté"><text:span text:style-name="Strong_20_Emphasis">Chaîne </text:span><text:span text:style-name="T2">⚷⇢</text:span>: <text:span text:style-name="Type">str  </text:span><text:span text:style-name="ValeurLiterale">''</text:span><text:tab/><text:span text:style-name="ValeurLiterale">'toto'</text:span><text:tab/><text:span text:style-name="ValeurLiterale">"toto"</text:span><text:line-break/><text:span text:style-name="ValeurLiterale">"""multiligne toto"""<text:line-break/></text:span><text:span text:style-name="Type">str</text:span><text:span text:style-name="Code">(</text:span><text:span text:style-name="Paramètre">x</text:span><text:span text:style-name="Code">)<text:tab/><text:tab/></text:span><text:span text:style-name="Type">repr</text:span><text:span text:style-name="Code">(</text:span><text:span text:style-name="Paramètre">x</text:span><text:span text:style-name="Code">)</text:span></text:p>
        <text:h text:style-name="Heading_20_1" text:outline-level="1">Identificateurs, Variables &amp; Affectation</text:h>
        <text:p text:style-name="Corps_20_de_20_texte_20_dédenté"><text:span text:style-name="Strong_20_Emphasis">Identificateurs</text:span> : <text:span text:style-name="Code">[a-zA-Z_]</text:span> suivi d'un ou plusieurs <text:span text:style-name="Code">[a-zA-Z0-9_]</text:span>, accents et caractères alpha­bétiques non latins autorisés <text:span text:style-name="PetiteRemarque"><text:span text:style-name="T26">(mais à éviter)</text:span></text:span>.</text:p>
        <text:p text:style-name="Text_20_body"><text:span text:style-name="Variable">nom</text:span><text:span text:style-name="Code"> </text:span><text:span text:style-name="Syntaxe">=</text:span><text:span text:style-name="Code"> </text:span><text:span text:style-name="Paramètre">expression</text:span></text:p>
        <text:p text:style-name="Text_20_body"><text:span text:style-name="Variable">nom1</text:span><text:span text:style-name="Syntaxe">,</text:span><text:span text:style-name="Variable">nom2</text:span><text:span text:style-name="Code"><text:span text:style-name="T9">…</text:span></text:span><text:span text:style-name="Syntaxe">,</text:span><text:span text:style-name="Variable">nomN</text:span><text:span text:style-name="Paramètre"> </text:span><text:span text:style-name="Syntaxe">=</text:span><text:span text:style-name="Paramètre"> séquence</text:span></text:p>
        <text:p text:style-name="Corps_20_de_20_texte_20_dédenté"><text:span text:style-name="T2">☝</text:span> <text:span text:style-name="Paramètre">séquence</text:span> <text:span text:style-name="PetiteRemarque">contenant N éléments</text:span></text:p>
        <text:p text:style-name="Corps_20_de_20_texte_20_dédenté"><text:span text:style-name="Variable">nom1</text:span><text:span text:style-name="Paramètre"> </text:span><text:span text:style-name="Syntaxe">=</text:span><text:span text:style-name="Paramètre"> </text:span><text:span text:style-name="Variable">nom2</text:span><text:span text:style-name="Paramètre"><text:span text:style-name="T13">… </text:span></text:span><text:span text:style-name="Syntaxe"><text:span text:style-name="T13">=</text:span></text:span><text:span text:style-name="Paramètre"><text:span text:style-name="T13"> </text:span></text:span><text:span text:style-name="Variable">nomX</text:span><text:span text:style-name="Paramètre"> </text:span><text:span text:style-name="Syntaxe">=</text:span><text:span text:style-name="Paramètre"> expression</text:span></text:p>
        <text:p text:style-name="Text_20_body">☞ <text:span text:style-name="PetiteRemarque"><text:span text:style-name="T14">éclatement séquence</text:span></text:span><text:span text:style-name="PetiteRemarque">: </text:span><text:span text:style-name="Variable">premier</text:span><text:span text:style-name="Syntaxe">,*</text:span><text:span text:style-name="Variable">suite</text:span><text:span text:style-name="Syntaxe">=</text:span><text:span text:style-name="Paramètre">séquence</text:span></text:p>
        <text:p text:style-name="Corps_20_de_20_texte_20_dédenté">☞ <text:span text:style-name="PetiteRemarque">incrémentation :</text:span> <text:span text:style-name="Variable">nom</text:span><text:span text:style-name="Syntaxe">=</text:span><text:span text:style-name="Variable">nom</text:span><text:span text:style-name="Syntaxe">+</text:span><text:span text:style-name="Paramètre">expression</text:span></text:p>
        <text:p text:style-name="Corps_20_de_20_texte_20_dédenté"><text:span text:style-name="PetiteRemarque"><text:span text:style-name="T2">⬌ </text:span></text:span>affectation augmentée<text:span text:style-name="PetiteRemarque"> :</text:span><text:span text:style-name="Variable"> nom</text:span><text:span text:style-name="Syntaxe">+=</text:span><text:span text:style-name="Paramètre">expression</text:span></text:p>
        <text:p text:style-name="Corps_20_de_20_texte_20_dédenté"><text:span text:style-name="PetiteRemarque"><text:tab/>(avec les autres opérateurs aussi)</text:span></text:p>
        <text:p text:style-name="Text_20_body">☞ <text:span text:style-name="PetiteRemarque">suppression :</text:span> <text:span text:style-name="MotClé">del </text:span><text:span text:style-name="Variable">nom</text:span></text:p>
        <text:h text:style-name="Heading_20_1" text:outline-level="1">Conventions Identificateurs</text:h>
        <text:p text:style-name="Text_20_body"><text:span text:style-name="PetiteRemarque">Détails dans PEP 8 “Style Guide for Python”</text:span></text:p>
        <text:p text:style-name="PseudoCode">UNE_CONSTANTE<text:tab/><text:span text:style-name="CommentaireExplication">majuscules</text:span></text:p>
        <text:p text:style-name="PseudoCode">unevarlocale<text:tab/><text:span text:style-name="CommentaireExplication">minuscules sans _</text:span></text:p>
        <text:p text:style-name="PseudoCode">une_var_globale<text:tab/><text:span text:style-name="CommentaireExplication">minuscules avec _</text:span></text:p>
        <text:p text:style-name="PseudoCode">une_fonction<text:tab/><text:span text:style-name="CommentaireExplication">minuscules avec _</text:span></text:p>
        <text:p text:style-name="PseudoCode">une_methode<text:tab/><text:tab/><text:span text:style-name="CommentaireExplication">minuscules </text:span><text:span text:style-name="CommentaireExplication">avec _</text:span></text:p>
        <text:p text:style-name="PseudoCode">UneClasse<text:tab/><text:tab/><text:span text:style-name="CommentaireExplication">titré</text:span></text:p>
        <text:p text:style-name="PseudoCode">UneExceptionError<text:tab/><text:span text:style-name="CommentaireExplication">titré avec Error à la fin</text:span></text:p>
        <text:p text:style-name="PseudoCode">unmodule<text:tab/><text:tab/><text:span text:style-name="CommentaireExplication">minuscules plutôt sans _</text:span></text:p>
        <text:p text:style-name="PseudoCode">unpackage<text:tab/><text:tab/><text:span text:style-name="CommentaireExplication">minuscules plutôt sans _</text:span></text:p>
        <text:p text:style-name="Text_20_body">Éviter <text:span text:style-name="Code">l O I</text:span> (l min, o maj, i maj) seuls.</text:p>
        <text:p text:style-name="PseudoCode">_xxx<text:tab/><text:tab/><text:tab/><text:span text:style-name="CommentaireExplication">usage interne</text:span></text:p>
        <text:p text:style-name="PseudoCode">__xxx<text:tab/><text:tab/><text:tab/><text:span text:style-name="CommentaireExplication">transformé _Classe__xxx</text:span></text:p>
        <text:p text:style-name="PseudoCode">__xxx__<text:tab/><text:tab/><text:span text:style-name="CommentaireExplication">nom spécial réservé</text:span></text:p>
        <text:h text:style-name="Heading_20_1" text:outline-level="1">Opérations Logiques</text:h>
        <text:p text:style-name="Text_20_body"><text:span text:style-name="Paramètre"><text:span text:style-name="T11">a</text:span></text:span><text:span text:style-name="Syntaxe"><text:span text:style-name="T11">&lt;</text:span></text:span><text:span text:style-name="Paramètre"><text:span text:style-name="T11">b</text:span></text:span><text:span text:style-name="T2">  </text:span><text:span text:style-name="Paramètre"><text:span text:style-name="T11">a</text:span></text:span><text:span text:style-name="Syntaxe"><text:span text:style-name="T11">&lt;=</text:span></text:span><text:span text:style-name="Paramètre"><text:span text:style-name="T11">b</text:span></text:span><text:span text:style-name="T2">   </text:span><text:span text:style-name="Paramètre"><text:span text:style-name="T11">a</text:span></text:span><text:span text:style-name="Syntaxe"><text:span text:style-name="T11">&gt;=</text:span></text:span><text:span text:style-name="Paramètre"><text:span text:style-name="T11">b</text:span></text:span><text:span text:style-name="T2">   </text:span><text:span text:style-name="Paramètre"><text:span text:style-name="T11">a</text:span></text:span><text:span text:style-name="Syntaxe"><text:span text:style-name="T11">&gt;</text:span></text:span><text:span text:style-name="Paramètre"><text:span text:style-name="T11">b   </text:span></text:span><text:span text:style-name="PetiteRemarque"><text:span text:style-name="T2">a=b</text:span></text:span>➙<text:span text:style-name="Paramètre"><text:span text:style-name="T11">a</text:span></text:span><text:span text:style-name="Syntaxe"><text:span text:style-name="T11">==</text:span></text:span><text:span text:style-name="Paramètre"><text:span text:style-name="T11">b</text:span></text:span><text:span text:style-name="PetiteRemarque"><text:span text:style-name="T2">   a≠b</text:span></text:span>➙<text:span text:style-name="Paramètre"><text:span text:style-name="T11">a</text:span></text:span><text:span text:style-name="Syntaxe"><text:span text:style-name="T11">!=</text:span></text:span><text:span text:style-name="Paramètre"><text:span text:style-name="T11">b</text:span></text:span></text:p>
        <text:p text:style-name="Text_20_body"><text:span text:style-name="MotClé"><text:span text:style-name="T11">not</text:span></text:span><text:span text:style-name="Paramètre"><text:span text:style-name="T11"> a    a </text:span></text:span><text:span text:style-name="MotClé"><text:span text:style-name="T11">and</text:span></text:span><text:span text:style-name="Paramètre"><text:span text:style-name="T11"> b    a </text:span></text:span><text:span text:style-name="MotClé"><text:span text:style-name="T11">or</text:span></text:span><text:span text:style-name="Paramètre"><text:span text:style-name="T11"> b    </text:span></text:span><text:span text:style-name="Syntaxe"><text:span text:style-name="T11">(</text:span></text:span><text:span text:style-name="Paramètre"><text:span text:style-name="T11">expr</text:span></text:span><text:span text:style-name="Syntaxe"><text:span text:style-name="T11">)</text:span></text:span></text:p>
        <text:p text:style-name="Text_20_body">☞ <text:span text:style-name="PetiteRemarque">combinables :</text:span> <text:span text:style-name="ValeurLiterale">12</text:span><text:span text:style-name="Syntaxe">&lt;</text:span><text:span text:style-name="Variable">x</text:span><text:span text:style-name="Syntaxe">&lt;=</text:span><text:span text:style-name="ValeurLiterale">34</text:span></text:p>
        <text:h text:style-name="Heading_20_1" text:outline-level="1">Maths</text:h>
        <text:p text:style-name="Text_20_body"><text:span text:style-name="Syntaxe">-</text:span><text:span text:style-name="Paramètre">a    a</text:span><text:span text:style-name="Syntaxe">+</text:span><text:span text:style-name="Paramètre">b    a</text:span><text:span text:style-name="Syntaxe">-</text:span><text:span text:style-name="Paramètre">b    a</text:span><text:span text:style-name="Syntaxe">*</text:span><text:span text:style-name="Paramètre">b    a</text:span><text:span text:style-name="Syntaxe">/</text:span><text:span text:style-name="Paramètre">b    </text:span><text:span text:style-name="PetiteRemarque">a</text:span><text:span text:style-name="PetiteRemarque"><text:span text:style-name="T10">b</text:span></text:span><text:span text:style-name="PetiteRemarque"><text:span text:style-name="T2">➙</text:span></text:span><text:span text:style-name="Paramètre">a</text:span><text:span text:style-name="Syntaxe">**</text:span><text:span text:style-name="Paramètre">b   </text:span><text:span text:style-name="Syntaxe">(</text:span><text:span text:style-name="Paramètre">expr</text:span><text:span text:style-name="Syntaxe">)</text:span></text:p>
        <text:p text:style-name="Corps_20_de_20_texte_20_dédenté"><text:span text:style-name="PetiteRemarque">division euclidienne a=b.q+r </text:span><text:span text:style-name="PetiteRemarque"><text:span text:style-name="T2">➙</text:span></text:span><text:span text:style-name="T2"> </text:span><text:span text:style-name="Paramètre">q</text:span><text:span text:style-name="Syntaxe">=</text:span><text:span text:style-name="Paramètre">a</text:span><text:span text:style-name="Syntaxe">//</text:span><text:span text:style-name="Paramètre">b</text:span> <text:span text:style-name="PetiteRemarque">et</text:span> <text:span text:style-name="Paramètre">r</text:span><text:span text:style-name="Syntaxe">=</text:span><text:span text:style-name="Paramètre">a</text:span><text:span text:style-name="Syntaxe">%</text:span><text:span text:style-name="Paramètre">b<text:line-break/></text:span><text:span text:style-name="PetiteRemarque">et </text:span><text:span text:style-name="Paramètre">q,r</text:span><text:span text:style-name="Syntaxe">=</text:span><text:span text:style-name="FonctionMethode">divmod</text:span><text:span text:style-name="Code">(</text:span><text:span text:style-name="Paramètre">a,b</text:span><text:span text:style-name="Code">)</text:span></text:p>
        <text:p text:style-name="Text_20_body"><text:span text:style-name="PetiteRemarque">|x|</text:span><text:span text:style-name="PetiteRemarque"><text:span text:style-name="T2">➙</text:span></text:span><text:span text:style-name="FonctionMethode"><text:span text:style-name="T11">abs</text:span></text:span><text:span text:style-name="Code"><text:span text:style-name="T11">(</text:span></text:span><text:span text:style-name="Paramètre"><text:span text:style-name="T11">x</text:span></text:span><text:span text:style-name="Code"><text:span text:style-name="T11">)</text:span></text:span>    <text:span text:style-name="PetiteRemarque">x</text:span><text:span text:style-name="PetiteRemarque"><text:span text:style-name="T10">y</text:span></text:span><text:span text:style-name="PetiteRemarque">%z</text:span><text:span text:style-name="PetiteRemarque"><text:span text:style-name="T2">➙</text:span></text:span><text:span text:style-name="FonctionMethode">pow</text:span><text:span text:style-name="Code">(</text:span><text:span text:style-name="Paramètre">x,y[,z]</text:span><text:span text:style-name="Code">) </text:span><text:span text:style-name="FonctionMethode">round</text:span><text:span text:style-name="Code">(</text:span><text:span text:style-name="Paramètre">x[,n]</text:span><text:span text:style-name="Code">)</text:span></text:p>
        <text:p text:style-name="Text_20_body"><text:span text:style-name="T2">☝</text:span><text:span text:style-name="PetiteRemarque"><text:span text:style-name="T11"> fonctions/données suivantes dans le m</text:span></text:span><text:span text:style-name="PetiteRemarque">odule</text:span> <text:span text:style-name="Module">math</text:span></text:p>
        <text:p text:style-name="Text_20_body"><text:span text:style-name="Variable">e</text:span><text:span text:style-name="Code"> <text:s/></text:span><text:span text:style-name="Variable">pi</text:span><text:span text:style-name="Code"> <text:s/></text:span><text:span text:style-name="FonctionMethode">ceil</text:span><text:span text:style-name="Code">(x) </text:span><text:span text:style-name="FonctionMethode">floor</text:span><text:span text:style-name="Code">(</text:span><text:span text:style-name="Paramètre">x</text:span><text:span text:style-name="Code">) </text:span><text:span text:style-name="FonctionMethode">trunc</text:span><text:span text:style-name="Code">(</text:span><text:span text:style-name="Paramètre">x</text:span><text:span text:style-name="Code">) </text:span></text:p>
        <text:p text:style-name="Text_20_body"><text:span text:style-name="PetiteRemarque">e</text:span><text:span text:style-name="PetiteRemarque"><text:span text:style-name="T10">x</text:span></text:span><text:span text:style-name="PetiteRemarque"><text:span text:style-name="T2">➙</text:span></text:span><text:span text:style-name="FonctionMethode">exp</text:span><text:span text:style-name="Code">(</text:span><text:span text:style-name="Paramètre">x</text:span><text:span text:style-name="Code">) </text:span><text:span text:style-name="FonctionMethode">log</text:span><text:span text:style-name="Code">(</text:span><text:span text:style-name="Paramètre">x</text:span><text:span text:style-name="Code">) </text:span><text:span text:style-name="Code"><text:span text:style-name="T9">√</text:span></text:span><text:span text:style-name="PetiteRemarque"><text:span text:style-name="T2">➙</text:span></text:span><text:span text:style-name="FonctionMethode">sqrt</text:span><text:span text:style-name="Code">(</text:span><text:span text:style-name="Paramètre">x</text:span><text:span text:style-name="Code">)</text:span></text:p>
        <text:p text:style-name="Text_20_body"><text:span text:style-name="FonctionMethode">cos</text:span><text:span text:style-name="Code">(</text:span><text:span text:style-name="Paramètre">x</text:span><text:span text:style-name="Code">) </text:span><text:span text:style-name="FonctionMethode">sin</text:span><text:span text:style-name="Code">(</text:span><text:span text:style-name="Paramètre">x</text:span><text:span text:style-name="Code">) </text:span><text:span text:style-name="FonctionMethode">tan</text:span><text:span text:style-name="Code">(</text:span><text:span text:style-name="Paramètre">x</text:span><text:span text:style-name="Code">) </text:span><text:span text:style-name="FonctionMethode">acos</text:span><text:span text:style-name="Code">(</text:span><text:span text:style-name="Paramètre">x</text:span><text:span text:style-name="Code">) </text:span><text:span text:style-name="FonctionMethode">asin</text:span><text:span text:style-name="Code">(</text:span><text:span text:style-name="Paramètre">x</text:span><text:span text:style-name="Code">) </text:span><text:span text:style-name="FonctionMethode">atan</text:span><text:span text:style-name="Code">(</text:span><text:span text:style-name="Paramètre">x</text:span><text:span text:style-name="Code">) </text:span><text:span text:style-name="FonctionMethode">atan2</text:span><text:span text:style-name="Code">(</text:span><text:span text:style-name="Paramètre">x,y</text:span><text:span text:style-name="Code">) </text:span><text:span text:style-name="FonctionMethode">hypot</text:span><text:span text:style-name="Code">(</text:span><text:span text:style-name="Paramètre">x,y</text:span><text:span text:style-name="Code">)</text:span></text:p>
        <text:p text:style-name="Text_20_body"><text:span text:style-name="FonctionMethode">cosh</text:span><text:span text:style-name="Code">(</text:span><text:span text:style-name="Paramètre">x</text:span><text:span text:style-name="Code">) </text:span><text:span text:style-name="FonctionMethode">sinh</text:span><text:span text:style-name="Code">(</text:span><text:span text:style-name="Paramètre">x</text:span><text:span text:style-name="Code">)</text:span><text:span text:style-name="Code"><text:span text:style-name="T9">…</text:span></text:span></text:p>
        <text:p text:style-name="Text_20_body"><text:span text:style-name="Code"><text:span text:style-name="T2">☝</text:span></text:span><text:span text:style-name="PetiteRemarque"><text:span text:style-name="T11"> fonctions suivantes dans le m</text:span></text:span><text:span text:style-name="PetiteRemarque"><text:span text:style-name="T13">odule</text:span></text:span><text:span text:style-name="Code"><text:span text:style-name="T9"> </text:span></text:span><text:span text:style-name="Module"><text:span text:style-name="T13">random</text:span></text:span></text:p>
        <text:p text:style-name="Text_20_body"><text:span text:style-name="FonctionMethode">seed</text:span><text:span text:style-name="Code">(</text:span><text:span text:style-name="Paramètre">[x]</text:span><text:span text:style-name="Code">) </text:span><text:span text:style-name="FonctionMethode">random</text:span><text:span text:style-name="Code">() </text:span><text:span text:style-name="FonctionMethode">randint</text:span><text:span text:style-name="Code">(</text:span><text:span text:style-name="Paramètre">a,b</text:span><text:span text:style-name="Code">) </text:span><text:span text:style-name="FonctionMethode">randrange</text:span><text:span text:style-name="Code">(</text:span><text:span text:style-name="Paramètre">[déb],fin[,pas]</text:span><text:span text:style-name="Code">) </text:span><text:span text:style-name="FonctionMethode">uniform</text:span><text:span text:style-name="Code">(</text:span><text:span text:style-name="Paramètre">a,b</text:span><text:span text:style-name="Code">)</text:span></text:p>
        <text:p text:style-name="Text_20_body"><text:span text:style-name="FonctionMethode">choice</text:span><text:span text:style-name="Code">(</text:span><text:span text:style-name="Paramètre">seq</text:span><text:span text:style-name="Code">) </text:span><text:span text:style-name="FonctionMethode">shuffle</text:span><text:span text:style-name="Code">(</text:span><text:span text:style-name="Paramètre">x[,rnd]</text:span><text:span text:style-name="Code">) </text:span><text:span text:style-name="FonctionMethode">sample</text:span><text:span text:style-name="Code">(</text:span><text:span text:style-name="Paramètre">pop,k</text:span><text:span text:style-name="Code">)</text:span></text:p>
        <text:h text:style-name="Heading_20_1" text:outline-level="1">Manipulations de bits</text:h>
        <text:p text:style-name="Text_20_body">(sur les entiers) <text:span text:style-name="Paramètre"><text:span text:style-name="T11">a</text:span></text:span><text:span text:style-name="Syntaxe"><text:span text:style-name="T11">&lt;&lt;</text:span></text:span><text:span text:style-name="Paramètre"><text:span text:style-name="T11">b</text:span></text:span><text:span text:style-name="T2">   </text:span><text:span text:style-name="Paramètre"><text:span text:style-name="T11">a</text:span></text:span><text:span text:style-name="Syntaxe"><text:span text:style-name="T11">&gt;&gt;</text:span></text:span><text:span text:style-name="Paramètre"><text:span text:style-name="T11">b</text:span></text:span><text:span text:style-name="T2">    </text:span><text:span text:style-name="Paramètre"><text:span text:style-name="T11">a</text:span></text:span><text:span text:style-name="Syntaxe"><text:span text:style-name="T11">&amp;</text:span></text:span><text:span text:style-name="Paramètre"><text:span text:style-name="T11">b</text:span></text:span><text:span text:style-name="T2">    </text:span><text:span text:style-name="Paramètre"><text:span text:style-name="T11">a</text:span></text:span><text:span text:style-name="Syntaxe"><text:span text:style-name="T11">|</text:span></text:span><text:span text:style-name="Paramètre"><text:span text:style-name="T11">b    a</text:span></text:span><text:span text:style-name="Syntaxe"><text:span text:style-name="T11">^</text:span></text:span><text:span text:style-name="Paramètre"><text:span text:style-name="T11">b</text:span></text:span></text:p>
        <text:h text:style-name="Heading_20_1" text:outline-level="1">Chaîne</text:h>
        <text:p text:style-name="P3"><text:span text:style-name="Strong_20_Emphasis">Échappements </text:span><text:span text:style-name="T7">: </text:span><text:span text:style-name="Syntaxe">\</text:span></text:p>
        <text:p text:style-name="Text_20_body"><text:span text:style-name="ValeurLiterale">\\</text:span> <text:span text:style-name="T2">➙</text:span> <text:span text:style-name="ValeurLiterale">\<text:tab/><text:tab/>\'</text:span> <text:span text:style-name="T2">➙ </text:span><text:span text:style-name="ValeurLiterale">'<text:tab/><text:tab/>\"</text:span> <text:span text:style-name="T2">➙</text:span><text:span text:style-name="Teletype"><text:span text:style-name="T2"> </text:span></text:span><text:span text:style-name="ValeurLiterale">"</text:span></text:p>
        <text:p text:style-name="Text_20_body"><text:span text:style-name="ValeurLiterale">\n</text:span> <text:span text:style-name="Teletype"><text:span text:style-name="T2">➙ nouvelle ligne<text:tab/><text:tab/></text:span></text:span><text:span text:style-name="ValeurLiterale">\t</text:span> <text:span text:style-name="T2">➙ tabulation</text:span></text:p>
        <text:p text:style-name="Text_20_body"><text:span text:style-name="ValeurLiterale">\N{</text:span><text:span text:style-name="ParamètreLitéral">nom</text:span><text:span text:style-name="ValeurLiterale">}</text:span> <text:span text:style-name="Teletype"><text:span text:style-name="T2">➙</text:span></text:span><text:span text:style-name="Teletype"><text:span text:style-name="T2"> unicode </text:span></text:span><text:span text:style-name="ParamètreLitéral"><text:span text:style-name="T11">nom</text:span></text:span></text:p>
        <text:p text:style-name="Text_20_body"><text:span text:style-name="ValeurLiterale">\x</text:span><text:span text:style-name="ParamètreLitéral">hh</text:span> <text:span text:style-name="T2">➙</text:span><text:span text:style-name="T2"> </text:span><text:span text:style-name="ParamètreLitéral"><text:span text:style-name="T11">hh</text:span></text:span><text:span text:style-name="T2"> hexa<text:tab/><text:tab/></text:span><text:span text:style-name="ValeurLiterale"><text:span text:style-name="T11">\0</text:span></text:span><text:span text:style-name="ParamètreLitéral"><text:span text:style-name="T11">oo</text:span></text:span><text:span text:style-name="T2"> </text:span><text:span text:style-name="T2">➙</text:span><text:span text:style-name="T2"> </text:span><text:span text:style-name="ParamètreLitéral"><text:span text:style-name="T11">oo</text:span></text:span><text:span text:style-name="T2"> octal</text:span></text:p>
        <text:p text:style-name="Text_20_body"><text:span text:style-name="ValeurLiterale"><text:span text:style-name="T11">\u</text:span></text:span><text:span text:style-name="ParamètreLitéral"><text:span text:style-name="T11">hhhh</text:span></text:span><text:span text:style-name="T2"> et </text:span><text:span text:style-name="ValeurLiterale"><text:span text:style-name="T11">\U</text:span></text:span><text:span text:style-name="ParamètreLitéral"><text:span text:style-name="T11">hhhhhhhh</text:span></text:span><text:span text:style-name="T2"> </text:span><text:span text:style-name="Teletype"><text:span text:style-name="T2">➙</text:span></text:span><text:span text:style-name="Teletype"><text:span text:style-name="T2"> unicode hexa </text:span></text:span><text:span text:style-name="ParamètreLitéral"><text:span text:style-name="T11">hhhh</text:span></text:span></text:p>
        <text:p text:style-name="Text_20_body"><text:span text:style-name="Teletype"><text:span text:style-name="T2">☞ </text:span></text:span><text:span text:style-name="PetiteRemarque"><text:span text:style-name="T11">préfixe </text:span></text:span><text:span text:style-name="ValeurLiterale"><text:span text:style-name="T11">r</text:span></text:span><text:span text:style-name="PetiteRemarque"><text:span text:style-name="T11">, désactivation du </text:span></text:span><text:span text:style-name="Syntaxe"><text:span text:style-name="T11">\</text:span></text:span><text:span text:style-name="Teletype"><text:span text:style-name="T2"> </text:span></text:span><text:span text:style-name="PetiteRemarque"><text:span text:style-name="T11">:</text:span></text:span><text:span text:style-name="Teletype"><text:span text:style-name="T2"> </text:span></text:span><text:span text:style-name="ValeurLiterale"><text:span text:style-name="T12">r"\n"</text:span></text:span><text:span text:style-name="Teletype"><text:span text:style-name="T4"> ➙ </text:span></text:span><text:span text:style-name="ValeurLiterale"><text:span text:style-name="T12">\n</text:span></text:span></text:p>
        <text:p text:style-name="Corps_20_de_20_texte_20_dédenté"><text:span text:style-name="Strong_20_Emphasis">Formatage</text:span> : <text:span text:style-name="ValeurLiterale">"{</text:span><text:span text:style-name="ParamètreLitéral">modèle</text:span><text:span text:style-name="ValeurLiterale">}"</text:span><text:span text:style-name="FonctionMethode">.format</text:span><text:span text:style-name="Code">(</text:span><text:span text:style-name="Paramètre">données</text:span><text:span text:style-name="Code"><text:span text:style-name="T9">…</text:span></text:span><text:span text:style-name="Code">)</text:span></text:p>
        <text:p text:style-name="Text_20_body"><text:span text:style-name="Code">"{} {}".format(3,2)<text:line-break/>"{1} {0} {0}".format(3,9)<text:line-break/>"{x} {y}".format(y=2,x=5)<text:line-break/>"{0!r} {0!s}".format("texte\n")<text:line-break/>"{0:b}{0:o}{0}{0:x}".format(100)<text:line-break/>"{0:0.2f}{0:0.3g}{0:.1e}".format(1.45)</text:span></text:p>
        <text:p text:style-name="Corps_20_de_20_texte_20_dédenté"><text:span text:style-name="Strong_20_Emphasis">Opérations</text:span></text:p>
        <text:p text:style-name="Corps_20_de_20_texte_20_dédenté"><text:span text:style-name="Variable">s</text:span><text:span text:style-name="Syntaxe">*</text:span><text:span text:style-name="Paramètre">n</text:span> <text:span text:style-name="PetiteRemarque">(répétition) <text:tab/></text:span><text:span text:style-name="Variable">s1</text:span><text:span text:style-name="Syntaxe">+</text:span><text:span text:style-name="Variable">s2</text:span><text:span text:style-name="PetiteRemarque"> (concaténation)<text:tab/></text:span><text:span text:style-name="Syntaxe">*= +=</text:span></text:p>
        <text:p text:style-name="Text_20_body"><text:span text:style-name="FonctionMethode">.split</text:span><text:span text:style-name="Code">(</text:span><text:span text:style-name="Paramètre">[sep[,n]]</text:span><text:span text:style-name="Code">) </text:span><text:span text:style-name="FonctionMethode">.join</text:span><text:span text:style-name="Code">(</text:span><text:span text:style-name="Paramètre">iterable</text:span><text:span text:style-name="Code">) </text:span><text:span text:style-name="FonctionMethode">.splitlines</text:span><text:span text:style-name="Code">(</text:span><text:span text:style-name="Paramètre">[keepend]</text:span><text:span text:style-name="Code">) </text:span><text:span text:style-name="FonctionMethode">.partition</text:span><text:span text:style-name="Code">(</text:span><text:span text:style-name="Paramètre">sep</text:span><text:span text:style-name="Code">) </text:span><text:span text:style-name="FonctionMethode">.replace</text:span><text:span text:style-name="Code">(</text:span><text:span text:style-name="Paramètre">old,new[,n]</text:span><text:span text:style-name="Code">) </text:span><text:span text:style-name="FonctionMethode">.find</text:span><text:span text:style-name="Code">(</text:span><text:span text:style-name="Paramètre">s[, déb[,fin]]</text:span><text:span text:style-name="Code">) </text:span><text:span text:style-name="FonctionMethode">.count</text:span><text:span text:style-name="Code">(</text:span><text:span text:style-name="Paramètre">s[, déb[,fin]]</text:span><text:span text:style-name="Code">) </text:span><text:span text:style-name="FonctionMethode">.index</text:span><text:span text:style-name="Code">(</text:span><text:span text:style-name="Paramètre">s[, déb[,fin]]</text:span><text:span text:style-name="Code">) <text:s/></text:span><text:span text:style-name="FonctionMethode">.isdigit</text:span><text:span text:style-name="Code">()</text:span><text:span text:style-name="PetiteRemarque"> &amp; Co </text:span><text:span text:style-name="FonctionMethode">.lower</text:span><text:span text:style-name="Code">() </text:span><text:span text:style-name="FonctionMethode">.upper</text:span><text:span text:style-name="Code">() </text:span><text:span text:style-name="FonctionMethode">.strip</text:span><text:span text:style-name="Code">(</text:span><text:span text:style-name="Paramètre">[chars]</text:span><text:span text:style-name="Code">)<text:line-break/></text:span><text:span text:style-name="FonctionMethode">.startswith</text:span><text:span text:style-name="Code">(</text:span><text:span text:style-name="Paramètre">s[,déb[,fin]]</text:span><text:span text:style-name="Code">) <text:line-break/></text:span><text:span text:style-name="FonctionMethode">.endsswith</text:span><text:span text:style-name="Code">(</text:span><text:span text:style-name="Paramètre">s[,start[,end]]</text:span><text:span text:style-name="Code">)<text:line-break/></text:span><text:span text:style-name="FonctionMethode">.encode</text:span><text:span text:style-name="Code">(</text:span><text:span text:style-name="Paramètre">[enc[, err]]</text:span><text:span text:style-name="Code">)</text:span></text:p>
        <text:p text:style-name="Text_20_body"><text:span text:style-name="FonctionMethode">ord</text:span><text:span text:style-name="Code">(</text:span><text:span text:style-name="Paramètre">c</text:span><text:span text:style-name="Code">) </text:span><text:span text:style-name="FonctionMethode">chr</text:span><text:span text:style-name="Code">(</text:span><text:span text:style-name="Paramètre">i</text:span><text:span text:style-name="Code">)</text:span></text:p>
        <text:h text:style-name="Heading_20_1" text:outline-level="1">Expression Conditionnelle</text:h>
        <text:p text:style-name="Text_20_body"><text:span text:style-name="T1">É</text:span>valuée comme une valeur.</text:p>
        <text:p text:style-name="PseudoCode"><text:span text:style-name="Paramètre">expr1</text:span> <text:span text:style-name="MotClé">if</text:span> <text:span text:style-name="Paramètre">condition</text:span> <text:span text:style-name="MotClé">else</text:span> <text:span text:style-name="Paramètre">expr2</text:span></text:p>
        <text:h text:style-name="Heading_20_1" text:outline-level="1">Contrôle de Flux</text:h>
        <text:p text:style-name="Corps_20_de_20_texte_20_dédenté"><text:span text:style-name="T2">☝ </text:span><text:span text:style-name="PetiteRemarque"><text:span text:style-name="T2">b</text:span></text:span><text:span text:style-name="PetiteRemarque">locs d'instructions délimités par l’indentation (idem fonctions, classes, méthodes). Convention 4 espaces - régler l’éditeur.</text:span></text:p>
        <text:p text:style-name="Text_20_body"><text:span text:style-name="Strong_20_Emphasis">Alternative si</text:span></text:p>
        <text:p text:style-name="PseudoCode"><text:span text:style-name="MotClé">if</text:span> <text:span text:style-name="Paramètre">condition1</text:span><text:span text:style-name="Syntaxe">:</text:span></text:p>
        <text:p text:style-name="PseudoCode"><text:s text:c="4"/><text:span text:style-name="CommentaireExplication"># bloc exécuté si </text:span><text:span text:style-name="Paramètre">condition1</text:span><text:span text:style-name="CommentaireExplication"> est vraie</text:span></text:p>
        <text:p text:style-name="PseudoCode"><text:span text:style-name="MotClé">elif</text:span> <text:span text:style-name="Paramètre">condition2</text:span><text:span text:style-name="Syntaxe">:</text:span><text:span text:style-name="CommentaireExplication"> </text:span><text:span text:style-name="CommentaireExplication"><text:span text:style-name="T2">☄☈</text:span></text:span></text:p>
        <text:p text:style-name="PseudoCode"><text:s text:c="4"/><text:span text:style-name="CommentaireExplication"># bloc exécuté si </text:span><text:span text:style-name="Paramètre">condition2</text:span><text:span text:style-name="CommentaireExplication"> est vraie</text:span></text:p>
        <text:p text:style-name="PseudoCode"><text:span text:style-name="MotClé">else</text:span><text:span text:style-name="Syntaxe">: </text:span><text:span text:style-name="CommentaireExplication"><text:span text:style-name="T2">☄</text:span></text:span></text:p>
        <text:p text:style-name="PseudoCode"><text:s text:c="4"/><text:span text:style-name="CommentaireExplication"># bloc exécuté si toutes conditions fausses</text:span></text:p>
        <text:p text:style-name="Text_20_body"><text:span text:style-name="Strong_20_Emphasis">Boucle parcours de séquence</text:span></text:p>
        <text:p text:style-name="PseudoCode"><text:span text:style-name="MotClé">for</text:span> <text:span text:style-name="Paramètre">var</text:span> <text:span text:style-name="MotClé">in</text:span> <text:span text:style-name="Paramètre">itérable</text:span><text:span text:style-name="Syntaxe">:</text:span></text:p>
        <text:p text:style-name="PseudoCode"><text:s text:c="4"/><text:span text:style-name="CommentaireExplication"># bloc exécuté avec </text:span><text:span text:style-name="Paramètre">var</text:span><text:span text:style-name="CommentaireExplication"> valant tour à tour </text:span></text:p>
        <text:p text:style-name="PseudoCode"><text:s text:c="4"/><text:span text:style-name="CommentaireExplication"># chacune des valeurs de </text:span><text:span text:style-name="Paramètre">itérable</text:span></text:p>
        <text:p text:style-name="PseudoCode"><text:span text:style-name="MotClé">else</text:span><text:span text:style-name="Syntaxe">:</text:span><text:span text:style-name="CommentaireExplication"> </text:span><text:span text:style-name="CommentaireExplication"><text:span text:style-name="T2">☄</text:span></text:span></text:p>
        <text:p text:style-name="PseudoCode"><text:s text:c="4"/><text:span text:style-name="CommentaireExplication"># exécuté après, sauf si sortie du for par break</text:span></text:p>
        <text:p text:style-name="Corps_20_de_20_texte_20_dédenté"><text:span text:style-name="T2">☞</text:span> <text:span text:style-name="Paramètre">var</text:span><text:span text:style-name="PetiteRemarque"> à plusieurs variables: </text:span><text:span text:style-name="MotClé">for</text:span><text:span text:style-name="Code"> </text:span><text:span text:style-name="Paramètre">x</text:span><text:span text:style-name="Syntaxe">,</text:span><text:span text:style-name="Paramètre">y</text:span><text:span text:style-name="Syntaxe">,</text:span><text:span text:style-name="Paramètre">z</text:span><text:span text:style-name="Code"> </text:span><text:span text:style-name="MotClé">in</text:span><text:span text:style-name="Code"><text:span text:style-name="T9">…</text:span></text:span></text:p>
        <text:p text:style-name="Corps_20_de_20_texte_20_dédenté"><text:span text:style-name="T2">☞</text:span> <text:span text:style-name="Paramètre">var</text:span><text:span text:style-name="PetiteRemarque"> index,valeur: </text:span><text:span text:style-name="MotClé">for</text:span><text:span text:style-name="Code"> </text:span><text:span text:style-name="Paramètre">i</text:span><text:span text:style-name="Syntaxe">,</text:span><text:span text:style-name="Paramètre">v</text:span><text:span text:style-name="Code"> </text:span><text:span text:style-name="MotClé">in</text:span><text:span text:style-name="Code"><text:span text:style-name="T9"> </text:span></text:span><text:span text:style-name="FonctionMethode"><text:span text:style-name="T13">enumerate</text:span></text:span><text:span text:style-name="Code"><text:span text:style-name="T9">(…)</text:span></text:span></text:p>
        <text:p text:style-name="Corps_20_de_20_texte_20_dédenté"><text:span text:style-name="T2">☞ </text:span><text:span text:style-name="Paramètre"><text:span text:style-name="T11">itérable : voir </text:span></text:span><text:span text:style-name="Paramètre"><text:span text:style-name="T11"><text:bookmark-ref text:reference-format="text" text:ref-name="__RefHeading__1584_456758421">Conteneurs &amp; Itérables</text:bookmark-ref></text:span></text:span></text:p>
        <text:p text:style-name="Text_20_body"><text:span text:style-name="Strong_20_Emphasis">Boucle tant que</text:span></text:p>
        <text:p text:style-name="PseudoCode"><text:span text:style-name="MotClé">while</text:span> <text:span text:style-name="Paramètre">condition</text:span><text:span text:style-name="Syntaxe">:</text:span></text:p>
        <text:p text:style-name="PseudoCode"><text:s text:c="4"/><text:span text:style-name="CommentaireExplication"># bloc exécuté tant que </text:span><text:span text:style-name="Paramètre">condition</text:span><text:span text:style-name="CommentaireExplication"> est vraie</text:span></text:p>
        <text:p text:style-name="PseudoCode"><text:span text:style-name="MotClé">else</text:span><text:span text:style-name="Syntaxe">:</text:span><text:span text:style-name="CommentaireExplication"> </text:span><text:span text:style-name="CommentaireExplication"><text:span text:style-name="T2">☄</text:span></text:span></text:p>
        <text:p text:style-name="PseudoCode"><text:s text:c="4"/><text:span text:style-name="CommentaireExplication"># exécuté après, sauf si sortie du while par break</text:span></text:p>
        <text:p text:style-name="Text_20_body"><text:span text:style-name="Strong_20_Emphasis">Rupture de boucle </text:span>: <text:span text:style-name="MotClé">break</text:span></text:p>
        <text:p text:style-name="Text_20_body"><text:span text:style-name="CommentaireExplication">Sortie immédiate de la boucle, sans passer par le bloc else.</text:span></text:p>
        <text:p text:style-name="Text_20_body"><text:span text:style-name="Strong_20_Emphasis">Saut de boucle </text:span>: <text:span text:style-name="MotClé">continue</text:span></text:p>
        <text:p text:style-name="Text_20_body"><text:span text:style-name="CommentaireExplication">Saut immédiat en début de bloc de la boucle pour exécuter l'itération suivante.</text:span></text:p>
        <text:p text:style-name="Text_20_body"><text:span text:style-name="Strong_20_Emphasis">Traitement d'erreurs: exceptions</text:span></text:p>
        <text:p text:style-name="PseudoCode"><text:span text:style-name="MotClé">try</text:span><text:span text:style-name="Syntaxe">:</text:span></text:p>
        <text:p text:style-name="PseudoCode"><text:s text:c="4"/><text:span text:style-name="CommentaireExplication"># bloc exécuté dans les cas normaux</text:span></text:p>
        <text:p text:style-name="PseudoCode"><text:span text:style-name="MotClé">except</text:span> <text:span text:style-name="Paramètre">exc</text:span> <text:span text:style-name="MotClé">as</text:span> <text:span text:style-name="Paramètre">e</text:span><text:span text:style-name="Syntaxe">:</text:span><text:span text:style-name="CommentaireExplication"> </text:span><text:span text:style-name="CommentaireExplication"><text:span text:style-name="T2">☈</text:span></text:span></text:p>
        <text:p text:style-name="PseudoCode"><text:s text:c="4"/><text:span text:style-name="CommentaireExplication"># bloc exécuté si une erreur de type </text:span><text:span text:style-name="Paramètre">exc </text:span><text:span text:style-name="CommentaireExplication">est</text:span></text:p>
        <text:p text:style-name="PseudoCode"><text:s text:c="4"/><text:span text:style-name="CommentaireExplication"># détectée</text:span></text:p>
        <text:p text:style-name="PseudoCode"><text:span text:style-name="MotClé">else</text:span><text:span text:style-name="Syntaxe">:</text:span></text:p>
        <text:p text:style-name="PseudoCode"><text:s text:c="4"/><text:span text:style-name="CommentaireExplication"># bloc exécuté en cas de sortie normale du try</text:span></text:p>
        <text:p text:style-name="PseudoCode"><text:span text:style-name="MotClé">finally</text:span><text:span text:style-name="Syntaxe">:</text:span></text:p>
        <text:p text:style-name="PseudoCode"><text:s text:c="4"/><text:span text:style-name="CommentaireExplication"># bloc exécuté dans tous les cas</text:span></text:p>
        <text:p text:style-name="Corps_20_de_20_texte_20_dédenté"><text:span text:style-name="T2">☞ </text:span><text:span text:style-name="Paramètre"><text:span text:style-name="T11">exc</text:span></text:span><text:span text:style-name="T2"> </text:span><text:span text:style-name="PetiteRemarque"><text:span text:style-name="T2">pour </text:span></text:span><text:span text:style-name="PetiteRemarque"><text:span text:style-name="T3">n</text:span></text:span><text:span text:style-name="PetiteRemarque"><text:span text:style-name="T2"> types : </text:span></text:span><text:span text:style-name="MotClé"><text:span text:style-name="T11">except</text:span></text:span><text:span text:style-name="Code"><text:span text:style-name="T11"> (</text:span></text:span><text:span text:style-name="Paramètre"><text:span text:style-name="T11">exc1</text:span></text:span><text:span text:style-name="Syntaxe"><text:span text:style-name="T11">,</text:span></text:span><text:span text:style-name="Paramètre"><text:span text:style-name="T11">exc2</text:span></text:span><text:span text:style-name="Code"><text:span text:style-name="T9">…</text:span></text:span><text:span text:style-name="Syntaxe"><text:span text:style-name="T11">,</text:span></text:span><text:span text:style-name="Paramètre"><text:span text:style-name="T11">excn</text:span></text:span><text:span text:style-name="Code"><text:span text:style-name="T11">)</text:span></text:span></text:p>
        <text:p text:style-name="Corps_20_de_20_texte_20_dédenté"><text:span text:style-name="T2">☞ </text:span><text:span text:style-name="Syntaxe"><text:span text:style-name="T11">as</text:span></text:span><text:span text:style-name="Code"><text:span text:style-name="T11"> </text:span></text:span><text:span text:style-name="Paramètre"><text:span text:style-name="T11">e</text:span></text:span><text:span text:style-name="T2"> </text:span><text:span text:style-name="PetiteRemarque"><text:span text:style-name="T2">optionnel, récupère l’exception</text:span></text:span></text:p>
        <text:p text:style-name="Corps_20_de_20_texte_20_dédenté"><text:span text:style-name="T2">⚠ détecter</text:span><text:span text:style-name="PetiteRemarque"><text:span text:style-name="T2"> des exceptions précises (ex. ValueError) et non génériques (ex. Exception). </text:span></text:span></text:p>
        <text:p text:style-name="Text_20_body"><text:span text:style-name="Strong_20_Emphasis"><text:span text:style-name="T11">Levée d'exception</text:span></text:span><text:span text:style-name="T2"> </text:span><text:span text:style-name="PetiteRemarque"><text:span text:style-name="T2">(situation d'erreur)</text:span></text:span></text:p>
        <text:p text:style-name="PseudoCode"><text:span text:style-name="MotClé">raise</text:span> <text:span text:style-name="Paramètre">exc</text:span>(<text:span text:style-name="Paramètre">[args]</text:span>)<text:span text:style-name="T2"><text:line-break/></text:span><text:span text:style-name="MotClé"><text:span text:style-name="T11">raise</text:span></text:span><text:span text:style-name="PetiteRemarque"><text:span text:style-name="T2"> ➙ ⚠ propager l'exception</text:span></text:span></text:p>
        <text:p text:style-name="Corps_20_de_20_texte_20_dédenté"><text:span text:style-name="T2">Quelques classes d’exceptions : </text:span><text:span text:style-name="Type"><text:span text:style-name="T11">Exception</text:span></text:span> -<text:span text:style-name="Teletype"><text:span text:style-name="T2"> </text:span></text:span><text:span text:style-name="Type"><text:span text:style-name="T11">ArithmeticError</text:span></text:span><text:span text:style-name="Teletype"><text:span text:style-name="T2"> - </text:span></text:span><text:span text:style-name="Type"><text:span text:style-name="T11">ZeroDivisionError</text:span></text:span> -<text:span text:style-name="Teletype"><text:span text:style-name="T2"> </text:span></text:span><text:span text:style-name="Type"><text:span text:style-name="T11">IndexError</text:span></text:span><text:span text:style-name="Teletype"><text:span text:style-name="T2"> - </text:span></text:span><text:span text:style-name="Type"><text:span text:style-name="T11">KeyError</text:span></text:span><text:span text:style-name="Teletype"><text:span text:style-name="T2"> - </text:span></text:span><text:span text:style-name="Type"><text:span text:style-name="T11">AttributeError</text:span></text:span> -<text:span text:style-name="Teletype"><text:span text:style-name="T2"> </text:span></text:span><text:span text:style-name="Type"><text:span text:style-name="T11">IOError</text:span></text:span><text:span text:style-name="Teletype"><text:span text:style-name="T2"> - </text:span></text:span><text:span text:style-name="Type"><text:span text:style-name="T11">ImportError</text:span></text:span><text:span text:style-name="Teletype"><text:span text:style-name="T2"> - </text:span></text:span><text:span text:style-name="Type"><text:span text:style-name="T11">NameError</text:span></text:span> -<text:span text:style-name="Teletype"><text:span text:style-name="T2"> </text:span></text:span><text:span text:style-name="Type"><text:span text:style-name="T11">SyntaxError</text:span></text:span><text:span text:style-name="Teletype"><text:span text:style-name="T2"> - </text:span></text:span><text:span text:style-name="Type"><text:span text:style-name="T11">TypeError</text:span></text:span><text:span text:style-name="Teletype"><text:span text:style-name="T2"> - </text:span></text:span><text:span text:style-name="Type"><text:span text:style-name="T11">NotImplementedError</text:span></text:span><text:span text:style-name="Teletype"><text:span text:style-name="T2">…</text:span></text:span></text:p>
        <text:p text:style-name="Text_20_body"><text:span text:style-name="Strong_20_Emphasis"><text:span text:style-name="T11">Contexte Géré</text:span></text:span></text:p>
        <text:p text:style-name="PseudoCode"><text:span text:style-name="MotClé"><text:span text:style-name="T11">with</text:span></text:span><text:span text:style-name="T2"> </text:span><text:span text:style-name="Paramètre"><text:span text:style-name="T11">garde</text:span></text:span><text:span text:style-name="T2">() </text:span><text:span text:style-name="MotClé"><text:span text:style-name="T29">as</text:span></text:span><text:span text:style-name="Paramètre"><text:span text:style-name="T6"> </text:span></text:span><text:span text:style-name="Paramètre"><text:span text:style-name="T29">v </text:span></text:span><text:span text:style-name="PetiteRemarque"><text:span text:style-name="T11">☄</text:span></text:span><text:span text:style-name="Syntaxe"><text:span text:style-name="T11">:</text:span></text:span></text:p>
        <text:p text:style-name="PseudoCode"><text:s text:c="4"/><text:span text:style-name="T2"># Bloc exécuté dans un contexte géré</text:span></text:p>
        <text:h text:style-name="Heading_20_1" text:outline-level="1">Définition et Appel de Fonction</text:h>
        <text:p text:style-name="P12"><text:span text:style-name="MotClé">def</text:span><text:span text:style-name="Code"> </text:span><text:span text:style-name="Paramètre">nomfct</text:span><text:span text:style-name="Code">(</text:span><text:span text:style-name="Paramètre">x,y=4,*args,**kwargs</text:span><text:span text:style-name="Code">)</text:span><text:span text:style-name="Syntaxe">:</text:span></text:p>
        <text:p text:style-name="Corps_20_de_20_texte_20_dédenté"><text:span text:style-name="Code"><text:s text:c="4"/></text:span><text:span text:style-name="CommentaireExplication"># le bloc de la fonction ou à défaut </text:span><text:span text:style-name="MotClé">pass</text:span></text:p>
        <text:p text:style-name="Text_20_body"><text:span text:style-name="Code"><text:s text:c="4"/></text:span><text:span text:style-name="MotClé">return</text:span><text:span text:style-name="Code"> </text:span><text:span text:style-name="Paramètre"><text:span text:style-name="T28">ret_expression</text:span></text:span><text:span text:style-name="Paramètre"> </text:span><text:span text:style-name="PetiteRemarque">☄</text:span></text:p>
        <text:p text:style-name="Corps_20_de_20_texte_20_dédenté"><text:span text:style-name="Paramètre">x</text:span><text:span text:style-name="PetiteRemarque">: paramètre simple</text:span></text:p>
        <text:p text:style-name="Corps_20_de_20_texte_20_dédenté"><text:span text:style-name="Paramètre">y</text:span><text:span text:style-name="PetiteRemarque">: paramètre avec valeur par défaut</text:span></text:p>
        <text:p text:style-name="Corps_20_de_20_texte_20_dédenté"><text:span text:style-name="Paramètre">args</text:span><text:span text:style-name="PetiteRemarque">: paramètres variables par ordre (</text:span><text:span text:style-name="Type">tuple</text:span><text:span text:style-name="PetiteRemarque">)</text:span></text:p>
        <text:p text:style-name="Corps_20_de_20_texte_20_dédenté"><text:span text:style-name="Paramètre">kwargs</text:span><text:span text:style-name="PetiteRemarque">: paramètres variables nommés (</text:span><text:span text:style-name="Type">dict</text:span><text:span text:style-name="PetiteRemarque">)</text:span></text:p>
        <text:p text:style-name="Corps_20_de_20_texte_20_dédenté"><text:span text:style-name="Paramètre">ret_expression</text:span>: <text:span text:style-name="Type">tuple</text:span> <text:span text:style-name="Teletype"><text:span text:style-name="T2">➙</text:span></text:span> retour de plusieurs valeurs</text:p>
        <text:p text:style-name="Corps_20_de_20_texte_20_dédenté"><text:span text:style-name="Strong_20_Emphasis">Appel</text:span></text:p>
        <text:p text:style-name="PseudoCode"><text:span text:style-name="Variable">res</text:span><text:span text:style-name="PetiteRemarque"> = </text:span><text:span text:style-name="Paramètre">nomfct</text:span><text:span text:style-name="Code">(</text:span><text:span text:style-name="Paramètre">expr</text:span><text:span text:style-name="Code">,</text:span><text:span text:style-name="Variable">param</text:span><text:span text:style-name="Code">=</text:span><text:span text:style-name="Paramètre">expr</text:span><text:span text:style-name="Code">,*</text:span><text:span text:style-name="Paramètre">tuple</text:span><text:span text:style-name="Code">,**</text:span><text:span text:style-name="Paramètre">dict</text:span><text:span text:style-name="Code">)</text:span></text:p>
        <text:p text:style-name="Corps_20_de_20_texte_20_dédenté"><text:span text:style-name="Strong_20_Emphasis">Fonctions Anonymes</text:span></text:p>
        <text:p text:style-name="PseudoCode"><text:span text:style-name="MotClé">lambda</text:span><text:span text:style-name="Code"> </text:span><text:span text:style-name="Paramètre">x,y</text:span><text:span text:style-name="Syntaxe">:</text:span><text:span text:style-name="Code"> </text:span><text:span text:style-name="Paramètre">expression</text:span></text:p>
        <text:h text:style-name="Heading_20_1" text:outline-level="1">Séquences &amp; Indexation</text:h>
        <text:p text:style-name="Corps_20_de_20_texte_20_dédenté">☝ pour tout conteneur ordonné à accès direct.</text:p>
        <text:p text:style-name="Text_20_body"><text:span text:style-name="Paramètre">i</text:span><text:span text:style-name="Paramètre"><text:span text:style-name="T20">e</text:span></text:span><text:span text:style-name="T1"> </text:span><text:span text:style-name="Strong_20_Emphasis">élément </text:span><text:span text:style-name="T1">: </text:span><text:span text:style-name="Variable">x</text:span><text:span text:style-name="Syntaxe">[</text:span><text:span text:style-name="Paramètre">i</text:span><text:span text:style-name="Syntaxe">]</text:span></text:p>
        <text:p text:style-name="Text_20_body"><text:span text:style-name="Strong_20_Emphasis">tranche</text:span><text:span text:style-name="T1"> </text:span><text:span text:style-name="PetiteRemarque"><text:span text:style-name="T1">(slice) </text:span></text:span><text:span text:style-name="T1">: </text:span><text:span text:style-name="Variable">x</text:span><text:span text:style-name="Syntaxe">[</text:span><text:span text:style-name="Paramètre">déb</text:span><text:span text:style-name="Syntaxe">:</text:span><text:span text:style-name="Paramètre">fin</text:span><text:span text:style-name="Syntaxe">]<text:tab/></text:span><text:span text:style-name="Variable">x</text:span><text:span text:style-name="Syntaxe">[</text:span><text:span text:style-name="Paramètre">déb</text:span><text:span text:style-name="Syntaxe">:</text:span><text:span text:style-name="Paramètre">fin</text:span><text:span text:style-name="Syntaxe">:</text:span><text:span text:style-name="Paramètre">pas</text:span><text:span text:style-name="Syntaxe">]</text:span></text:p>
        <text:p text:style-name="Text_20_body"><text:span text:style-name="T2">☝ </text:span><text:span text:style-name="Paramètre"><text:span text:style-name="T11">i</text:span></text:span><text:span text:style-name="T2">, </text:span><text:span text:style-name="Paramètre"><text:span text:style-name="T11">déb</text:span></text:span><text:span text:style-name="T2">, </text:span><text:span text:style-name="Paramètre"><text:span text:style-name="T11">fin</text:span></text:span><text:span text:style-name="T2">, </text:span><text:span text:style-name="Paramètre"><text:span text:style-name="T11">pas</text:span></text:span><text:span text:style-name="T1"> </text:span><text:span text:style-name="PetiteRemarque"><text:span text:style-name="T1">entiers positifs ou négatifs</text:span></text:span></text:p>
        <text:p text:style-name="Text_20_body"><text:span text:style-name="T2">☞</text:span><text:span text:style-name="T1"> </text:span><text:span text:style-name="Paramètre">déb</text:span><text:span text:style-name="T1">/</text:span><text:span text:style-name="Paramètre">fin</text:span><text:span text:style-name="T1"> </text:span><text:span text:style-name="PetiteRemarque"><text:span text:style-name="T1">manquant </text:span></text:span><text:span text:style-name="PetiteRemarque"><text:span text:style-name="T2">➙ </text:span></text:span><text:span text:style-name="PetiteRemarque"><text:span text:style-name="T1">jusqu’au bout</text:span></text:span></text:p>
        <table:table table:name="Tableau1" table:style-name="Tableau1">
          <table:table-column table:style-name="Tableau1.A"/>
          <table:table-column table:style-name="Tableau1.B"/>
          <table:table-column table:style-name="Tableau1.C"/>
          <table:table-column table:style-name="Tableau1.D"/>
          <table:table-column table:style-name="Tableau1.E"/>
          <table:table-column table:style-name="Tableau1.B"/>
          <table:table-column table:style-name="Tableau1.G"/>
          <table:table-column table:style-name="Tableau1.H"/>
          <table:table-column table:style-name="Tableau1.I"/>
          <table:table-column table:style-name="Tableau1.J"/>
          <table:table-column table:style-name="Tableau1.K"/>
          <table:table-column table:style-name="Tableau1.J"/>
          <table:table-column table:style-name="Tableau1.M"/>
          <table:table-column table:style-name="Tableau1.H"/>
          <table:table-column table:style-name="Tableau1.O"/>
          <table:table-row table:style-name="Tableau1.1">
            <table:table-cell table:style-name="Tableau1.A1" table:number-rows-spanned="2" office:value-type="string">
              <text:p text:style-name="P11"><text:span text:style-name="Variable"><text:span text:style-name="T23">x</text:span></text:span><text:span text:style-name="Syntaxe"><text:span text:style-name="T24">[</text:span></text:span><text:span text:style-name="Paramètre"><text:span text:style-name="T23">i</text:span></text:span><text:span text:style-name="Syntaxe"><text:span text:style-name="T24">]</text:span></text:span></text:p>
            </table:table-cell>
            <table:table-cell table:style-name="Tableau1.B2" office:value-type="string">
              <text:p text:style-name="Contenu_20_de_20_tableau_20_code"/>
            </table:table-cell>
            <table:table-cell table:style-name="Tableau1.C1" table:number-columns-spanned="2" office:value-type="float" office:value="-6">
              <text:p text:style-name="Contenu_20_de_20_tableau_20_code">-6</text:p>
            </table:table-cell>
            <table:covered-table-cell/>
            <table:table-cell table:style-name="Tableau1.E1" table:number-columns-spanned="2" office:value-type="float" office:value="-5">
              <text:p text:style-name="Contenu_20_de_20_tableau_20_code">-5</text:p>
            </table:table-cell>
            <table:covered-table-cell/>
            <table:table-cell table:style-name="Tableau1.G1" table:number-columns-spanned="2" office:value-type="float" office:value="-4">
              <text:p text:style-name="Contenu_20_de_20_tableau_20_code">-4</text:p>
            </table:table-cell>
            <table:covered-table-cell/>
            <table:table-cell table:style-name="Tableau1.I1" table:number-columns-spanned="2" office:value-type="float" office:value="-3">
              <text:p text:style-name="Contenu_20_de_20_tableau_20_code">-3</text:p>
            </table:table-cell>
            <table:covered-table-cell/>
            <table:table-cell table:style-name="Tableau1.K1" table:number-columns-spanned="2" office:value-type="float" office:value="-2">
              <text:p text:style-name="Contenu_20_de_20_tableau_20_code">-2</text:p>
            </table:table-cell>
            <table:covered-table-cell/>
            <table:table-cell table:style-name="Tableau1.M1" table:number-columns-spanned="2" office:value-type="float" office:value="-1">
              <text:p text:style-name="Contenu_20_de_20_tableau_20_code">-1</text:p>
            </table:table-cell>
            <table:covered-table-cell/>
            <table:table-cell table:style-name="Tableau1.O3" office:value-type="string">
              <text:p text:style-name="Contenu_20_de_20_tableau_20_code"/>
            </table:table-cell>
          </table:table-row>
          <table:table-row table:style-name="Tableau1.1">
            <table:covered-table-cell/>
            <table:table-cell table:style-name="Tableau1.B2" office:value-type="string">
              <text:p text:style-name="Contenu_20_de_20_tableau_20_code"/>
            </table:table-cell>
            <table:table-cell table:style-name="Tableau1.C2" table:number-columns-spanned="2" office:value-type="float" office:value="0">
              <text:p text:style-name="Contenu_20_de_20_tableau_20_code">0</text:p>
            </table:table-cell>
            <table:covered-table-cell/>
            <table:table-cell table:style-name="Tableau1.E2" table:number-columns-spanned="2" office:value-type="float" office:value="1">
              <text:p text:style-name="Contenu_20_de_20_tableau_20_code">1</text:p>
            </table:table-cell>
            <table:covered-table-cell/>
            <table:table-cell table:style-name="Tableau1.G2" table:number-columns-spanned="2" office:value-type="float" office:value="2">
              <text:p text:style-name="Contenu_20_de_20_tableau_20_code">2</text:p>
            </table:table-cell>
            <table:covered-table-cell/>
            <table:table-cell table:style-name="Tableau1.I2" table:number-columns-spanned="2" office:value-type="float" office:value="3">
              <text:p text:style-name="Contenu_20_de_20_tableau_20_code">3</text:p>
            </table:table-cell>
            <table:covered-table-cell/>
            <table:table-cell table:style-name="Tableau1.K2" table:number-columns-spanned="2" office:value-type="float" office:value="4">
              <text:p text:style-name="Contenu_20_de_20_tableau_20_code">4</text:p>
            </table:table-cell>
            <table:covered-table-cell/>
            <table:table-cell table:style-name="Tableau1.M2" table:number-columns-spanned="2" office:value-type="float" office:value="5">
              <text:p text:style-name="Contenu_20_de_20_tableau_20_code">5</text:p>
            </table:table-cell>
            <table:covered-table-cell/>
            <table:table-cell table:style-name="Tableau1.O3" office:value-type="string">
              <text:p text:style-name="Contenu_20_de_20_tableau_20_code"/>
            </table:table-cell>
          </table:table-row>
          <table:table-row>
            <table:table-cell table:style-name="Tableau1.A1" office:value-type="string">
              <text:p text:style-name="P11"><text:span text:style-name="Variable">x</text:span></text:p>
            </table:table-cell>
            <table:table-cell table:style-name="Tableau1.A1" office:value-type="string">
              <text:p text:style-name="Table_20_Contents"/>
            </table:table-cell>
            <table:table-cell table:style-name="Tableau1.C3" table:number-columns-spanned="2" office:value-type="string">
              <text:p text:style-name="P14">α</text:p>
            </table:table-cell>
            <table:covered-table-cell/>
            <table:table-cell table:style-name="Tableau1.C3" table:number-columns-spanned="2" office:value-type="string">
              <text:p text:style-name="P14">β</text:p>
            </table:table-cell>
            <table:covered-table-cell/>
            <table:table-cell table:style-name="Tableau1.C3" table:number-columns-spanned="2" office:value-type="string">
              <text:p text:style-name="P14">γ</text:p>
            </table:table-cell>
            <table:covered-table-cell/>
            <table:table-cell table:style-name="Tableau1.C3" table:number-columns-spanned="2" office:value-type="string">
              <text:p text:style-name="P14">δ</text:p>
            </table:table-cell>
            <table:covered-table-cell/>
            <table:table-cell table:style-name="Tableau1.C3" table:number-columns-spanned="2" office:value-type="string">
              <text:p text:style-name="P14">ε</text:p>
            </table:table-cell>
            <table:covered-table-cell/>
            <table:table-cell table:style-name="Tableau1.M3" table:number-columns-spanned="2" office:value-type="string">
              <text:p text:style-name="P14">ζ</text:p>
            </table:table-cell>
            <table:covered-table-cell/>
            <table:table-cell table:style-name="Tableau1.O3" office:value-type="string">
              <text:p text:style-name="Table_20_Contents"/>
            </table:table-cell>
          </table:table-row>
          <table:table-row>
            <table:table-cell table:style-name="Tableau1.A4" table:number-rows-spanned="2" office:value-type="string">
              <text:p text:style-name="P13"><text:span text:style-name="Variable"><text:span text:style-name="T23">x</text:span></text:span><text:span text:style-name="Syntaxe"><text:span text:style-name="T25">[</text:span></text:span><text:span text:style-name="Paramètre"><text:span text:style-name="T22">déb</text:span></text:span><text:span text:style-name="Syntaxe"><text:span text:style-name="T24">:</text:span></text:span><text:span text:style-name="Paramètre"><text:span text:style-name="T22">fin</text:span></text:span><text:span text:style-name="Syntaxe"><text:span text:style-name="T24">]</text:span></text:span></text:p>
            </table:table-cell>
            <table:table-cell table:style-name="Tableau1.B4" table:number-columns-spanned="2" office:value-type="float" office:value="0">
              <text:p text:style-name="Contenu_20_de_20_tableau_20_code">0</text:p>
            </table:table-cell>
            <table:covered-table-cell/>
            <table:table-cell table:style-name="Tableau1.D4" table:number-columns-spanned="2" office:value-type="float" office:value="1">
              <text:p text:style-name="Contenu_20_de_20_tableau_20_code">1</text:p>
            </table:table-cell>
            <table:covered-table-cell/>
            <table:table-cell table:style-name="Tableau1.F4" table:number-columns-spanned="2" office:value-type="float" office:value="2">
              <text:p text:style-name="Contenu_20_de_20_tableau_20_code">2</text:p>
            </table:table-cell>
            <table:covered-table-cell/>
            <table:table-cell table:style-name="Tableau1.H4" table:number-columns-spanned="2" office:value-type="float" office:value="3">
              <text:p text:style-name="Contenu_20_de_20_tableau_20_code">3</text:p>
            </table:table-cell>
            <table:covered-table-cell/>
            <table:table-cell table:style-name="Tableau1.J4" table:number-columns-spanned="2" office:value-type="float" office:value="4">
              <text:p text:style-name="Contenu_20_de_20_tableau_20_code">4</text:p>
            </table:table-cell>
            <table:covered-table-cell/>
            <table:table-cell table:style-name="Tableau1.L4" table:number-columns-spanned="2" office:value-type="float" office:value="5">
              <text:p text:style-name="Contenu_20_de_20_tableau_20_code">5</text:p>
            </table:table-cell>
            <table:covered-table-cell/>
            <table:table-cell table:style-name="Tableau1.N4" table:number-columns-spanned="2" office:value-type="float" office:value="6">
              <text:p text:style-name="P10">6</text:p>
            </table:table-cell>
            <table:covered-table-cell/>
          </table:table-row>
          <table:table-row>
            <table:covered-table-cell/>
            <table:table-cell table:style-name="Tableau1.B5" table:number-columns-spanned="2" office:value-type="float" office:value="-6">
              <text:p text:style-name="Contenu_20_de_20_tableau_20_code">-6</text:p>
            </table:table-cell>
            <table:covered-table-cell/>
            <table:table-cell table:style-name="Tableau1.D5" table:number-columns-spanned="2" office:value-type="float" office:value="-5">
              <text:p text:style-name="Contenu_20_de_20_tableau_20_code">-5</text:p>
            </table:table-cell>
            <table:covered-table-cell/>
            <table:table-cell table:style-name="Tableau1.F5" table:number-columns-spanned="2" office:value-type="float" office:value="-4">
              <text:p text:style-name="Contenu_20_de_20_tableau_20_code">-4</text:p>
            </table:table-cell>
            <table:covered-table-cell/>
            <table:table-cell table:style-name="Tableau1.H5" table:number-columns-spanned="2" office:value-type="float" office:value="-3">
              <text:p text:style-name="Contenu_20_de_20_tableau_20_code">-3</text:p>
            </table:table-cell>
            <table:covered-table-cell/>
            <table:table-cell table:style-name="Tableau1.J5" table:number-columns-spanned="2" office:value-type="float" office:value="-2">
              <text:p text:style-name="Contenu_20_de_20_tableau_20_code">-2</text:p>
            </table:table-cell>
            <table:covered-table-cell/>
            <table:table-cell table:style-name="Tableau1.L5" table:number-columns-spanned="2" office:value-type="float" office:value="-1">
              <text:p text:style-name="Contenu_20_de_20_tableau_20_code">-1</text:p>
            </table:table-cell>
            <table:covered-table-cell/>
            <table:table-cell table:style-name="Tableau1.N5" table:number-columns-spanned="2" office:value-type="string">
              <text:p text:style-name="Contenu_20_de_20_tableau_20_code"/>
            </table:table-cell>
            <table:covered-table-cell/>
          </table:table-row>
        </table:table>
        <text:p text:style-name="P9"><text:span text:style-name="Strong_20_Emphasis">Modification</text:span> (si séquence modifiable)</text:p>
        <text:p text:style-name="Text_20_body"><text:span text:style-name="Variable">x</text:span><text:span text:style-name="Syntaxe">[</text:span><text:span text:style-name="Paramètre">i</text:span><text:span text:style-name="Syntaxe">]=</text:span><text:span text:style-name="Paramètre">expression<text:tab/></text:span><text:span text:style-name="Variable">x</text:span><text:span text:style-name="Syntaxe">[</text:span><text:span text:style-name="Paramètre">déb</text:span><text:span text:style-name="Syntaxe">:</text:span><text:span text:style-name="Paramètre">fin</text:span><text:span text:style-name="Syntaxe">]=</text:span><text:span text:style-name="Paramètre">itérable</text:span></text:p>
        <text:p text:style-name="Text_20_body"><text:span text:style-name="MotClé">del</text:span> <text:span text:style-name="Variable">x</text:span><text:span text:style-name="Syntaxe">[</text:span><text:span text:style-name="Paramètre">i</text:span><text:span text:style-name="Syntaxe">]</text:span><text:span text:style-name="Code"><text:tab/><text:tab/></text:span><text:span text:style-name="MotClé">del</text:span><text:span text:style-name="Code"> </text:span><text:span text:style-name="Variable">x</text:span><text:span text:style-name="Syntaxe">[</text:span><text:span text:style-name="Paramètre">déb</text:span><text:span text:style-name="Syntaxe">:</text:span><text:span text:style-name="Paramètre">fin</text:span><text:span text:style-name="Syntaxe">]</text:span></text:p>
        <text:h text:style-name="Heading_20_1" text:outline-level="1"><text:bookmark-start text:name="__RefHeading__1584_456758421"/>Conteneurs &amp; Itérables<text:bookmark-end text:name="__RefHeading__1584_456758421"/></text:h>
        <text:p text:style-name="Corps_20_de_20_texte_20_dédenté"><text:span text:style-name="PetiteRemarque"><text:span text:style-name="T2">Un </text:span></text:span><text:span text:style-name="PetiteRemarque"><text:span text:style-name="T19">itérable</text:span></text:span><text:span text:style-name="PetiteRemarque"> fournit les valeurs l’une après l’autre. Ex : conteneurs, vues sur dictionnaires, objets itérables, fonctions générateurs…</text:span></text:p>
        <text:p text:style-name="Corps_20_de_20_texte_20_dédenté"><text:span text:style-name="Strong_20_Emphasis">générateurs </text:span><text:span text:style-name="CommentaireExplication">(calcul des valeurs lorsque nécessaire)</text:span></text:p>
        <text:p text:style-name="Corps_20_de_20_texte_20_dédenté"><text:span text:style-name="FonctionMethode">range</text:span><text:span text:style-name="Code">(</text:span><text:span text:style-name="Paramètre">[déb,]fin[,pas]</text:span><text:span text:style-name="Code">)</text:span></text:p>
        <text:p text:style-name="Corps_20_de_20_texte_20_dédenté"><text:span text:style-name="Syntaxe">(</text:span><text:span text:style-name="Code"> </text:span><text:span text:style-name="Paramètre">expr</text:span><text:span text:style-name="Code"> </text:span><text:span text:style-name="MotClé"><text:span text:style-name="T27">for</text:span></text:span><text:span text:style-name="Code"><text:span text:style-name="T27"> </text:span></text:span><text:span text:style-name="Variable"><text:span text:style-name="T27">var</text:span></text:span><text:span text:style-name="Code"><text:span text:style-name="T27"> </text:span></text:span><text:span text:style-name="MotClé"><text:span text:style-name="T27">in</text:span></text:span><text:span text:style-name="Code"><text:span text:style-name="T27"> </text:span></text:span><text:span text:style-name="Paramètre"><text:span text:style-name="T27">iter</text:span></text:span><text:span text:style-name="Code"><text:span text:style-name="T27"> </text:span></text:span><text:span text:style-name="PetiteRemarque"><text:span text:style-name="T11">☈</text:span></text:span><text:span text:style-name="Code"> </text:span><text:span text:style-name="MotClé"><text:span text:style-name="T27">if</text:span></text:span><text:span text:style-name="Code"><text:span text:style-name="T27"> </text:span></text:span><text:span text:style-name="Paramètre"><text:span text:style-name="T27">cond</text:span></text:span><text:span text:style-name="Code"><text:span text:style-name="T27"> </text:span></text:span><text:span text:style-name="PetiteRemarque">☄</text:span><text:span text:style-name="Code"> </text:span><text:span text:style-name="Syntaxe">)</text:span></text:p>
        <text:p text:style-name="Corps_20_de_20_texte_20_dédenté"><text:span text:style-name="Strong_20_Emphasis">Opérations génériques</text:span></text:p>
        <text:p text:style-name="Corps_20_de_20_texte_20_dédenté"><text:span text:style-name="Paramètre">v</text:span><text:span text:style-name="Code"> </text:span><text:span text:style-name="MotClé">in</text:span><text:span text:style-name="Code"> </text:span><text:span text:style-name="Paramètre">conteneur</text:span><text:tab/><text:span text:style-name="Paramètre">v</text:span><text:span text:style-name="Code"> </text:span><text:span text:style-name="MotClé">not in</text:span><text:span text:style-name="Code"> </text:span><text:span text:style-name="Paramètre">conteneur</text:span></text:p>
        <text:p text:style-name="Text_20_body"><text:span text:style-name="FonctionMethode">len</text:span><text:span text:style-name="Code">(</text:span><text:span text:style-name="Paramètre">conteneur</text:span><text:span text:style-name="Code">) </text:span><text:span text:style-name="FonctionMethode">enumerate</text:span><text:span text:style-name="Code">(</text:span><text:span text:style-name="Paramètre">iter[,déb]</text:span><text:span text:style-name="Code">) </text:span><text:span text:style-name="FonctionMethode">iter</text:span><text:span text:style-name="Code">(</text:span><text:span text:style-name="Paramètre">o[,sent]</text:span><text:span text:style-name="Code">) </text:span><text:span text:style-name="FonctionMethode">all</text:span><text:span text:style-name="Code">(</text:span><text:span text:style-name="Paramètre">iter</text:span><text:span text:style-name="Code">) </text:span><text:span text:style-name="FonctionMethode">any</text:span><text:span text:style-name="Code">(</text:span><text:span text:style-name="Paramètre">iter</text:span><text:span text:style-name="Code">) <text:s/></text:span><text:span text:style-name="FonctionMethode">filter</text:span><text:span text:style-name="Code">(</text:span><text:span text:style-name="Paramètre">fct,iter</text:span><text:span text:style-name="Code">) </text:span><text:span text:style-name="FonctionMethode">map</text:span><text:span text:style-name="Code">(</text:span><text:span text:style-name="Paramètre">fct,iter,</text:span><text:span text:style-name="Paramètre"><text:span text:style-name="T13">…</text:span></text:span><text:span text:style-name="Code">)<text:line-break/></text:span><text:span text:style-name="FonctionMethode">max</text:span><text:span text:style-name="Code">(</text:span><text:span text:style-name="Paramètre">iter</text:span><text:span text:style-name="Code">) </text:span><text:span text:style-name="FonctionMethode">min</text:span><text:span text:style-name="Code">(</text:span><text:span text:style-name="Paramètre">iter</text:span><text:span text:style-name="Code">) </text:span><text:span text:style-name="FonctionMethode">sum</text:span><text:span text:style-name="Code">(</text:span><text:span text:style-name="Paramètre">iter[,déb]</text:span><text:span text:style-name="Code">)<text:line-break/></text:span><text:span text:style-name="FonctionMethode">reversed</text:span><text:span text:style-name="Code">(</text:span><text:span text:style-name="Paramètre">seq</text:span><text:span text:style-name="Code">) </text:span><text:span text:style-name="FonctionMethode">sorted</text:span><text:span text:style-name="Code">(</text:span><text:span text:style-name="Paramètre">iter[,k][,rev]</text:span><text:span text:style-name="Code">)</text:span></text:p>
        <text:p text:style-name="Text_20_body">Sur séquences : <text:span text:style-name="FonctionMethode">.count</text:span><text:span text:style-name="Code">(</text:span><text:span text:style-name="Paramètre">x</text:span><text:span text:style-name="Code">) </text:span><text:span text:style-name="FonctionMethode">.index</text:span><text:span text:style-name="Code">(</text:span><text:span text:style-name="Paramètre">x[,i[,j]]</text:span><text:span text:style-name="Code">)</text:span></text:p>
        <text:p text:style-name="Text_20_body"><text:span text:style-name="Strong_20_Emphasis">Chaîne </text:span><text:span text:style-name="T2">⚷</text:span>⇢ : (séquence de caractères)</text:p>
        <text:p text:style-name="Corps_20_de_20_texte_20_dédenté"><text:span text:style-name="T2">☞ cf. </text:span><text:span text:style-name="PetiteRemarque"><text:span text:style-name="T11">types </text:span></text:span><text:span text:style-name="Type">bytes</text:span><text:span text:style-name="PetiteRemarque">, </text:span><text:span text:style-name="Type">bytearray</text:span><text:span text:style-name="PetiteRemarque">, </text:span><text:span text:style-name="Type">memoryview</text:span><text:span text:style-name="PetiteRemarque"> pour manipuler des octets (+notation </text:span><text:span text:style-name="ValeurLiterale">b"octets"</text:span><text:span text:style-name="PetiteRemarque">).</text:span></text:p>
        <text:p text:style-name="Corps_20_de_20_texte_20_dédenté"><text:span text:style-name="Strong_20_Emphasis">Liste </text:span>⇢ : <text:span text:style-name="Type">list</text:span><text:tab/><text:span text:style-name="ValeurLiterale">[]</text:span><text:tab/><text:span text:style-name="ValeurLiterale">[1,'toto',3.14]</text:span><text:line-break/><text:span text:style-name="Type">list</text:span><text:span text:style-name="Code">(</text:span><text:span text:style-name="Paramètre">iterable</text:span><text:span text:style-name="Code">) </text:span><text:span text:style-name="FonctionMethode">.append</text:span><text:span text:style-name="Code">(</text:span><text:span text:style-name="Paramètre">x</text:span><text:span text:style-name="Code">) </text:span><text:span text:style-name="FonctionMethode">.extend</text:span><text:span text:style-name="Code">(</text:span><text:span text:style-name="Paramètre">iterable</text:span><text:span text:style-name="Code">) </text:span><text:span text:style-name="FonctionMethode">.insert</text:span><text:span text:style-name="Code">(</text:span><text:span text:style-name="Paramètre">i,x</text:span><text:span text:style-name="Code">) </text:span><text:span text:style-name="FonctionMethode">.pop</text:span><text:span text:style-name="Code">(</text:span><text:span text:style-name="Paramètre">[i]</text:span><text:span text:style-name="Code">) </text:span><text:span text:style-name="FonctionMethode">.remove</text:span><text:span text:style-name="Code">(</text:span><text:span text:style-name="Paramètre">x</text:span><text:span text:style-name="Code">) </text:span><text:span text:style-name="FonctionMethode">.reverse</text:span><text:span text:style-name="Code">() </text:span><text:span text:style-name="FonctionMethode">.sort</text:span><text:span text:style-name="Code">()<text:line-break/></text:span><text:span text:style-name="Syntaxe">[</text:span><text:span text:style-name="Code"> </text:span><text:span text:style-name="Paramètre">expr</text:span><text:span text:style-name="Code"> </text:span><text:span text:style-name="MotClé"><text:span text:style-name="T27">for</text:span></text:span><text:span text:style-name="Code"><text:span text:style-name="T27"> </text:span></text:span><text:span text:style-name="Variable"><text:span text:style-name="T27">var</text:span></text:span><text:span text:style-name="Code"><text:span text:style-name="T27"> </text:span></text:span><text:span text:style-name="MotClé"><text:span text:style-name="T27">in</text:span></text:span><text:span text:style-name="Code"><text:span text:style-name="T27"> </text:span></text:span><text:span text:style-name="Paramètre"><text:span text:style-name="T27">iter</text:span></text:span><text:span text:style-name="Code"><text:span text:style-name="T27"> </text:span></text:span><text:span text:style-name="PetiteRemarque"><text:span text:style-name="T11">☈</text:span></text:span><text:span text:style-name="Code"> </text:span><text:span text:style-name="MotClé"><text:span text:style-name="T27">if</text:span></text:span><text:span text:style-name="Code"><text:span text:style-name="T27"> </text:span></text:span><text:span text:style-name="Paramètre"><text:span text:style-name="T27">cond</text:span></text:span><text:span text:style-name="Code"><text:span text:style-name="T27"> </text:span></text:span><text:span text:style-name="PetiteRemarque">☄</text:span><text:span text:style-name="Code"> </text:span><text:span text:style-name="Syntaxe">]</text:span></text:p>
        <text:p text:style-name="Corps_20_de_20_texte_20_dédenté"><text:span text:style-name="Strong_20_Emphasis">Tuple </text:span><text:span text:style-name="T2">⚷⇢ </text:span>: <text:span text:style-name="Type">tuple  </text:span><text:span text:style-name="ValeurLiterale">()</text:span><text:tab/><text:span text:style-name="ValeurLiterale">(9,'x',36)</text:span><text:tab/><text:span text:style-name="ValeurLiterale">(1,)</text:span><text:line-break/><text:span text:style-name="Type">tuple</text:span><text:span text:style-name="Code">(</text:span><text:span text:style-name="Paramètre">iterable</text:span><text:span text:style-name="Code">)<text:tab/></text:span><text:span text:style-name="ValeurLiterale">9,'x',36<text:tab/>1,</text:span></text:p>
        <text:p text:style-name="Corps_20_de_20_texte_20_dédenté"><text:span text:style-name="Strong_20_Emphasis">Ensemble </text:span>⇝ : <text:span text:style-name="Type">set</text:span><text:tab/><text:span text:style-name="ValeurLiterale">{1,'toto',42}</text:span><text:line-break/><text:span text:style-name="Type">set</text:span><text:span text:style-name="Code">(</text:span><text:span text:style-name="Paramètre">iterable</text:span><text:span text:style-name="Code">)</text:span><text:span text:style-name="Strong_20_Emphasis"><text:tab/></text:span><text:span text:style-name="T2">⚷⇝ </text:span>: <text:span text:style-name="Type">frozenset</text:span><text:span text:style-name="Code">(</text:span><text:span text:style-name="Paramètre">iterable</text:span><text:span text:style-name="Code">)<text:line-break/></text:span><text:span text:style-name="FonctionMethode"><text:span text:style-name="T11">.add</text:span></text:span><text:span text:style-name="Code"><text:span text:style-name="T11">(</text:span></text:span><text:span text:style-name="Paramètre"><text:span text:style-name="T11">x</text:span></text:span><text:span text:style-name="Code"><text:span text:style-name="T11">) </text:span></text:span><text:span text:style-name="FonctionMethode"><text:span text:style-name="T11">.remove</text:span></text:span><text:span text:style-name="Code"><text:span text:style-name="T11">(</text:span></text:span><text:span text:style-name="Paramètre"><text:span text:style-name="T11">x</text:span></text:span><text:span text:style-name="Code"><text:span text:style-name="T11">) </text:span></text:span><text:span text:style-name="FonctionMethode"><text:span text:style-name="T11">.discard</text:span></text:span><text:span text:style-name="Code"><text:span text:style-name="T11">(</text:span></text:span><text:span text:style-name="Paramètre"><text:span text:style-name="T11">x</text:span></text:span><text:span text:style-name="Code"><text:span text:style-name="T11">) </text:span></text:span><text:span text:style-name="FonctionMethode"><text:span text:style-name="T11">.copy</text:span></text:span><text:span text:style-name="Code"><text:span text:style-name="T11">() </text:span></text:span><text:span text:style-name="FonctionMethode"><text:span text:style-name="T11">.clear</text:span></text:span><text:span text:style-name="Code"><text:span text:style-name="T11">() </text:span></text:span><text:span text:style-name="FonctionMethode"><text:span text:style-name="T11">.pop</text:span></text:span><text:span text:style-name="Code"><text:span text:style-name="T11">()<text:line-break/></text:span></text:span><text:span text:style-name="PetiteRemarque"><text:span text:style-name="T11">∪</text:span></text:span><text:span text:style-name="PetiteRemarque"><text:span text:style-name="T2">➙</text:span></text:span><text:span text:style-name="Syntaxe"><text:span text:style-name="T11">|</text:span></text:span><text:span text:style-name="PetiteRemarque"><text:span text:style-name="T11">, ∩</text:span></text:span><text:span text:style-name="PetiteRemarque"><text:span text:style-name="T2">➙</text:span></text:span><text:span text:style-name="Syntaxe"><text:span text:style-name="T11">&amp;</text:span></text:span><text:span text:style-name="PetiteRemarque"><text:span text:style-name="T11">, diff</text:span></text:span><text:span text:style-name="PetiteRemarque"><text:span text:style-name="T2">➙</text:span></text:span><text:span text:style-name="Syntaxe"><text:span text:style-name="T11">-</text:span></text:span><text:span text:style-name="PetiteRemarque"><text:span text:style-name="T11">, diff.sym</text:span></text:span><text:span text:style-name="PetiteRemarque"><text:span text:style-name="T2">➙</text:span></text:span><text:span text:style-name="Syntaxe"><text:span text:style-name="T11">^</text:span></text:span><text:span text:style-name="PetiteRemarque"><text:span text:style-name="T11">, ⊂</text:span></text:span><text:span text:style-name="PetiteRemarque"><text:span text:style-name="T13">…</text:span></text:span><text:span text:style-name="PetiteRemarque"><text:span text:style-name="T2">➙</text:span></text:span><text:span text:style-name="Syntaxe"><text:span text:style-name="T11">&lt;</text:span></text:span><text:span text:style-name="PetiteRemarque"><text:span text:style-name="T5">…<text:line-break/></text:span></text:span><text:span text:style-name="Syntaxe"><text:span text:style-name="T13">|= &amp;= -= ^=</text:span></text:span><text:span text:style-name="PetiteRemarque"><text:span text:style-name="T5"> …</text:span></text:span></text:p>
        <text:p text:style-name="Corps_20_de_20_texte_20_dédenté"><text:span text:style-name="Strong_20_Emphasis"><text:span text:style-name="T11">Dictionnaire</text:span></text:span><text:span text:style-name="T2"> </text:span><text:span text:style-name="PetiteRemarque"><text:span text:style-name="T2">(tableau associatif, map)</text:span></text:span><text:span text:style-name="T2"> ⇝ : </text:span><text:span text:style-name="Type"><text:span text:style-name="T11">dict</text:span></text:span><text:span text:style-name="T2"><text:line-break/></text:span><text:span text:style-name="ValeurLiterale"><text:span text:style-name="T11">{}<text:tab/>{1:'one',2:'two'}<text:line-break/></text:span></text:span><text:span text:style-name="Type"><text:span text:style-name="T11">dict</text:span></text:span><text:span text:style-name="Code"><text:span text:style-name="T11">(</text:span></text:span><text:span text:style-name="Paramètre"><text:span text:style-name="T11">iterable</text:span></text:span><text:span text:style-name="Code"><text:span text:style-name="T11">)<text:tab/><text:tab/></text:span></text:span><text:span text:style-name="Type"><text:span text:style-name="T11">dict</text:span></text:span><text:span text:style-name="Code"><text:span text:style-name="T11">(</text:span></text:span><text:span text:style-name="Variable"><text:span text:style-name="T11">a</text:span></text:span><text:span text:style-name="Syntaxe"><text:span text:style-name="T11">=</text:span></text:span><text:span text:style-name="ValeurLiterale"><text:span text:style-name="T11">2</text:span></text:span><text:span text:style-name="Code"><text:span text:style-name="T11">,</text:span></text:span><text:span text:style-name="Variable"><text:span text:style-name="T11">b</text:span></text:span><text:span text:style-name="Syntaxe"><text:span text:style-name="T11">=</text:span></text:span><text:span text:style-name="ValeurLiterale"><text:span text:style-name="T11">4</text:span></text:span><text:span text:style-name="Code"><text:span text:style-name="T11">)<text:line-break/></text:span></text:span><text:span text:style-name="Type"><text:span text:style-name="T11">dict</text:span></text:span><text:span text:style-name="FonctionMethode"><text:span text:style-name="T11">.fromkeys</text:span></text:span><text:span text:style-name="Code"><text:span text:style-name="T11">(</text:span></text:span><text:span text:style-name="Paramètre"><text:span text:style-name="T11">seq[,val]</text:span></text:span><text:span text:style-name="Code"><text:span text:style-name="T11">)<text:line-break/></text:span></text:span><text:span text:style-name="Variable"><text:span text:style-name="T11">d</text:span></text:span><text:span text:style-name="Syntaxe"><text:span text:style-name="T11">[</text:span></text:span><text:span text:style-name="Paramètre"><text:span text:style-name="T11">k</text:span></text:span><text:span text:style-name="Syntaxe"><text:span text:style-name="T11">]=</text:span></text:span><text:span text:style-name="Paramètre"><text:span text:style-name="T11">expr</text:span></text:span><text:span text:style-name="Code"><text:span text:style-name="T11"><text:tab/></text:span></text:span><text:span text:style-name="Variable"><text:span text:style-name="T11">d</text:span></text:span><text:span text:style-name="Syntaxe"><text:span text:style-name="T11">[</text:span></text:span><text:span text:style-name="Paramètre"><text:span text:style-name="T11">k</text:span></text:span><text:span text:style-name="Syntaxe"><text:span text:style-name="T11">]</text:span></text:span><text:span text:style-name="Code"><text:span text:style-name="T11"><text:tab/><text:tab/></text:span></text:span><text:span text:style-name="MotClé"><text:span text:style-name="T11">del</text:span></text:span><text:span text:style-name="Code"><text:span text:style-name="T11"> </text:span></text:span><text:span text:style-name="Variable"><text:span text:style-name="T11">d</text:span></text:span><text:span text:style-name="Syntaxe"><text:span text:style-name="T11">[</text:span></text:span><text:span text:style-name="Paramètre"><text:span text:style-name="T11">k</text:span></text:span><text:span text:style-name="Syntaxe"><text:span text:style-name="T11">]</text:span></text:span><text:span text:style-name="Code"><text:span text:style-name="T11"><text:line-break/></text:span></text:span><text:span text:style-name="FonctionMethode"><text:span text:style-name="T11">.update</text:span></text:span><text:span text:style-name="Code"><text:span text:style-name="T11">(</text:span></text:span><text:span text:style-name="Paramètre"><text:span text:style-name="T11">iter</text:span></text:span><text:span text:style-name="Code"><text:span text:style-name="T11">) </text:span></text:span><text:span text:style-name="FonctionMethode"><text:span text:style-name="T11">.keys</text:span></text:span><text:span text:style-name="Code"><text:span text:style-name="T11">() </text:span></text:span><text:span text:style-name="FonctionMethode"><text:span text:style-name="T11">.values</text:span></text:span><text:span text:style-name="Code"><text:span text:style-name="T11">() </text:span></text:span><text:span text:style-name="FonctionMethode"><text:span text:style-name="T11">.items</text:span></text:span><text:span text:style-name="Code"><text:span text:style-name="T11">() </text:span></text:span><text:span text:style-name="FonctionMethode"><text:span text:style-name="T11">.pop</text:span></text:span><text:span text:style-name="Code"><text:span text:style-name="T11">(</text:span></text:span><text:span text:style-name="Paramètre"><text:span text:style-name="T11">k[,def]</text:span></text:span><text:span text:style-name="Code"><text:span text:style-name="T11">) </text:span></text:span><text:span text:style-name="FonctionMethode"><text:span text:style-name="T11">.popitem</text:span></text:span><text:span text:style-name="Code"><text:span text:style-name="T11">() </text:span></text:span><text:span text:style-name="FonctionMethode">.get</text:span><text:span text:style-name="Code"><text:span text:style-name="T11">(</text:span></text:span><text:span text:style-name="Paramètre"><text:span text:style-name="T11">k[,def]</text:span></text:span><text:span text:style-name="Code"><text:span text:style-name="T11">) </text:span></text:span><text:span text:style-name="FonctionMethode"><text:span text:style-name="T11">.setdefault</text:span></text:span><text:span text:style-name="Code"><text:span text:style-name="T11">(</text:span></text:span><text:span text:style-name="Paramètre"><text:span text:style-name="T11">k[,def]</text:span></text:span><text:span text:style-name="Code"><text:span text:style-name="T11">) </text:span></text:span><text:span text:style-name="FonctionMethode"><text:span text:style-name="T11">.clear</text:span></text:span><text:span text:style-name="Code"><text:span text:style-name="T11">() </text:span></text:span><text:span text:style-name="FonctionMethode"><text:span text:style-name="T11">.copy</text:span></text:span><text:span text:style-name="Code"><text:span text:style-name="T11">()</text:span></text:span></text:p>
        <text:p text:style-name="Corps_20_de_20_texte_20_dédenté">☞ <text:span text:style-name="FonctionMethode">items</text:span>, <text:span text:style-name="FonctionMethode">keys</text:span>, <text:span text:style-name="FonctionMethode">values</text:span> <text:span text:style-name="PetiteRemarque">“vues” itérables</text:span></text:p>
        <text:h text:style-name="Heading_20_1" text:outline-level="1">Entrées/Sorties &amp; Fichiers</text:h>
        <text:p text:style-name="Text_20_body"><text:span text:style-name="FonctionMethode">print</text:span><text:span text:style-name="Code">("x=",</text:span><text:span text:style-name="Paramètre">x[,y</text:span><text:span text:style-name="Code"><text:span text:style-name="T13">…</text:span></text:span><text:span text:style-name="Paramètre">][,sep=</text:span><text:span text:style-name="Code"><text:span text:style-name="T13">…</text:span></text:span><text:span text:style-name="Paramètre">][,end=</text:span><text:span text:style-name="Code"><text:span text:style-name="T13">…</text:span></text:span><text:span text:style-name="Paramètre"><text:span text:style-name="T13">][,file=</text:span></text:span><text:span text:style-name="Code"><text:span text:style-name="T13">…</text:span></text:span><text:span text:style-name="Paramètre"><text:span text:style-name="T13">]</text:span></text:span><text:span text:style-name="Code">)</text:span></text:p>
        <text:p text:style-name="Text_20_body"><text:span text:style-name="FonctionMethode">input</text:span><text:span text:style-name="Code">(</text:span><text:span text:style-name="ValeurLiterale">"Age ? "</text:span><text:span text:style-name="Code">) </text:span><text:span text:style-name="PetiteRemarque"><text:span text:style-name="T2">➙ </text:span></text:span><text:span text:style-name="Type"><text:span text:style-name="T11">str</text:span></text:span></text:p>
        <text:p text:style-name="Corps_20_de_20_texte_20_dédenté"><text:span text:style-name="T2">☞ </text:span><text:span text:style-name="PetiteRemarque"><text:span text:style-name="T11">transtypage explicite en </text:span></text:span><text:span text:style-name="Type"><text:span text:style-name="T11">int</text:span></text:span><text:span text:style-name="PetiteRemarque"><text:span text:style-name="T11"> ou </text:span></text:span><text:span text:style-name="Type"><text:span text:style-name="T11">float</text:span></text:span><text:span text:style-name="PetiteRemarque"><text:span text:style-name="T11"> si besoin.</text:span></text:span></text:p>
        <text:p text:style-name="Corps_20_de_20_texte_20_dédenté"><text:soft-page-break/><text:span text:style-name="Strong_20_Emphasis"><text:span text:style-name="T11">Fichier </text:span></text:span><text:span text:style-name="T2">: </text:span><text:span text:style-name="Variable"><text:span text:style-name="T11">f</text:span></text:span><text:span text:style-name="Syntaxe"><text:span text:style-name="T11">=</text:span></text:span><text:span text:style-name="FonctionMethode"><text:span text:style-name="T11">open</text:span></text:span><text:span text:style-name="Code"><text:span text:style-name="T11">(</text:span></text:span><text:span text:style-name="Paramètre"><text:span text:style-name="T11">nom[,mode][,encoding=</text:span></text:span><text:span text:style-name="Paramètre"><text:span text:style-name="T13">…</text:span></text:span><text:span text:style-name="Paramètre"><text:span text:style-name="T11">]</text:span></text:span><text:span text:style-name="Code"><text:span text:style-name="T11">)</text:span></text:span></text:p>
        <text:p text:style-name="Corps_20_de_20_texte_20_dédenté"><text:span text:style-name="Paramètre">mode </text:span><text:span text:style-name="PetiteRemarque">: </text:span><text:span text:style-name="ValeurLiterale">'r'</text:span><text:span text:style-name="PetiteRemarque"> lecture (défaut)</text:span> <text:span text:style-name="ValeurLiterale">'w'</text:span> <text:span text:style-name="PetiteRemarque">écriture</text:span> <text:span text:style-name="ValeurLiterale">'a'</text:span> <text:span text:style-name="PetiteRemarque">ajout </text:span><text:span text:style-name="ValeurLiterale">'+'</text:span><text:span text:style-name="PetiteRemarque"> lecture écriture </text:span><text:span text:style-name="ValeurLiterale">'b'</text:span><text:span text:style-name="PetiteRemarque"> mode binaire</text:span><text:span text:style-name="Paramètre"><text:span text:style-name="T13">…</text:span></text:span></text:p>
        <text:p text:style-name="Corps_20_de_20_texte_20_dédenté"><text:span text:style-name="Paramètre">encoding </text:span><text:span text:style-name="PetiteRemarque">: </text:span><text:span text:style-name="ValeurLiterale">'utf-8' 'latin1' 'ascii'</text:span><text:span text:style-name="Paramètre"><text:span text:style-name="T13">…</text:span></text:span></text:p>
        <text:p text:style-name="Text_20_body"><text:span text:style-name="FonctionMethode">.write</text:span><text:span text:style-name="Code">(</text:span><text:span text:style-name="Paramètre">s</text:span><text:span text:style-name="Code">) </text:span><text:span text:style-name="FonctionMethode">.read</text:span><text:span text:style-name="Code">(</text:span><text:span text:style-name="Paramètre">[n]</text:span><text:span text:style-name="Code">) </text:span><text:span text:style-name="FonctionMethode">.readline</text:span><text:span text:style-name="Code">() </text:span><text:span text:style-name="FonctionMethode">.flush</text:span><text:span text:style-name="Code">() </text:span><text:span text:style-name="FonctionMethode">.close</text:span><text:span text:style-name="Code">() </text:span><text:span text:style-name="FonctionMethode">.readlines</text:span><text:span text:style-name="Code">()</text:span></text:p>
        <text:p text:style-name="Corps_20_de_20_texte_20_dédenté">Boucle sur lignes :<text:span text:style-name="MotClé">for</text:span><text:span text:style-name="Code"> </text:span><text:span text:style-name="Variable">line</text:span><text:span text:style-name="Code"> </text:span><text:span text:style-name="MotClé">in</text:span><text:span text:style-name="Code"> </text:span><text:span text:style-name="Variable">f</text:span><text:span text:style-name="Code"> :</text:span><text:span text:style-name="Paramètre"><text:span text:style-name="T13">…</text:span></text:span></text:p>
        <text:p text:style-name="Corps_20_de_20_texte_20_dédenté"><text:span text:style-name="T13">Contexte géré (close) : </text:span><text:span text:style-name="MotClé"><text:span text:style-name="T13">with</text:span></text:span><text:span text:style-name="Code"><text:span text:style-name="T13"> </text:span></text:span><text:span text:style-name="FonctionMethode"><text:span text:style-name="T13">open</text:span></text:span><text:span text:style-name="Code"><text:span text:style-name="T13">(…) </text:span></text:span><text:span text:style-name="MotClé"><text:span text:style-name="T13">as</text:span></text:span><text:span text:style-name="Code"><text:span text:style-name="T13"> </text:span></text:span><text:span text:style-name="Variable"><text:span text:style-name="T13">f</text:span></text:span><text:span text:style-name="Code"><text:span text:style-name="T13">:</text:span></text:span></text:p>
        <text:p text:style-name="Text_20_body">☝ <text:span text:style-name="PetiteRemarque"><text:span text:style-name="T11">dans le m</text:span></text:span><text:span text:style-name="PetiteRemarque"><text:span text:style-name="T13">odule</text:span></text:span><text:span text:style-name="Paramètre"><text:span text:style-name="T13"> </text:span></text:span><text:span text:style-name="Module"><text:span text:style-name="T13">os</text:span></text:span> <text:span text:style-name="PetiteRemarque">(voir aussi </text:span><text:span text:style-name="Module">os.path</text:span><text:span text:style-name="PetiteRemarque">):</text:span></text:p>
        <text:p text:style-name="Text_20_body"><text:span text:style-name="FonctionMethode">getcwd</text:span><text:span text:style-name="Code">()</text:span><text:span text:style-name="FonctionMethode">  chdir</text:span><text:span text:style-name="Code">(</text:span><text:span text:style-name="Paramètre">chemin</text:span><text:span text:style-name="Code">)  </text:span><text:span text:style-name="FonctionMethode">listdir</text:span><text:span text:style-name="Code">(</text:span><text:span text:style-name="Paramètre">chemin</text:span><text:span text:style-name="Code">)</text:span></text:p>
        <text:p text:style-name="Text_20_body">Paramètres ligne de commande dans <text:span text:style-name="Module">sys</text:span><text:span text:style-name="Code">.</text:span><text:span text:style-name="Variable">argv</text:span></text:p>
        <text:h text:style-name="Heading_20_1" text:outline-level="1">Modules &amp; Packages</text:h>
        <text:p text:style-name="Corps_20_de_20_texte_20_dédenté"><text:span text:style-name="Strong_20_Emphasis">Module</text:span><text:span text:style-name="PetiteRemarque"> : fichier script extension </text:span><text:span text:style-name="Fichier">.py</text:span><text:span text:style-name="PetiteRemarque"> (et modules compilés en C). Fichier </text:span><text:span text:style-name="Fichier">toto.py</text:span><text:span text:style-name="PetiteRemarque"> </text:span><text:span text:style-name="PetiteRemarque"><text:span text:style-name="T2">➙ module </text:span></text:span><text:span text:style-name="Module"><text:span text:style-name="T11">toto</text:span></text:span><text:span text:style-name="PetiteRemarque"><text:span text:style-name="T2">. </text:span></text:span></text:p>
        <text:p text:style-name="Corps_20_de_20_texte_20_dédenté"><text:span text:style-name="Strong_20_Emphasis">Package</text:span><text:span text:style-name="PetiteRemarque"> : répertoire avec fichier </text:span><text:span text:style-name="Fichier">__init__.py</text:span><text:span text:style-name="PetiteRemarque">. Contient des fichiers modules. </text:span></text:p>
        <text:p text:style-name="Corps_20_de_20_texte_20_dédenté"><text:span text:style-name="PetiteRemarque"><text:span text:style-name="T2">R</text:span></text:span><text:span text:style-name="PetiteRemarque">echerchés dans le </text:span><text:span text:style-name="envvar">pythonpath</text:span><text:span text:style-name="PetiteRemarque">, voir liste </text:span><text:span text:style-name="Module">sys</text:span><text:span text:style-name="Syntaxe">.</text:span><text:span text:style-name="Variable">path</text:span><text:span text:style-name="PetiteRemarque">. </text:span></text:p>
        <text:p text:style-name="Text_20_body"><text:span text:style-name="Strong_20_Emphasis">Modèle de module :</text:span></text:p>
        <text:p text:style-name="P4"><text:span text:style-name="Code">#!/usr/bin/python3</text:span></text:p>
        <text:p text:style-name="P8"><text:span text:style-name="Code"># -*- coding: utf-8 -*-</text:span></text:p>
        <text:p text:style-name="P8"><text:span text:style-name="Code">"""Documentation module - cf PEP257"""</text:span></text:p>
        <text:p text:style-name="P8"><text:span text:style-name="Code"># Fichier: monmodule.py</text:span></text:p>
        <text:p text:style-name="P8"><text:span text:style-name="Code"># Auteur: Joe Student</text:span></text:p>
        <text:p text:style-name="P8"><text:span text:style-name="Code"># </text:span><text:span text:style-name="Code"><text:span text:style-name="T17">Import d'autres modules, fonctions</text:span></text:span><text:span text:style-name="Code"><text:span text:style-name="T17">…</text:span></text:span></text:p>
        <text:p text:style-name="P8"><text:span text:style-name="Code">import math</text:span></text:p>
        <text:p text:style-name="P8"><text:span text:style-name="Code">from random import seed,uniform</text:span></text:p>
        <text:p text:style-name="P8"><text:span text:style-name="Code"># </text:span><text:span text:style-name="Code"><text:span text:style-name="T17">Définitions constantes et globales</text:span></text:span></text:p>
        <text:p text:style-name="P8"><text:span text:style-name="Code">MAXIMUM = 4</text:span></text:p>
        <text:p text:style-name="P8"><text:span text:style-name="Code">lstFichiers = []</text:span></text:p>
        <text:p text:style-name="P8"><text:span text:style-name="Code"># </text:span><text:span text:style-name="Code"><text:span text:style-name="T17">Définitions fonctions et classes</text:span></text:span></text:p>
        <text:p text:style-name="P8"><text:span text:style-name="Code">def f(x):</text:span></text:p>
        <text:p text:style-name="P8"><text:span text:style-name="Code"><text:s text:c="4"/>"""Documentation fonction"""</text:span></text:p>
        <text:p text:style-name="P8"><text:span text:style-name="Code"><text:s text:c="4"/>…</text:span></text:p>
        <text:p text:style-name="P8"><text:span text:style-name="Code">class Convertisseur(object):</text:span></text:p>
        <text:p text:style-name="P8"><text:span text:style-name="Code"><text:s text:c="4"/>"""Documentation classe"""</text:span></text:p>
        <text:p text:style-name="P8"><text:span text:style-name="Code"><text:s text:c="4"/>nb_conv = 0 # var de classe</text:span></text:p>
        <text:p text:style-name="P8"><text:span text:style-name="Code"><text:s text:c="4"/>def __init__(self,a,b):</text:span></text:p>
        <text:p text:style-name="P8"><text:span text:style-name="Code"><text:s text:c="8"/>"""Documentation init"""</text:span></text:p>
        <text:p text:style-name="P8"><text:span text:style-name="Code"><text:s text:c="8"/>self.v_a = a # var d’instance</text:span></text:p>
        <text:p text:style-name="P8"><text:span text:style-name="Code"><text:s text:c="8"/></text:span><text:span text:style-name="Code"><text:span text:style-name="T13">…</text:span></text:span></text:p>
        <text:p text:style-name="P8"><text:span text:style-name="Code"><text:s text:c="4"/>def action(self,y):</text:span></text:p>
        <text:p text:style-name="P8"><text:span text:style-name="Code"><text:s text:c="8"/>"""Documentation méthode"""</text:span></text:p>
        <text:p text:style-name="P8"><text:span text:style-name="Code"><text:s text:c="8"/></text:span><text:span text:style-name="Code"><text:span text:style-name="T13">…</text:span></text:span></text:p>
        <text:p text:style-name="P8"><text:span text:style-name="Code"><text:span text:style-name="T13"># </text:span></text:span><text:span text:style-name="Code"><text:span text:style-name="T18">Auto-test du module</text:span></text:span></text:p>
        <text:p text:style-name="P8"><text:span text:style-name="Code"><text:span text:style-name="T13">if __name__ == '__main__':</text:span></text:span></text:p>
        <text:p text:style-name="P8"><text:span text:style-name="Code"><text:s text:c="4"/>if f(2) != 4: # problème</text:span></text:p>
        <text:p text:style-name="P8"><text:span text:style-name="Code"><text:span text:style-name="T13"><text:s text:c="4"/>…</text:span></text:span></text:p>
        <text:p text:style-name="Text_20_body"><text:span text:style-name="Strong_20_Emphasis">Import de modules / de noms</text:span></text:p>
        <text:p text:style-name="PseudoCode"><text:span text:style-name="MotClé">import</text:span><text:span text:style-name="Module"> monmondule</text:span></text:p>
        <text:p text:style-name="PseudoCode"><text:span text:style-name="MotClé">from</text:span><text:span text:style-name="Code"> </text:span><text:span text:style-name="Module">monmodule</text:span><text:span text:style-name="Code"> </text:span><text:span text:style-name="MotClé">import</text:span><text:span text:style-name="Code"> </text:span><text:span text:style-name="FonctionMethode">f</text:span><text:span text:style-name="Code">,</text:span><text:span text:style-name="Variable">MAXIMUM</text:span></text:p>
        <text:p text:style-name="PseudoCode"><text:span text:style-name="MotClé">from</text:span><text:span text:style-name="Code"> </text:span><text:span text:style-name="Module">monmodule</text:span><text:span text:style-name="Code"> </text:span><text:span text:style-name="MotClé">import</text:span><text:span text:style-name="Code"> </text:span><text:span text:style-name="Syntaxe">*</text:span></text:p>
        <text:p text:style-name="PseudoCode"><text:span text:style-name="MotClé">from</text:span><text:span text:style-name="Code"> </text:span><text:span text:style-name="Module">monmodule</text:span><text:span text:style-name="Code"> </text:span><text:span text:style-name="MotClé">import</text:span><text:span text:style-name="Code"> </text:span><text:span text:style-name="FonctionMethode">f</text:span><text:span text:style-name="Syntaxe"> as </text:span><text:span text:style-name="FonctionMethode">fct</text:span></text:p>
        <text:p text:style-name="Text_20_body">Pour limiter l’effet <text:span text:style-name="Syntaxe">*</text:span>, définir dans <text:span text:style-name="Module">monmodule</text:span> :</text:p>
        <text:p text:style-name="PseudoCode"><text:span text:style-name="Variable"><text:span text:style-name="T11">__all__</text:span></text:span><text:span text:style-name="Code"><text:span text:style-name="T11"> </text:span></text:span><text:span text:style-name="Syntaxe"><text:span text:style-name="T11">= [</text:span></text:span><text:span text:style-name="Code"><text:span text:style-name="T11"> </text:span></text:span><text:span text:style-name="ValeurLiterale"><text:span text:style-name="T11">"f"</text:span></text:span><text:span text:style-name="Code"><text:span text:style-name="T11">, </text:span></text:span><text:span text:style-name="ValeurLiterale"><text:span text:style-name="T11">"MAXIMUM"</text:span></text:span><text:span text:style-name="Code"><text:span text:style-name="T11">]</text:span></text:span></text:p>
        <text:p text:style-name="Text_20_body">Import via package :</text:p>
        <text:p text:style-name="PseudoCode"><text:span text:style-name="MotClé">from</text:span><text:span text:style-name="Code"> </text:span><text:span text:style-name="Module">os.path</text:span><text:span text:style-name="Code"> </text:span><text:span text:style-name="MotClé">import</text:span><text:span text:style-name="Code"> </text:span><text:span text:style-name="Module">dirname</text:span></text:p>
        <text:h text:style-name="Heading_20_1" text:outline-level="1">Définition de Classe</text:h>
        <text:p text:style-name="Corps_20_de_20_texte_20_dédenté"><text:span text:style-name="PetiteRemarque">Méthodes spéciales, noms réservées </text:span><text:span text:style-name="FonctionMethode">__xxxx__</text:span><text:span text:style-name="PetiteRemarque">.</text:span></text:p>
        <text:p text:style-name="PseudoCode"><text:span text:style-name="MotClé">class</text:span> <text:span text:style-name="Type">NomClasse</text:span>(<text:span text:style-name="Paramètre">[claparent]</text:span>)<text:span text:style-name="Syntaxe">:</text:span></text:p>
        <text:p text:style-name="PseudoCode"><text:s text:c="2"/><text:span text:style-name="CommentaireExplication"># le bloc de la classe</text:span></text:p>
        <text:p text:style-name="PseudoCode"><text:s text:c="2"/><text:span text:style-name="Variable">variable_de_classe</text:span> = <text:span text:style-name="Paramètre">expression</text:span></text:p>
        <text:p text:style-name="PseudoCode"><text:s text:c="2"/><text:span text:style-name="MotClé">def</text:span> <text:span text:style-name="FonctionMethode">__init__</text:span>(<text:span text:style-name="Variable">self</text:span><text:span text:style-name="Paramètre">[,params</text:span><text:span text:style-name="Paramètre"><text:span text:style-name="T13">…]</text:span></text:span>)<text:span text:style-name="Syntaxe">:</text:span></text:p>
        <text:p text:style-name="PseudoCode"><text:s text:c="4"/><text:span text:style-name="CommentaireExplication"># le bloc de l’initialiseur</text:span></text:p>
        <text:p text:style-name="PseudoCode"><text:s text:c="4"/><text:span text:style-name="Variable">self</text:span>.<text:span text:style-name="Variable">variable_d_instance</text:span> = <text:span text:style-name="Paramètre">expression</text:span></text:p>
        <text:p text:style-name="PseudoCode"><text:s text:c="2"/><text:span text:style-name="MotClé">def</text:span> <text:span text:style-name="FonctionMethode">__del__</text:span>(<text:span text:style-name="Variable">self</text:span>)<text:span text:style-name="Syntaxe">:</text:span></text:p>
        <text:p text:style-name="PseudoCode"><text:s text:c="4"/><text:span text:style-name="CommentaireExplication"># le bloc du destructeur </text:span></text:p>
        <text:p text:style-name="PseudoCode"><text:s text:c="2"/><text:span text:style-name="Syntaxe">@</text:span><text:span text:style-name="FonctionMethode">staticmethod</text:span> <text:s text:c="4"/><text:span text:style-name="CommentaireExplication"># @⬌“décorateur”</text:span></text:p>
        <text:p text:style-name="PseudoCode"><text:s text:c="2"/><text:span text:style-name="MotClé">def</text:span> <text:span text:style-name="FonctionMethode">fct</text:span><text:span text:style-name="Code">(</text:span><text:span text:style-name="Paramètre">[,params</text:span><text:span text:style-name="Paramètre"><text:span text:style-name="T13">…]</text:span></text:span>)<text:span text:style-name="Syntaxe">:</text:span></text:p>
        <text:p text:style-name="PseudoCode"><text:s text:c="4"/><text:span text:style-name="CommentaireExplication"># méthode statique (appelable sans objet)</text:span></text:p>
        <text:p text:style-name="Text_20_body"><text:span text:style-name="Strong_20_Emphasis">Tests d’appartenance</text:span></text:p>
        <text:p text:style-name="PseudoCode"><text:span text:style-name="FonctionMethode">isinstance</text:span><text:span text:style-name="Code">(</text:span><text:span text:style-name="Paramètre">obj</text:span><text:span text:style-name="Code">,</text:span><text:span text:style-name="Paramètre">classe</text:span><text:span text:style-name="Code">)</text:span></text:p>
        <text:p text:style-name="PseudoCode"><text:span text:style-name="FonctionMethode">isssubclass</text:span><text:span text:style-name="Code">(</text:span><text:span text:style-name="Paramètre">sousclasse</text:span><text:span text:style-name="Code">,</text:span><text:span text:style-name="Paramètre">parente</text:span><text:span text:style-name="Code">)</text:span></text:p>
        <text:h text:style-name="Heading_20_1" text:outline-level="1">Création d’Objets</text:h>
        <text:p text:style-name="Text_20_body"><text:span text:style-name="PetiteRemarque">Utilisation de la classe comme une fonction, paramètres passés à l’initialiseur </text:span><text:span text:style-name="FonctionMethode">__init__</text:span><text:span text:style-name="PetiteRemarque">.</text:span></text:p>
        <text:p text:style-name="PseudoCode"><text:span text:style-name="Variable">obj</text:span> <text:span text:style-name="Syntaxe">=</text:span> <text:span text:style-name="Type">NomClasse</text:span>(<text:span text:style-name="Paramètre">params</text:span><text:span text:style-name="Paramètre"><text:span text:style-name="T13">…</text:span></text:span>)</text:p>
        <text:h text:style-name="Heading_20_1" text:outline-level="1">Méthodes spéciales Conversion</text:h>
        <text:p text:style-name="PseudoCode"><text:span text:style-name="MotClé">def</text:span> <text:span text:style-name="FonctionMethode">__str__</text:span>(<text:span text:style-name="Variable">self</text:span>)<text:span text:style-name="Syntaxe">:</text:span></text:p>
        <text:p text:style-name="PseudoCode"><text:s text:c="4"/><text:span text:style-name="CommentaireExplication"># retourne chaîne d’affichage</text:span></text:p>
        <text:p text:style-name="PseudoCode"><text:span text:style-name="MotClé">def</text:span> <text:span text:style-name="FonctionMethode">__repr__</text:span>(<text:span text:style-name="Variable">self</text:span>)<text:span text:style-name="Syntaxe">:</text:span></text:p>
        <text:p text:style-name="PseudoCode"><text:s text:c="4"/><text:span text:style-name="CommentaireExplication"># retourne chaîne de représentation</text:span></text:p>
        <text:p text:style-name="PseudoCode"><text:span text:style-name="MotClé">def</text:span> <text:span text:style-name="FonctionMethode">__bytes__</text:span>(<text:span text:style-name="Variable">self</text:span>)<text:span text:style-name="Syntaxe">:</text:span></text:p>
        <text:p text:style-name="PseudoCode"><text:s text:c="4"/><text:span text:style-name="CommentaireExplication"># retourne objet chaîne d’octets</text:span></text:p>
        <text:p text:style-name="PseudoCode"><text:span text:style-name="MotClé">def</text:span> <text:span text:style-name="FonctionMethode">__bool__</text:span>(<text:span text:style-name="Variable">self</text:span>)<text:span text:style-name="Syntaxe">:</text:span></text:p>
        <text:p text:style-name="PseudoCode"><text:s text:c="4"/><text:span text:style-name="CommentaireExplication"># retourne un booléen</text:span></text:p>
        <text:p text:style-name="PseudoCode"><text:span text:style-name="MotClé">def</text:span> <text:span text:style-name="FonctionMethode">__format__</text:span>(<text:span text:style-name="Variable">self</text:span>,<text:span text:style-name="Variable">spécif_format</text:span>)<text:span text:style-name="Syntaxe">:</text:span></text:p>
        <text:p text:style-name="PseudoCode"><text:s text:c="4"/><text:span text:style-name="CommentaireExplication"># retourne chaîne suivant le format spécifié</text:span></text:p>
        <text:h text:style-name="Heading_20_1" text:outline-level="1">Méthodes spéciales Comparaisons</text:h>
        <text:p text:style-name="Text_20_body">Retournent <text:span text:style-name="Constante">True</text:span>, <text:span text:style-name="Constante">False</text:span> ou <text:span text:style-name="Constante">NotImplemented</text:span>.</text:p>
        <text:p text:style-name="PseudoCode"><text:span text:style-name="Paramètre">x</text:span><text:span text:style-name="Syntaxe">&lt;</text:span><text:span text:style-name="Paramètre">y</text:span> <text:s/><text:span text:style-name="PetiteRemarque"><text:span text:style-name="T2">➙ </text:span></text:span><text:span text:style-name="MotClé"><text:span text:style-name="T11">def</text:span></text:span> <text:span text:style-name="FonctionMethode"><text:span text:style-name="T11">__lt__</text:span></text:span>(<text:span text:style-name="Variable">self</text:span>,<text:span text:style-name="Variable">y</text:span>)<text:span text:style-name="Syntaxe">:</text:span></text:p>
        <text:p text:style-name="PseudoCode"><text:span text:style-name="Paramètre">x</text:span><text:span text:style-name="Syntaxe">&lt;=</text:span><text:span text:style-name="Paramètre">y</text:span> <text:span text:style-name="PetiteRemarque"><text:span text:style-name="T2">➙ </text:span></text:span><text:span text:style-name="MotClé"><text:span text:style-name="T11">def</text:span></text:span> <text:span text:style-name="FonctionMethode"><text:span text:style-name="T11">__le__</text:span></text:span>(<text:span text:style-name="Variable">self</text:span>,<text:span text:style-name="Variable">y</text:span>)<text:span text:style-name="Syntaxe">:</text:span></text:p>
        <text:p text:style-name="PseudoCode"><text:span text:style-name="Paramètre">x</text:span><text:span text:style-name="Syntaxe">==</text:span><text:span text:style-name="Paramètre">y</text:span> <text:span text:style-name="PetiteRemarque"><text:span text:style-name="T2">➙ </text:span></text:span><text:span text:style-name="MotClé"><text:span text:style-name="T11">def</text:span></text:span> <text:span text:style-name="FonctionMethode"><text:span text:style-name="T11">__eq__</text:span></text:span>(<text:span text:style-name="Variable">self</text:span>,<text:span text:style-name="Variable">y</text:span>)<text:span text:style-name="Syntaxe">:</text:span></text:p>
        <text:p text:style-name="PseudoCode"><text:span text:style-name="Paramètre">x</text:span><text:span text:style-name="Syntaxe">!=</text:span><text:span text:style-name="Paramètre">y</text:span> <text:span text:style-name="PetiteRemarque"><text:span text:style-name="T2">➙ </text:span></text:span><text:span text:style-name="MotClé"><text:span text:style-name="T11">def</text:span></text:span> <text:span text:style-name="FonctionMethode"><text:span text:style-name="T11">__ne__</text:span></text:span>(<text:span text:style-name="Variable">self</text:span>,<text:span text:style-name="Variable">y</text:span>)<text:span text:style-name="Syntaxe">:</text:span></text:p>
        <text:p text:style-name="PseudoCode"><text:span text:style-name="Paramètre">x</text:span><text:span text:style-name="Syntaxe">&gt;</text:span><text:span text:style-name="Paramètre">y</text:span> <text:s/><text:span text:style-name="PetiteRemarque"><text:span text:style-name="T2">➙ </text:span></text:span><text:span text:style-name="MotClé"><text:span text:style-name="T11">def</text:span></text:span> <text:span text:style-name="FonctionMethode"><text:span text:style-name="T11">__gt__</text:span></text:span>(<text:span text:style-name="Variable">self</text:span>,<text:span text:style-name="Variable">y</text:span>)<text:span text:style-name="Syntaxe">:</text:span></text:p>
        <text:p text:style-name="PseudoCode"><text:span text:style-name="Paramètre">x</text:span><text:span text:style-name="Syntaxe">&gt;=</text:span><text:span text:style-name="Paramètre">y</text:span> <text:span text:style-name="PetiteRemarque"><text:span text:style-name="T2">➙ </text:span></text:span><text:span text:style-name="MotClé"><text:span text:style-name="T11">def</text:span></text:span> <text:span text:style-name="FonctionMethode"><text:span text:style-name="T11">__ge__</text:span></text:span>(<text:span text:style-name="Variable">self</text:span>,<text:span text:style-name="Variable">y</text:span>)<text:span text:style-name="Syntaxe">:</text:span></text:p>
        <text:h text:style-name="Heading_20_1" text:outline-level="1">Méthodes spéciales Opérations</text:h>
        <text:p text:style-name="Text_20_body"><text:span text:style-name="PetiteRemarque">Retournent un nouvel objet de la classe, intégrant le résultat de l’opération, ou </text:span><text:span text:style-name="Constante">NotImplemented</text:span><text:span text:style-name="PetiteRemarque"> si ne peuvent travailler avec l’argument </text:span><text:span text:style-name="Variable">y</text:span><text:span text:style-name="PetiteRemarque"> donné. </text:span></text:p>
        <text:p text:style-name="Text_20_body"><text:span text:style-name="Paramètre">x </text:span><text:span text:style-name="PetiteRemarque"><text:span text:style-name="T2">➙ </text:span></text:span><text:span text:style-name="Variable"><text:span text:style-name="T11">self</text:span></text:span></text:p>
        <text:p text:style-name="PseudoCode"><text:span text:style-name="Paramètre">x</text:span><text:span text:style-name="Syntaxe">+</text:span><text:span text:style-name="Paramètre">y</text:span> <text:span text:style-name="PetiteRemarque"><text:span text:style-name="T2">➙ </text:span></text:span><text:span text:style-name="MotClé"><text:span text:style-name="T11">def</text:span></text:span> <text:span text:style-name="FonctionMethode"><text:span text:style-name="T11">__add__</text:span></text:span>(<text:span text:style-name="Variable">self</text:span>,<text:span text:style-name="Variable">y</text:span>)<text:span text:style-name="Syntaxe">:</text:span></text:p>
        <text:p text:style-name="PseudoCode"><text:span text:style-name="Paramètre">x</text:span><text:span text:style-name="Syntaxe">-</text:span><text:span text:style-name="Paramètre">y</text:span> <text:span text:style-name="PetiteRemarque"><text:span text:style-name="T2">➙ </text:span></text:span><text:span text:style-name="MotClé"><text:span text:style-name="T11">def</text:span></text:span> <text:span text:style-name="FonctionMethode"><text:span text:style-name="T11">__sub__</text:span></text:span>(<text:span text:style-name="Variable">self</text:span>,<text:span text:style-name="Variable">y</text:span>)<text:span text:style-name="Syntaxe">:</text:span></text:p>
        <text:p text:style-name="PseudoCode"><text:span text:style-name="Paramètre">x</text:span><text:span text:style-name="Syntaxe">*</text:span><text:span text:style-name="Paramètre">y</text:span> <text:span text:style-name="PetiteRemarque"><text:span text:style-name="T2">➙ </text:span></text:span><text:span text:style-name="MotClé"><text:span text:style-name="T11">def</text:span></text:span> <text:span text:style-name="FonctionMethode"><text:span text:style-name="T11">__mul__</text:span></text:span>(<text:span text:style-name="Variable">self</text:span>,<text:span text:style-name="Variable">y</text:span>)<text:span text:style-name="Syntaxe">:</text:span></text:p>
        <text:p text:style-name="PseudoCode"><text:span text:style-name="Paramètre">x</text:span><text:span text:style-name="Syntaxe">/</text:span><text:span text:style-name="Paramètre">y</text:span> <text:span text:style-name="PetiteRemarque"><text:span text:style-name="T2">➙ </text:span></text:span><text:span text:style-name="MotClé"><text:span text:style-name="T11">def</text:span></text:span> <text:span text:style-name="FonctionMethode"><text:span text:style-name="T11">__truediv__</text:span></text:span>(<text:span text:style-name="Variable">self</text:span>,<text:span text:style-name="Variable">y</text:span>)<text:span text:style-name="Syntaxe">:</text:span></text:p>
        <text:p text:style-name="PseudoCode"><text:span text:style-name="Paramètre">x</text:span><text:span text:style-name="Syntaxe">//</text:span><text:span text:style-name="Paramètre">y</text:span> <text:span text:style-name="PetiteRemarque"><text:span text:style-name="T2">➙ </text:span></text:span><text:span text:style-name="MotClé"><text:span text:style-name="T11">def</text:span></text:span> <text:span text:style-name="FonctionMethode"><text:span text:style-name="T11">__floordiv__</text:span></text:span>(<text:span text:style-name="Variable">self</text:span>,<text:span text:style-name="Variable">y</text:span>)<text:span text:style-name="Syntaxe">:</text:span></text:p>
        <text:p text:style-name="PseudoCode"><text:span text:style-name="Paramètre">x</text:span><text:span text:style-name="Syntaxe">%</text:span><text:span text:style-name="Paramètre">y</text:span> <text:span text:style-name="PetiteRemarque"><text:span text:style-name="T2">➙ </text:span></text:span><text:span text:style-name="MotClé"><text:span text:style-name="T11">def</text:span></text:span> <text:span text:style-name="FonctionMethode"><text:span text:style-name="T11">__mod__</text:span></text:span>(<text:span text:style-name="Variable">self</text:span>,<text:span text:style-name="Variable">y</text:span>)<text:span text:style-name="Syntaxe">:</text:span></text:p>
        <text:p text:style-name="PseudoCode"><text:span text:style-name="FonctionMethode">divmod</text:span><text:span text:style-name="Code">(</text:span><text:span text:style-name="Paramètre">x</text:span><text:span text:style-name="Code">,</text:span><text:span text:style-name="Paramètre">y</text:span><text:span text:style-name="Code">)</text:span> <text:span text:style-name="PetiteRemarque"><text:span text:style-name="T2">➙ </text:span></text:span><text:span text:style-name="MotClé"><text:span text:style-name="T11">def</text:span></text:span> <text:span text:style-name="FonctionMethode"><text:span text:style-name="T11">__divmod__</text:span></text:span>(<text:span text:style-name="Variable">self</text:span>,<text:span text:style-name="Variable">y</text:span>)<text:span text:style-name="Syntaxe">:</text:span></text:p>
        <text:p text:style-name="PseudoCode"><text:span text:style-name="Paramètre">x</text:span><text:span text:style-name="Syntaxe">**</text:span><text:span text:style-name="Paramètre">y</text:span> <text:span text:style-name="PetiteRemarque"><text:span text:style-name="T2">➙ </text:span></text:span><text:span text:style-name="MotClé"><text:span text:style-name="T11">def</text:span></text:span> <text:span text:style-name="FonctionMethode"><text:span text:style-name="T11">__pow__</text:span></text:span>(<text:span text:style-name="Variable">self</text:span>,<text:span text:style-name="Variable">y</text:span>)<text:span text:style-name="Syntaxe">:</text:span></text:p>
        <text:p text:style-name="PseudoCode"><text:span text:style-name="FonctionMethode">pow</text:span>(<text:span text:style-name="Paramètre">x</text:span>,<text:span text:style-name="Paramètre">y</text:span>,<text:span text:style-name="Paramètre">z</text:span>) <text:span text:style-name="PetiteRemarque"><text:span text:style-name="T2">➙ </text:span></text:span><text:span text:style-name="MotClé"><text:span text:style-name="T11">def</text:span></text:span> <text:span text:style-name="FonctionMethode"><text:span text:style-name="T11">__pow__</text:span></text:span>(<text:span text:style-name="Variable">self</text:span>,<text:span text:style-name="Variable">y</text:span>,<text:span text:style-name="Variable">z</text:span>)<text:span text:style-name="Syntaxe">:</text:span></text:p>
        <text:p text:style-name="PseudoCode"><text:span text:style-name="Paramètre">x</text:span><text:span text:style-name="Syntaxe">&lt;&lt;</text:span><text:span text:style-name="Paramètre">y</text:span> <text:span text:style-name="PetiteRemarque"><text:span text:style-name="T2">➙ </text:span></text:span><text:span text:style-name="MotClé"><text:span text:style-name="T11">def</text:span></text:span> <text:span text:style-name="FonctionMethode"><text:span text:style-name="T11">__lshift__</text:span></text:span>(<text:span text:style-name="Variable">self</text:span>,<text:span text:style-name="Variable">y</text:span>)<text:span text:style-name="Syntaxe">:</text:span></text:p>
        <text:p text:style-name="PseudoCode"><text:span text:style-name="Paramètre">x</text:span><text:span text:style-name="Syntaxe">&gt;&gt;</text:span><text:span text:style-name="Paramètre">y</text:span> <text:span text:style-name="PetiteRemarque"><text:span text:style-name="T2">➙ </text:span></text:span><text:span text:style-name="MotClé"><text:span text:style-name="T11">def</text:span></text:span> <text:span text:style-name="FonctionMethode"><text:span text:style-name="T11">__rshift__</text:span></text:span>(<text:span text:style-name="Variable">self</text:span>,<text:span text:style-name="Variable">y</text:span>)<text:span text:style-name="Syntaxe">:</text:span></text:p>
        <text:p text:style-name="PseudoCode"><text:span text:style-name="Paramètre">x</text:span><text:span text:style-name="Syntaxe">&amp;</text:span><text:span text:style-name="Paramètre">y</text:span> <text:span text:style-name="PetiteRemarque"><text:span text:style-name="T2">➙ </text:span></text:span><text:span text:style-name="MotClé"><text:span text:style-name="T11">def</text:span></text:span> <text:span text:style-name="FonctionMethode"><text:span text:style-name="T11">__and__</text:span></text:span>(<text:span text:style-name="Variable">self</text:span>,<text:span text:style-name="Variable">y</text:span>)<text:span text:style-name="Syntaxe">:</text:span></text:p>
        <text:p text:style-name="PseudoCode"><text:span text:style-name="Paramètre">x</text:span><text:span text:style-name="Syntaxe">|</text:span><text:span text:style-name="Paramètre">y</text:span> <text:span text:style-name="PetiteRemarque"><text:span text:style-name="T2">➙ </text:span></text:span><text:span text:style-name="MotClé"><text:span text:style-name="T11">def</text:span></text:span> <text:span text:style-name="FonctionMethode"><text:span text:style-name="T11">__or__</text:span></text:span>(<text:span text:style-name="Variable">self</text:span>,<text:span text:style-name="Variable">y</text:span>)<text:span text:style-name="Syntaxe">:</text:span></text:p>
        <text:p text:style-name="PseudoCode"><text:span text:style-name="Paramètre">x</text:span><text:span text:style-name="Syntaxe">^</text:span><text:span text:style-name="Paramètre">y</text:span> <text:span text:style-name="PetiteRemarque"><text:span text:style-name="T2">➙ </text:span></text:span><text:span text:style-name="MotClé"><text:span text:style-name="T11">def</text:span></text:span> <text:span text:style-name="FonctionMethode"><text:span text:style-name="T11">__xor__</text:span></text:span>(<text:span text:style-name="Variable">self</text:span>,<text:span text:style-name="Variable">y</text:span>)<text:span text:style-name="Syntaxe">:</text:span></text:p>
        <text:p text:style-name="PseudoCode"><text:span text:style-name="Syntaxe">-</text:span><text:span text:style-name="Paramètre">x</text:span> <text:span text:style-name="PetiteRemarque"><text:span text:style-name="T2">➙ </text:span></text:span><text:span text:style-name="MotClé"><text:span text:style-name="T11">def</text:span></text:span> <text:span text:style-name="FonctionMethode"><text:span text:style-name="T11">__neg__</text:span></text:span>(<text:span text:style-name="Variable">self</text:span>)<text:span text:style-name="Syntaxe">:</text:span></text:p>
        <text:p text:style-name="PseudoCode"><text:span text:style-name="Syntaxe">+</text:span><text:span text:style-name="Paramètre">x</text:span> <text:span text:style-name="PetiteRemarque"><text:span text:style-name="T2">➙ </text:span></text:span><text:span text:style-name="MotClé"><text:span text:style-name="T11">def</text:span></text:span> <text:span text:style-name="FonctionMethode"><text:span text:style-name="T11">__pos__</text:span></text:span>(<text:span text:style-name="Variable">self</text:span>)<text:span text:style-name="Syntaxe">:</text:span></text:p>
        <text:p text:style-name="PseudoCode"><text:span text:style-name="FonctionMethode">abs</text:span><text:span text:style-name="Code">(</text:span><text:span text:style-name="Paramètre">x</text:span><text:span text:style-name="Code">)</text:span> <text:span text:style-name="PetiteRemarque"><text:span text:style-name="T2">➙ </text:span></text:span><text:span text:style-name="MotClé"><text:span text:style-name="T11">def</text:span></text:span> <text:span text:style-name="FonctionMethode"><text:span text:style-name="T11">__abs__</text:span></text:span>(<text:span text:style-name="Variable">self</text:span>)<text:span text:style-name="Syntaxe">:</text:span></text:p>
        <text:p text:style-name="PseudoCode"><text:span text:style-name="Syntaxe">~</text:span><text:span text:style-name="Paramètre">x</text:span> <text:span text:style-name="PetiteRemarque"><text:span text:style-name="T2">➙ </text:span></text:span><text:span text:style-name="MotClé"><text:span text:style-name="T11">def</text:span></text:span> <text:span text:style-name="FonctionMethode"><text:span text:style-name="T11">__invert__</text:span></text:span>(<text:span text:style-name="Variable">self</text:span>)<text:span text:style-name="Syntaxe">:</text:span></text:p>
        <text:p text:style-name="Text_20_body"><text:span text:style-name="PetiteRemarque">Méthodes suivantes appelées ensuite avec </text:span><text:span text:style-name="Paramètre">y</text:span><text:span text:style-name="PetiteRemarque"> si </text:span><text:span text:style-name="Paramètre">x</text:span><text:span text:style-name="PetiteRemarque"> ne supporte pas l’opération désirée.</text:span></text:p>
        <text:p text:style-name="Text_20_body"><text:span text:style-name="Paramètre">y </text:span><text:span text:style-name="PetiteRemarque"><text:span text:style-name="T2">➙ </text:span></text:span><text:span text:style-name="Variable"><text:span text:style-name="T11">self</text:span></text:span></text:p>
        <text:p text:style-name="PseudoCode"><text:span text:style-name="Paramètre">x</text:span><text:span text:style-name="Syntaxe">+</text:span><text:span text:style-name="Paramètre">y</text:span> <text:span text:style-name="PetiteRemarque"><text:span text:style-name="T2">➙ </text:span></text:span><text:span text:style-name="MotClé"><text:span text:style-name="T11">def</text:span></text:span> <text:span text:style-name="FonctionMethode"><text:span text:style-name="T11">__radd__</text:span></text:span>(<text:span text:style-name="Variable">self</text:span>,<text:span text:style-name="Variable">x</text:span>)<text:span text:style-name="Syntaxe">:</text:span></text:p>
        <text:p text:style-name="PseudoCode"><text:span text:style-name="Paramètre">x</text:span><text:span text:style-name="Syntaxe">-</text:span><text:span text:style-name="Paramètre">y</text:span> <text:span text:style-name="PetiteRemarque"><text:span text:style-name="T2">➙ </text:span></text:span><text:span text:style-name="MotClé"><text:span text:style-name="T11">def</text:span></text:span> <text:span text:style-name="FonctionMethode"><text:span text:style-name="T11">__rsub__</text:span></text:span>(<text:span text:style-name="Variable">self</text:span>,<text:span text:style-name="Variable">x</text:span>)<text:span text:style-name="Syntaxe">:</text:span></text:p>
        <text:p text:style-name="PseudoCode"><text:span text:style-name="Paramètre">x</text:span><text:span text:style-name="Syntaxe">*</text:span><text:span text:style-name="Paramètre">y</text:span> <text:span text:style-name="PetiteRemarque"><text:span text:style-name="T2">➙ </text:span></text:span><text:span text:style-name="MotClé"><text:span text:style-name="T11">def</text:span></text:span> <text:span text:style-name="FonctionMethode"><text:span text:style-name="T11">__rmul__</text:span></text:span>(<text:span text:style-name="Variable">self</text:span>,<text:span text:style-name="Variable">x</text:span>)<text:span text:style-name="Syntaxe">:</text:span></text:p>
        <text:p text:style-name="PseudoCode"><text:span text:style-name="Paramètre">x</text:span><text:span text:style-name="Syntaxe">/</text:span><text:span text:style-name="Paramètre">y</text:span> <text:span text:style-name="PetiteRemarque"><text:span text:style-name="T2">➙ </text:span></text:span><text:span text:style-name="MotClé"><text:span text:style-name="T11">def</text:span></text:span> <text:span text:style-name="FonctionMethode"><text:span text:style-name="T11">__rtruediv__</text:span></text:span>(<text:span text:style-name="Variable">self</text:span>,<text:span text:style-name="Variable">x</text:span>)<text:span text:style-name="Syntaxe">:</text:span></text:p>
        <text:p text:style-name="PseudoCode"><text:span text:style-name="Paramètre">x</text:span><text:span text:style-name="Syntaxe">//</text:span><text:span text:style-name="Paramètre">y</text:span> <text:span text:style-name="PetiteRemarque"><text:span text:style-name="T2">➙ </text:span></text:span><text:span text:style-name="MotClé"><text:span text:style-name="T11">def</text:span></text:span> <text:span text:style-name="FonctionMethode"><text:span text:style-name="T11">__rfloordiv__</text:span></text:span>(<text:span text:style-name="Variable">self</text:span>,<text:span text:style-name="Variable">x</text:span>)<text:span text:style-name="Syntaxe">:</text:span></text:p>
        <text:p text:style-name="PseudoCode"><text:span text:style-name="Paramètre">x</text:span><text:span text:style-name="Syntaxe">%</text:span><text:span text:style-name="Paramètre">y</text:span> <text:span text:style-name="PetiteRemarque"><text:span text:style-name="T2">➙ </text:span></text:span><text:span text:style-name="MotClé"><text:span text:style-name="T11">def</text:span></text:span> <text:span text:style-name="FonctionMethode"><text:span text:style-name="T11">__rmod__</text:span></text:span>(<text:span text:style-name="Variable">self</text:span>,<text:span text:style-name="Variable">x</text:span>)<text:span text:style-name="Syntaxe">:</text:span></text:p>
        <text:p text:style-name="PseudoCode"><text:span text:style-name="FonctionMethode">divmod</text:span><text:span text:style-name="Code">(</text:span><text:span text:style-name="Paramètre">x</text:span><text:span text:style-name="Code">,</text:span><text:span text:style-name="Paramètre">y</text:span><text:span text:style-name="Code">)</text:span> <text:span text:style-name="PetiteRemarque"><text:span text:style-name="T2">➙ </text:span></text:span><text:span text:style-name="MotClé"><text:span text:style-name="T11">def</text:span></text:span> <text:span text:style-name="FonctionMethode"><text:span text:style-name="T11">__rdivmod__</text:span></text:span>(<text:span text:style-name="Variable">self</text:span>,<text:span text:style-name="Variable">x</text:span>)<text:span text:style-name="Syntaxe">:</text:span></text:p>
        <text:p text:style-name="PseudoCode"><text:span text:style-name="Paramètre">x</text:span><text:span text:style-name="Syntaxe">**</text:span><text:span text:style-name="Paramètre">y</text:span> <text:span text:style-name="PetiteRemarque"><text:span text:style-name="T2">➙ </text:span></text:span><text:span text:style-name="MotClé"><text:span text:style-name="T11">def</text:span></text:span> <text:span text:style-name="FonctionMethode"><text:span text:style-name="T11">__rpow__</text:span></text:span>(<text:span text:style-name="Variable">self</text:span>,<text:span text:style-name="Variable">x</text:span>)<text:span text:style-name="Syntaxe">:</text:span></text:p>
        <text:p text:style-name="PseudoCode"><text:span text:style-name="Paramètre">x</text:span><text:span text:style-name="Syntaxe">&lt;&lt;</text:span><text:span text:style-name="Paramètre">y</text:span> <text:span text:style-name="PetiteRemarque"><text:span text:style-name="T2">➙ </text:span></text:span><text:span text:style-name="MotClé"><text:span text:style-name="T11">def</text:span></text:span> <text:span text:style-name="FonctionMethode"><text:span text:style-name="T11">__rlshift__</text:span></text:span>(<text:span text:style-name="Variable">self</text:span>,<text:span text:style-name="Variable">x</text:span>)<text:span text:style-name="Syntaxe">:</text:span></text:p>
        <text:p text:style-name="PseudoCode"><text:span text:style-name="Paramètre">x</text:span><text:span text:style-name="Syntaxe">&gt;&gt;</text:span><text:span text:style-name="Paramètre">y</text:span> <text:span text:style-name="PetiteRemarque"><text:span text:style-name="T2">➙ </text:span></text:span><text:span text:style-name="MotClé"><text:span text:style-name="T11">def</text:span></text:span> <text:span text:style-name="FonctionMethode"><text:span text:style-name="T11">__rrshift__</text:span></text:span>(<text:span text:style-name="Variable">self</text:span>,<text:span text:style-name="Variable">x</text:span>)<text:span text:style-name="Syntaxe">:</text:span></text:p>
        <text:p text:style-name="PseudoCode"><text:span text:style-name="Paramètre">x</text:span><text:span text:style-name="Syntaxe">&amp;</text:span><text:span text:style-name="Paramètre">y</text:span> <text:span text:style-name="PetiteRemarque"><text:span text:style-name="T2">➙ </text:span></text:span><text:span text:style-name="MotClé"><text:span text:style-name="T11">def</text:span></text:span> <text:span text:style-name="FonctionMethode"><text:span text:style-name="T11">__rand__</text:span></text:span>(<text:span text:style-name="Variable">self</text:span>,<text:span text:style-name="Variable">x</text:span>)<text:span text:style-name="Syntaxe">:</text:span></text:p>
        <text:p text:style-name="PseudoCode"><text:span text:style-name="Paramètre">x</text:span><text:span text:style-name="Syntaxe">|</text:span><text:span text:style-name="Paramètre">y</text:span> <text:span text:style-name="PetiteRemarque"><text:span text:style-name="T2">➙ </text:span></text:span><text:span text:style-name="MotClé"><text:span text:style-name="T11">def</text:span></text:span> <text:span text:style-name="FonctionMethode"><text:span text:style-name="T11">__ror__</text:span></text:span>(<text:span text:style-name="Variable">self</text:span>,<text:span text:style-name="Variable">x</text:span>)<text:span text:style-name="Syntaxe">:</text:span></text:p>
        <text:p text:style-name="PseudoCode"><text:span text:style-name="Paramètre">x</text:span><text:span text:style-name="Syntaxe">^</text:span><text:span text:style-name="Paramètre">y</text:span><text:span text:style-name="PetiteRemarque"> </text:span><text:span text:style-name="PetiteRemarque"><text:span text:style-name="T2">➙ </text:span></text:span><text:span text:style-name="MotClé"><text:span text:style-name="T11">def</text:span></text:span><text:span text:style-name="PetiteRemarque"> </text:span><text:span text:style-name="FonctionMethode"><text:span text:style-name="T11">__rxor__</text:span></text:span><text:span text:style-name="Code">(</text:span><text:span text:style-name="Variable">self</text:span><text:span text:style-name="PetiteRemarque">,</text:span><text:span text:style-name="Variable">x</text:span><text:span text:style-name="Code">) </text:span><text:span text:style-name="Syntaxe">:</text:span></text:p>
        <text:h text:style-name="Heading_20_1" text:outline-level="1">Méthodes spéciales Affectation augmentée</text:h>
        <text:p text:style-name="Text_20_body"><text:span text:style-name="PetiteRemarque">Modifient l’objet </text:span><text:span text:style-name="Variable">self</text:span><text:span text:style-name="PetiteRemarque"> auquel elles s’appliquent.</text:span></text:p>
        <text:p text:style-name="Text_20_body"><text:span text:style-name="Paramètre">x </text:span><text:span text:style-name="PetiteRemarque"><text:span text:style-name="T2">➙ </text:span></text:span><text:span text:style-name="Variable"><text:span text:style-name="T11">self</text:span></text:span></text:p>
        <text:p text:style-name="PseudoCode"><text:span text:style-name="Paramètre">x</text:span><text:span text:style-name="Syntaxe">+=</text:span><text:span text:style-name="Paramètre">y</text:span> <text:span text:style-name="PetiteRemarque"><text:span text:style-name="T2">➙ </text:span></text:span><text:span text:style-name="MotClé"><text:span text:style-name="T11">def</text:span></text:span> <text:span text:style-name="FonctionMethode"><text:span text:style-name="T11">__iadd__</text:span></text:span>(<text:span text:style-name="Variable">self</text:span>,<text:span text:style-name="Variable">y</text:span>)<text:span text:style-name="Syntaxe">:</text:span></text:p>
        <text:p text:style-name="PseudoCode"><text:span text:style-name="Paramètre">x</text:span><text:span text:style-name="Syntaxe">-=</text:span><text:span text:style-name="Paramètre">y</text:span> <text:span text:style-name="PetiteRemarque"><text:span text:style-name="T2">➙ </text:span></text:span><text:span text:style-name="MotClé"><text:span text:style-name="T11">def</text:span></text:span> <text:span text:style-name="FonctionMethode"><text:span text:style-name="T11">__isub__</text:span></text:span>(<text:span text:style-name="Variable">self</text:span>,<text:span text:style-name="Variable">y</text:span>)<text:span text:style-name="Syntaxe">:</text:span></text:p>
        <text:p text:style-name="PseudoCode"><text:span text:style-name="Paramètre">x</text:span><text:span text:style-name="Syntaxe">*=</text:span><text:span text:style-name="Paramètre">y</text:span> <text:span text:style-name="PetiteRemarque"><text:span text:style-name="T2">➙ </text:span></text:span><text:span text:style-name="MotClé"><text:span text:style-name="T11">def</text:span></text:span> <text:span text:style-name="FonctionMethode"><text:span text:style-name="T11">__imul__</text:span></text:span>(<text:span text:style-name="Variable">self</text:span>,<text:span text:style-name="Variable">y</text:span>)<text:span text:style-name="Syntaxe">:</text:span></text:p>
        <text:p text:style-name="PseudoCode"><text:span text:style-name="Paramètre">x</text:span><text:span text:style-name="Syntaxe">/=</text:span><text:span text:style-name="Paramètre">y</text:span> <text:span text:style-name="PetiteRemarque"><text:span text:style-name="T2">➙ </text:span></text:span><text:span text:style-name="MotClé"><text:span text:style-name="T11">def</text:span></text:span> <text:span text:style-name="FonctionMethode"><text:span text:style-name="T11">__itruediv__</text:span></text:span>(<text:span text:style-name="Variable">self</text:span>,<text:span text:style-name="Variable">y</text:span>)<text:span text:style-name="Syntaxe">:</text:span></text:p>
        <text:p text:style-name="PseudoCode"><text:span text:style-name="Paramètre">x</text:span><text:span text:style-name="Syntaxe">//=</text:span><text:span text:style-name="Paramètre">y</text:span> <text:span text:style-name="PetiteRemarque"><text:span text:style-name="T2">➙ </text:span></text:span><text:span text:style-name="MotClé"><text:span text:style-name="T11">def</text:span></text:span> <text:span text:style-name="FonctionMethode"><text:span text:style-name="T11">__ifloordiv__</text:span></text:span>(<text:span text:style-name="Variable">self</text:span>,<text:span text:style-name="Variable">y</text:span>)<text:span text:style-name="Syntaxe">:</text:span></text:p>
        <text:p text:style-name="PseudoCode"><text:span text:style-name="Paramètre">x</text:span><text:span text:style-name="Syntaxe">%=</text:span><text:span text:style-name="Paramètre">y</text:span> <text:span text:style-name="PetiteRemarque"><text:span text:style-name="T2">➙ </text:span></text:span><text:span text:style-name="MotClé"><text:span text:style-name="T11">def</text:span></text:span> <text:span text:style-name="FonctionMethode"><text:span text:style-name="T11">__imod__</text:span></text:span>(<text:span text:style-name="Variable">self</text:span>,<text:span text:style-name="Variable">y</text:span>)<text:span text:style-name="Syntaxe">:</text:span></text:p>
        <text:p text:style-name="PseudoCode"><text:span text:style-name="Paramètre">x</text:span><text:span text:style-name="Syntaxe">**=</text:span><text:span text:style-name="Paramètre">y</text:span> <text:span text:style-name="PetiteRemarque"><text:span text:style-name="T2">➙ </text:span></text:span><text:span text:style-name="MotClé"><text:span text:style-name="T11">def</text:span></text:span> <text:span text:style-name="FonctionMethode"><text:span text:style-name="T11">__ipow__</text:span></text:span>(<text:span text:style-name="Variable">self</text:span>,<text:span text:style-name="Variable">y</text:span>)<text:span text:style-name="Syntaxe">:</text:span></text:p>
        <text:p text:style-name="PseudoCode"><text:span text:style-name="Paramètre">x</text:span><text:span text:style-name="Syntaxe">&lt;&lt;=</text:span><text:span text:style-name="Paramètre">y</text:span> <text:span text:style-name="PetiteRemarque"><text:span text:style-name="T2">➙ </text:span></text:span><text:span text:style-name="MotClé"><text:span text:style-name="T11">def</text:span></text:span> <text:span text:style-name="FonctionMethode"><text:span text:style-name="T11">__ilshift__</text:span></text:span>(<text:span text:style-name="Variable">self</text:span>,<text:span text:style-name="Variable">y</text:span>)<text:span text:style-name="Syntaxe">:</text:span></text:p>
        <text:p text:style-name="PseudoCode"><text:span text:style-name="Paramètre">x</text:span><text:span text:style-name="Syntaxe">&gt;&gt;=</text:span><text:span text:style-name="Paramètre">y</text:span> <text:span text:style-name="PetiteRemarque"><text:span text:style-name="T2">➙ </text:span></text:span><text:span text:style-name="MotClé"><text:span text:style-name="T11">def</text:span></text:span> <text:span text:style-name="FonctionMethode"><text:span text:style-name="T11">__irshift__</text:span></text:span>(<text:span text:style-name="Variable">self</text:span>,<text:span text:style-name="Variable">y</text:span>)<text:span text:style-name="Syntaxe">:</text:span></text:p>
        <text:p text:style-name="PseudoCode"><text:span text:style-name="Paramètre">x</text:span><text:span text:style-name="Syntaxe">&amp;=</text:span><text:span text:style-name="Paramètre">y</text:span> <text:span text:style-name="PetiteRemarque"><text:span text:style-name="T2">➙ </text:span></text:span><text:span text:style-name="MotClé"><text:span text:style-name="T11">def</text:span></text:span> <text:span text:style-name="FonctionMethode"><text:span text:style-name="T11">__iand__</text:span></text:span>(<text:span text:style-name="Variable">self</text:span>,<text:span text:style-name="Variable">y</text:span>)<text:span text:style-name="Syntaxe">:</text:span></text:p>
        <text:p text:style-name="PseudoCode"><text:span text:style-name="Paramètre">x</text:span><text:span text:style-name="Syntaxe">|=</text:span><text:span text:style-name="Paramètre">y</text:span> <text:span text:style-name="PetiteRemarque"><text:span text:style-name="T2">➙ </text:span></text:span><text:span text:style-name="MotClé"><text:span text:style-name="T11">def</text:span></text:span> <text:span text:style-name="FonctionMethode"><text:span text:style-name="T11">__ior__</text:span></text:span>(<text:span text:style-name="Variable">self</text:span>,<text:span text:style-name="Variable">y</text:span>)<text:span text:style-name="Syntaxe">:</text:span></text:p>
        <text:p text:style-name="PseudoCode"><text:span text:style-name="Paramètre">x</text:span><text:span text:style-name="Syntaxe">^=</text:span><text:span text:style-name="Paramètre">y</text:span> <text:span text:style-name="PetiteRemarque"><text:span text:style-name="T2">➙ </text:span></text:span><text:span text:style-name="MotClé"><text:span text:style-name="T11">def</text:span></text:span> <text:span text:style-name="FonctionMethode"><text:span text:style-name="T11">__ixor__</text:span></text:span>(<text:span text:style-name="Variable">self</text:span>,<text:span text:style-name="Variable">y</text:span>)<text:span text:style-name="Syntaxe">:</text:span></text:p>
        <text:h text:style-name="Heading_20_1" text:outline-level="1">Méthodes spéciales Conversion numérique</text:h>
        <text:p text:style-name="Text_20_body"><text:span text:style-name="PetiteRemarque">Retournent la valeur convertie.</text:span></text:p>
        <text:p text:style-name="Text_20_body"><text:span text:style-name="Paramètre">x </text:span><text:span text:style-name="PetiteRemarque"><text:span text:style-name="T2">➙ </text:span></text:span><text:span text:style-name="Variable"><text:span text:style-name="T11">self</text:span></text:span></text:p>
        <text:p text:style-name="PseudoCode"><text:span text:style-name="Type">complex</text:span><text:span text:style-name="Code">(</text:span><text:span text:style-name="Paramètre">x</text:span><text:span text:style-name="Code">)</text:span> <text:span text:style-name="PetiteRemarque"><text:span text:style-name="T2">➙ </text:span></text:span><text:span text:style-name="MotClé"><text:span text:style-name="T11">def</text:span></text:span> <text:span text:style-name="FonctionMethode"><text:span text:style-name="T11">__complex__</text:span></text:span>(<text:span text:style-name="Variable">self</text:span>)<text:span text:style-name="Syntaxe">:</text:span></text:p>
        <text:p text:style-name="PseudoCode"><text:span text:style-name="Type">int</text:span><text:span text:style-name="Code">(</text:span><text:span text:style-name="Paramètre">x</text:span><text:span text:style-name="Code">)</text:span> <text:span text:style-name="PetiteRemarque"><text:span text:style-name="T2">➙ </text:span></text:span><text:span text:style-name="MotClé"><text:span text:style-name="T11">def</text:span></text:span> <text:span text:style-name="FonctionMethode"><text:span text:style-name="T11">__int__</text:span></text:span>(<text:span text:style-name="Variable">self</text:span>)<text:span text:style-name="Syntaxe">:</text:span></text:p>
        <text:p text:style-name="PseudoCode"><text:span text:style-name="Type">float</text:span><text:span text:style-name="Code">(</text:span><text:span text:style-name="Paramètre">x</text:span><text:span text:style-name="Code">)</text:span> <text:span text:style-name="PetiteRemarque"><text:span text:style-name="T2">➙ </text:span></text:span><text:span text:style-name="MotClé"><text:span text:style-name="T11">def</text:span></text:span> <text:span text:style-name="FonctionMethode"><text:span text:style-name="T11">__float__</text:span></text:span>(<text:span text:style-name="Variable">self</text:span>)<text:span text:style-name="Syntaxe">:</text:span></text:p>
        <text:p text:style-name="PseudoCode"><text:span text:style-name="FonctionMethode">round</text:span><text:span text:style-name="Code">(</text:span><text:span text:style-name="Paramètre">x</text:span><text:span text:style-name="Code">,</text:span><text:span text:style-name="Paramètre">n</text:span><text:span text:style-name="Code">)</text:span> <text:span text:style-name="PetiteRemarque"><text:span text:style-name="T2">➙ </text:span></text:span><text:span text:style-name="MotClé"><text:span text:style-name="T11">def</text:span></text:span> <text:span text:style-name="FonctionMethode"><text:span text:style-name="T11">__round__</text:span></text:span>(<text:span text:style-name="Variable">self</text:span>,<text:span text:style-name="Variable">n</text:span>)<text:span text:style-name="Syntaxe">:</text:span></text:p>
        <text:p text:style-name="PseudoCode"><text:span text:style-name="MotClé"><text:span text:style-name="T11">def</text:span></text:span><text:span text:style-name="Syntaxe"> </text:span><text:span text:style-name="FonctionMethode"><text:span text:style-name="T11">__index__</text:span></text:span><text:span text:style-name="Code">(</text:span><text:span text:style-name="Variable">self</text:span><text:span text:style-name="Code">)</text:span><text:span text:style-name="Syntaxe">:</text:span></text:p>
        <text:p text:style-name="PseudoCode"><text:s text:c="4"/><text:span text:style-name="CommentaireExplication"># retourne un entier utilisable comme index</text:span></text:p>
        <text:h text:style-name="Heading_20_1" text:outline-level="1">Méthodes spéciales Accès aux attributs</text:h>
        <text:p text:style-name="Corps_20_de_20_texte_20_dédenté">Accès par <text:span text:style-name="Paramètre">obj</text:span><text:span text:style-name="Syntaxe">.</text:span><text:span text:style-name="Paramètre">nom</text:span>. Exception <text:span text:style-name="Type">AttributeError</text:span> si attribut non trouvé.</text:p>
        <text:p text:style-name="Text_20_body"><text:span text:style-name="Paramètre">obj </text:span><text:span text:style-name="PetiteRemarque"><text:span text:style-name="T2">➙ </text:span></text:span><text:span text:style-name="Variable"><text:span text:style-name="T11">self</text:span></text:span></text:p>
        <text:p text:style-name="PseudoCode"><text:span text:style-name="MotClé">def</text:span> <text:span text:style-name="FonctionMethode">__getattr__</text:span>(<text:span text:style-name="Variable">self</text:span>,<text:span text:style-name="Variable">nom</text:span>)<text:span text:style-name="Syntaxe">:</text:span></text:p>
        <text:p text:style-name="PseudoCode"><text:s text:c="4"/><text:span text:style-name="CommentaireExplication"># appelé si </text:span><text:span text:style-name="Variable">nom</text:span><text:span text:style-name="CommentaireExplication"> non trouvé en attribut existant,</text:span></text:p>
        <text:p text:style-name="PseudoCode"><text:span text:style-name="MotClé">def</text:span> <text:span text:style-name="FonctionMethode">__getattribute__</text:span>(<text:span text:style-name="Variable">self</text:span>,<text:span text:style-name="Variable">nom</text:span>)<text:span text:style-name="Syntaxe">:</text:span></text:p>
        <text:p text:style-name="PseudoCode"><text:s text:c="4"/><text:span text:style-name="CommentaireExplication"># appelé dans tous les cas d’accès à </text:span><text:span text:style-name="Variable">nom</text:span><text:span text:style-name="CommentaireExplication"> </text:span></text:p>
        <text:p text:style-name="PseudoCode"><text:span text:style-name="MotClé">def</text:span> <text:span text:style-name="FonctionMethode">__setattr__</text:span>(<text:span text:style-name="Variable">self</text:span>,<text:span text:style-name="Variable">nom</text:span>,<text:span text:style-name="Variable">valeur</text:span>)<text:span text:style-name="Syntaxe">:</text:span></text:p>
        <text:p text:style-name="PseudoCode"><text:span text:style-name="MotClé">def</text:span> <text:span text:style-name="FonctionMethode">__delattr__</text:span>(<text:span text:style-name="Variable">self</text:span>,<text:span text:style-name="Variable">nom</text:span>)<text:span text:style-name="Syntaxe">:</text:span></text:p>
        <text:p text:style-name="PseudoCode"><text:span text:style-name="MotClé">def</text:span> <text:span text:style-name="FonctionMethode">__dir__</text:span>(<text:span text:style-name="Variable">self</text:span>)<text:span text:style-name="Syntaxe">: </text:span><text:span text:style-name="CommentaireExplication"># retourne une liste</text:span></text:p>
        <text:h text:style-name="Heading_20_1" text:outline-level="1">Accesseurs</text:h>
        <text:p text:style-name="Text_20_body"><text:span text:style-name="Strong_20_Emphasis">Property</text:span></text:p>
        <text:p text:style-name="PseudoCode"><text:span text:style-name="MotClé">class</text:span><text:span text:style-name="Code"> </text:span><text:span text:style-name="Type">C</text:span><text:span text:style-name="Code">(</text:span><text:span text:style-name="Type">object</text:span><text:span text:style-name="Code">)</text:span><text:span text:style-name="Syntaxe">:</text:span></text:p>
        <text:p text:style-name="PseudoCode"><text:span text:style-name="Code"><text:s text:c="2"/></text:span><text:span text:style-name="MotClé">def</text:span><text:span text:style-name="Code"> </text:span><text:span text:style-name="FonctionMethode">getx</text:span><text:span text:style-name="Code">(</text:span><text:span text:style-name="Variable">self</text:span><text:span text:style-name="Code">)</text:span><text:span text:style-name="Syntaxe">:</text:span><text:span text:style-name="Code"> …</text:span></text:p>
        <text:p text:style-name="PseudoCode"><text:span text:style-name="Code"><text:s text:c="2"/></text:span><text:span text:style-name="MotClé">def</text:span><text:span text:style-name="Code"> </text:span><text:span text:style-name="FonctionMethode">setx</text:span><text:span text:style-name="Code">(</text:span><text:span text:style-name="Variable">self</text:span><text:span text:style-name="Code">,</text:span><text:span text:style-name="Paramètre">valeur</text:span><text:span text:style-name="Code">)</text:span><text:span text:style-name="Syntaxe">:</text:span><text:span text:style-name="Code"> …</text:span></text:p>
        <text:p text:style-name="PseudoCode"><text:span text:style-name="Code"><text:s text:c="2"/></text:span><text:span text:style-name="MotClé">def</text:span><text:span text:style-name="Code"> </text:span><text:span text:style-name="FonctionMethode">delx</text:span><text:span text:style-name="Code">(</text:span><text:span text:style-name="Variable">self</text:span><text:span text:style-name="Code">)</text:span><text:span text:style-name="Syntaxe">:</text:span><text:span text:style-name="Code"> …</text:span></text:p>
        <text:p text:style-name="PseudoCode"><text:span text:style-name="Code"><text:s text:c="2"/></text:span><text:span text:style-name="Variable">x</text:span><text:span text:style-name="Code"> = </text:span><text:span text:style-name="FonctionMethode">property</text:span><text:span text:style-name="Code">(</text:span><text:span text:style-name="FonctionMethode">getx</text:span><text:span text:style-name="Code">,</text:span><text:span text:style-name="FonctionMethode">setx</text:span><text:span text:style-name="Code">,</text:span><text:span text:style-name="FonctionMethode">delx</text:span><text:span text:style-name="Code">,</text:span><text:span text:style-name="ValeurLiterale">"docx"</text:span><text:span text:style-name="Code">)</text:span></text:p>
        <text:p text:style-name="PseudoCode"><text:span text:style-name="Code"><text:s text:c="2"/>#</text:span><text:span text:style-name="CommentaireExplication"> Plus simple, accesseurs à </text:span><text:span text:style-name="Variable">y</text:span><text:span text:style-name="CommentaireExplication">, <text:s/>avec des décorateurs</text:span></text:p>
        <text:p text:style-name="PseudoCode"><text:span text:style-name="Code"><text:s text:c="2"/></text:span><text:span text:style-name="Syntaxe">@</text:span><text:span text:style-name="FonctionMethode">property</text:span></text:p>
        <text:p text:style-name="PseudoCode"><text:span text:style-name="Code"><text:s text:c="2"/></text:span><text:span text:style-name="MotClé">def</text:span><text:span text:style-name="Code"> </text:span><text:span text:style-name="FonctionMethode">y</text:span><text:span text:style-name="Code">(</text:span><text:span text:style-name="Variable">self</text:span><text:span text:style-name="Code">)</text:span><text:span text:style-name="Syntaxe">:</text:span><text:span text:style-name="Code"> <text:s/></text:span><text:span text:style-name="CommentaireExplication"># lecture</text:span></text:p>
        <text:p text:style-name="PseudoCode"><text:s text:c="4"/><text:span text:style-name="ValeurLiterale">"""docy"""</text:span></text:p>
        <text:p text:style-name="PseudoCode"><text:span text:style-name="Code"><text:s text:c="2"/></text:span><text:span text:style-name="Syntaxe">@</text:span><text:span text:style-name="FonctionMethode">y.setter</text:span></text:p>
        <text:p text:style-name="PseudoCode"><text:span text:style-name="Code"><text:s text:c="2"/></text:span><text:span text:style-name="MotClé">def</text:span><text:span text:style-name="Code"> </text:span><text:span text:style-name="Variable">y</text:span><text:span text:style-name="Code">(</text:span><text:span text:style-name="Variable">self</text:span><text:span text:style-name="Code">,</text:span><text:span text:style-name="Variable">valeur</text:span><text:span text:style-name="Code">)</text:span><text:span text:style-name="Syntaxe">:</text:span><text:span text:style-name="Code"> <text:s/></text:span><text:span text:style-name="CommentaireExplication"># modification</text:span></text:p>
        <text:p text:style-name="PseudoCode"><text:span text:style-name="Code"><text:s text:c="2"/></text:span><text:span text:style-name="Syntaxe">@</text:span><text:span text:style-name="FonctionMethode">y.deleter</text:span></text:p>
        <text:p text:style-name="PseudoCode"><text:span text:style-name="Code"><text:s text:c="2"/></text:span><text:span text:style-name="MotClé">def</text:span><text:span text:style-name="Code"> </text:span><text:span text:style-name="Variable">y</text:span><text:span text:style-name="Code">(</text:span><text:span text:style-name="Variable">self</text:span><text:span text:style-name="Code">)</text:span><text:span text:style-name="Syntaxe">:</text:span><text:span text:style-name="Code"> <text:s/></text:span><text:span text:style-name="CommentaireExplication"># suppression</text:span></text:p>
        <text:p text:style-name="Text_20_body"><text:span text:style-name="Strong_20_Emphasis">Protocole Descripteurs</text:span></text:p>
        <text:p text:style-name="PseudoCode"><text:span text:style-name="Paramètre">o</text:span><text:span text:style-name="Syntaxe">.</text:span>x <text:span text:style-name="PetiteRemarque"><text:span text:style-name="T2">➙ </text:span></text:span><text:span text:style-name="MotClé">def</text:span> <text:span text:style-name="FonctionMethode">__get__</text:span>(<text:span text:style-name="Variable">self</text:span>,<text:span text:style-name="Variable">o</text:span>,<text:span text:style-name="Variable">classe_de_o</text:span>)<text:span text:style-name="Syntaxe">:</text:span></text:p>
        <text:p text:style-name="PseudoCode"><text:span text:style-name="Paramètre">o</text:span><text:span text:style-name="Syntaxe">.</text:span><text:span text:style-name="Paramètre">x</text:span><text:span text:style-name="Syntaxe">=</text:span><text:span text:style-name="Paramètre">v</text:span> <text:span text:style-name="PetiteRemarque"><text:span text:style-name="T2">➙ </text:span></text:span><text:span text:style-name="MotClé">def</text:span> <text:span text:style-name="FonctionMethode">__set__</text:span>(<text:span text:style-name="Variable">self</text:span>,<text:span text:style-name="Variable">o</text:span>,<text:span text:style-name="Variable">v</text:span>)<text:span text:style-name="Syntaxe">:</text:span></text:p>
        <text:p text:style-name="PseudoCode"><text:span text:style-name="MotClé">del</text:span><text:span text:style-name="CommentaireExplication"> </text:span><text:span text:style-name="Paramètre">o</text:span><text:span text:style-name="Syntaxe">.</text:span><text:span text:style-name="Paramètre">x</text:span><text:span text:style-name="CommentaireExplication"> </text:span><text:span text:style-name="PetiteRemarque"><text:span text:style-name="T2">➙ </text:span></text:span><text:span text:style-name="MotClé">def</text:span><text:span text:style-name="CommentaireExplication"> </text:span><text:span text:style-name="FonctionMethode">__delete__</text:span><text:span text:style-name="CommentaireExplication">(</text:span><text:span text:style-name="Variable">self</text:span><text:span text:style-name="CommentaireExplication">,</text:span><text:span text:style-name="Variable">o</text:span><text:span text:style-name="CommentaireExplication">)</text:span><text:span text:style-name="Syntaxe">:</text:span></text:p>
        <text:h text:style-name="Heading_20_1" text:outline-level="1">Méthode spéciale Appel de fonction</text:h>
        <text:p text:style-name="Text_20_body"><text:span text:style-name="T21">Utilisation d’un objet comme une fonction (callable) :</text:span> </text:p>
        <text:p text:style-name="PseudoCode"><text:span text:style-name="Paramètre">o</text:span><text:span text:style-name="Syntaxe">(</text:span><text:span text:style-name="Paramètre">params</text:span><text:span text:style-name="Syntaxe">)</text:span><text:span text:style-name="PetiteRemarque"><text:span text:style-name="T2">➙ </text:span></text:span><text:span text:style-name="MotClé">def</text:span> <text:span text:style-name="FonctionMethode">__call__</text:span>(<text:span text:style-name="Variable">self</text:span><text:span text:style-name="Paramètre">[,params</text:span><text:span text:style-name="Paramètre"><text:span text:style-name="T13">…]</text:span></text:span><text:span text:style-name="CommentaireExplication">)</text:span><text:span text:style-name="Syntaxe">:</text:span></text:p>
        <text:h text:style-name="Heading_20_1" text:outline-level="1">Méthode spéciale Hachage</text:h>
        <text:p text:style-name="Text_20_body">Pour stockage efficace dans <text:span text:style-name="Type">dict</text:span> et <text:span text:style-name="Type">set</text:span>.</text:p>
        <text:p text:style-name="PseudoCode"><text:span text:style-name="FonctionMethode">hash</text:span><text:span text:style-name="Code">(</text:span><text:span text:style-name="Paramètre">o</text:span><text:span text:style-name="Code">)</text:span><text:span text:style-name="PetiteRemarque"><text:span text:style-name="T2"> ➙ </text:span></text:span><text:span text:style-name="MotClé">def</text:span> <text:span text:style-name="FonctionMethode">__hash__</text:span>(<text:span text:style-name="Variable">self</text:span>):</text:p>
        <text:p text:style-name="Text_20_body"><text:span text:style-name="PetiteRemarque">Définir à </text:span><text:span text:style-name="Constante">None</text:span><text:span text:style-name="PetiteRemarque"> si objet non </text:span><text:span text:style-name="PetiteRemarque"><text:span text:style-name="T19">hachable</text:span></text:span><text:span text:style-name="PetiteRemarque">.</text:span></text:p>
        <text:h text:style-name="Heading_20_1" text:outline-level="1">Méthodes spéciales Conteneur</text:h>
        <text:p text:style-name="Text_20_body"><text:span text:style-name="Paramètre">o </text:span><text:span text:style-name="PetiteRemarque"><text:span text:style-name="T16">➙ </text:span></text:span><text:span text:style-name="Variable"><text:span text:style-name="T11">self</text:span></text:span></text:p>
        <text:p text:style-name="PseudoCode"><text:span text:style-name="FonctionMethode">len</text:span><text:span text:style-name="Code">(</text:span><text:span text:style-name="Paramètre">o</text:span><text:span text:style-name="Code">)</text:span><text:span text:style-name="CommentaireExplication"> </text:span><text:span text:style-name="PetiteRemarque"><text:span text:style-name="T2">➙ </text:span></text:span><text:span text:style-name="MotClé">def</text:span> <text:span text:style-name="FonctionMethode">__len__</text:span>(<text:span text:style-name="Variable">self</text:span>)<text:span text:style-name="Syntaxe">:</text:span></text:p>
        <text:p text:style-name="PseudoCode"><text:span text:style-name="CommentaireExplication">o</text:span><text:span text:style-name="Syntaxe">[</text:span><text:span text:style-name="Paramètre">clé</text:span><text:span text:style-name="Syntaxe">]</text:span><text:span text:style-name="CommentaireExplication"> </text:span><text:span text:style-name="PetiteRemarque"><text:span text:style-name="T2">➙ </text:span></text:span><text:span text:style-name="MotClé">def</text:span> <text:span text:style-name="FonctionMethode">__getitem__</text:span>(<text:span text:style-name="Variable">self</text:span>,<text:span text:style-name="Variable">clé</text:span>)<text:span text:style-name="Syntaxe">:</text:span></text:p>
        <text:p text:style-name="PseudoCode"><text:span text:style-name="CommentaireExplication">o</text:span><text:span text:style-name="Syntaxe">[</text:span><text:span text:style-name="Paramètre">clé</text:span><text:span text:style-name="Syntaxe">]=</text:span><text:span text:style-name="Paramètre">v</text:span><text:span text:style-name="CommentaireExplication"> </text:span><text:span text:style-name="PetiteRemarque"><text:span text:style-name="T2">➙ </text:span></text:span><text:span text:style-name="MotClé">def</text:span> <text:span text:style-name="FonctionMethode">__setitem__</text:span>(<text:span text:style-name="Variable">self</text:span>,<text:span text:style-name="Variable">clé</text:span>,<text:span text:style-name="Variable">v</text:span>)<text:span text:style-name="Syntaxe">:</text:span></text:p>
        <text:p text:style-name="PseudoCode"><text:span text:style-name="MotClé">del</text:span><text:span text:style-name="CommentaireExplication"> o</text:span><text:span text:style-name="Syntaxe">[</text:span><text:span text:style-name="Paramètre">clé</text:span><text:span text:style-name="Syntaxe">]</text:span><text:span text:style-name="CommentaireExplication"> </text:span><text:span text:style-name="PetiteRemarque"><text:span text:style-name="T2">➙ </text:span></text:span><text:span text:style-name="MotClé">def</text:span> <text:span text:style-name="FonctionMethode">__delitem__</text:span>(<text:span text:style-name="Variable">self</text:span>,<text:span text:style-name="Variable">clé</text:span>)<text:span text:style-name="Syntaxe">:</text:span></text:p>
        <text:p text:style-name="PseudoCode"><text:span text:style-name="MotClé">for</text:span><text:span text:style-name="CommentaireExplication"> </text:span><text:span text:style-name="Paramètre">i</text:span><text:span text:style-name="CommentaireExplication"> </text:span><text:span text:style-name="MotClé">in</text:span><text:span text:style-name="CommentaireExplication"> </text:span><text:span text:style-name="Paramètre">o</text:span><text:span text:style-name="CommentaireExplication">: </text:span><text:span text:style-name="PetiteRemarque"><text:span text:style-name="T2">➙ </text:span></text:span><text:span text:style-name="MotClé">def</text:span> <text:span text:style-name="FonctionMethode">__iter__</text:span>(<text:span text:style-name="Variable">self</text:span>)<text:span text:style-name="Syntaxe">:</text:span></text:p>
        <text:p text:style-name="PseudoCode"><text:s text:c="4"/><text:span text:style-name="CommentaireExplication"># retourne un nouvel itérateur sur le conteneur</text:span></text:p>
        <text:p text:style-name="PseudoCode"><text:span text:style-name="FonctionMethode">reversed</text:span><text:span text:style-name="Code">(</text:span><text:span text:style-name="Paramètre">o</text:span><text:span text:style-name="Code">)</text:span><text:span text:style-name="CommentaireExplication"> </text:span><text:span text:style-name="PetiteRemarque"><text:span text:style-name="T2">➙ </text:span></text:span><text:span text:style-name="MotClé">def</text:span> <text:span text:style-name="FonctionMethode">__reversed__</text:span>(<text:span text:style-name="Variable">self</text:span>)<text:span text:style-name="Syntaxe">:</text:span></text:p>
        <text:p text:style-name="PseudoCode"><text:span text:style-name="CommentaireExplication">x </text:span><text:span text:style-name="MotClé">in</text:span><text:span text:style-name="CommentaireExplication"> o </text:span><text:span text:style-name="PetiteRemarque"><text:span text:style-name="T2">➙ </text:span></text:span><text:span text:style-name="MotClé">def</text:span> <text:span text:style-name="FonctionMethode">__contains__</text:span>(<text:span text:style-name="Variable">self</text:span>,<text:span text:style-name="Variable">x</text:span>)<text:span text:style-name="Syntaxe">:</text:span></text:p>
        <text:p text:style-name="Text_20_body"><text:span text:style-name="CommentaireExplication">Pour la notation </text:span><text:span text:style-name="Syntaxe">[</text:span><text:span text:style-name="Paramètre">déb</text:span><text:span text:style-name="Syntaxe">:</text:span><text:span text:style-name="Paramètre">fin</text:span><text:span text:style-name="Syntaxe">:</text:span><text:span text:style-name="Paramètre">pas</text:span><text:span text:style-name="Syntaxe">]</text:span><text:span text:style-name="CommentaireExplication">, un objet de type </text:span><text:span text:style-name="Type">slice</text:span><text:span text:style-name="CommentaireExplication"> <text:s/>est donné comme valeur de </text:span><text:span text:style-name="Variable">clé</text:span><text:span text:style-name="CommentaireExplication"> aux méthodes conteneur.</text:span></text:p>
        <text:p text:style-name="Corps_20_de_20_texte_20_dédenté"><text:span text:style-name="Strong_20_Emphasis"><text:span text:style-name="T11">Tranche</text:span></text:span><text:span text:style-name="CommentaireExplication"><text:span text:style-name="T2">⚷</text:span></text:span><text:span text:style-name="CommentaireExplication">: </text:span><text:span text:style-name="Type">slice</text:span><text:span text:style-name="Code">(</text:span><text:span text:style-name="Paramètre">déb</text:span><text:span text:style-name="Code">,</text:span><text:span text:style-name="Paramètre">fin</text:span><text:span text:style-name="Code">,</text:span><text:span text:style-name="Paramètre">pas</text:span><text:span text:style-name="Code">)</text:span><text:span text:style-name="CommentaireExplication"><text:line-break/></text:span><text:span text:style-name="Syntaxe">.</text:span><text:span text:style-name="Variable">start<text:tab/></text:span><text:span text:style-name="Syntaxe">.</text:span><text:span text:style-name="Variable">stop<text:tab/></text:span><text:span text:style-name="Syntaxe">.</text:span><text:span text:style-name="Variable">step<text:tab/>.</text:span><text:span text:style-name="FonctionMethode">indices</text:span><text:span text:style-name="Code">(</text:span><text:span text:style-name="Paramètre">longueur</text:span><text:span text:style-name="Code">)</text:span></text:p>
        <text:h text:style-name="Heading_20_1" text:outline-level="1">Méthodes spéciales Itérateurs</text:h>
        <text:p text:style-name="PseudoCode"><text:span text:style-name="MotClé">def</text:span> <text:span text:style-name="FonctionMethode">__iter__</text:span>(<text:span text:style-name="Variable">self</text:span>)<text:span text:style-name="Syntaxe">:</text:span><text:span text:style-name="CommentaireExplication"># retourne self</text:span></text:p>
        <text:p text:style-name="PseudoCode"><text:span text:style-name="MotClé">def</text:span> <text:span text:style-name="FonctionMethode">__next__</text:span>(<text:span text:style-name="Variable">self</text:span>)<text:span text:style-name="Syntaxe">:</text:span><text:span text:style-name="CommentaireExplication"># retourne l’élément suivant</text:span></text:p>
        <text:p text:style-name="Text_20_body">Si plus d’élément, levée exception <text:span text:style-name="Type">StopIteration</text:span>.</text:p>
        <text:h text:style-name="Heading_20_1" text:outline-level="1">Méthodes spéciales Contexte Géré</text:h>
        <text:p text:style-name="Text_20_body"><text:span text:style-name="PetiteRemarque">Utilisées pour le </text:span><text:span text:style-name="MotClé">with</text:span><text:span text:style-name="PetiteRemarque">.</text:span></text:p>
        <text:p text:style-name="PseudoCode"><text:span text:style-name="MotClé">def</text:span> <text:span text:style-name="FonctionMethode">__enter__</text:span>(<text:span text:style-name="Variable">self</text:span>)<text:span text:style-name="Syntaxe">:</text:span></text:p>
        <text:p text:style-name="PseudoCode"><text:s text:c="4"/><text:span text:style-name="CommentaireExplication"># appelée à l'entrée dans le contexte géré</text:span></text:p>
        <text:p text:style-name="PseudoCode"><text:s text:c="4"/><text:span text:style-name="CommentaireExplication"># valeur utilisée pour le </text:span><text:span text:style-name="MotClé">as</text:span><text:span text:style-name="CommentaireExplication"> du contexte</text:span></text:p>
        <text:p text:style-name="PseudoCode"><text:span text:style-name="MotClé">def</text:span> <text:span text:style-name="FonctionMethode">__exit__</text:span>(<text:span text:style-name="Variable">self</text:span>,<text:span text:style-name="Variable">etype</text:span>,<text:span text:style-name="Variable">eval</text:span>,<text:span text:style-name="Variable">tb</text:span>)<text:span text:style-name="Syntaxe">:</text:span></text:p>
        <text:p text:style-name="PseudoCode"><text:s text:c="4"/><text:span text:style-name="CommentaireExplication"># appelée à la sortie du contexte géré</text:span></text:p>
        <text:h text:style-name="Heading_20_1" text:outline-level="1">Méthodes spéciale Métaclasses</text:h>
        <text:p text:style-name="PseudoCode"><text:span text:style-name="Variable">__prepare__</text:span> = <text:span text:style-name="Paramètre">callable</text:span></text:p>
        <text:p text:style-name="PseudoCode"><text:span text:style-name="MotClé">def</text:span> <text:span text:style-name="FonctionMethode">__new__</text:span>(<text:span text:style-name="Variable">cls</text:span><text:span text:style-name="Paramètre">[,params</text:span><text:span text:style-name="Paramètre"><text:span text:style-name="T13">…]</text:span></text:span>)<text:span text:style-name="Syntaxe">:</text:span></text:p>
        <text:p text:style-name="PseudoCode"><text:s text:c="4"/><text:span text:style-name="CommentaireExplication"># allocation et retour d’un nouvel objet </text:span><text:span text:style-name="Variable">cls</text:span></text:p>
        <text:p text:style-name="Corps_20_de_20_texte_20_dédenté"><text:span text:style-name="FonctionMethode">isinstance</text:span>(<text:span text:style-name="Paramètre">o</text:span>,<text:span text:style-name="Paramètre">cls</text:span>)<text:span text:style-name="PetiteRemarque"><text:span text:style-name="T2"><text:line-break/>➙ </text:span></text:span><text:span text:style-name="MotClé">def</text:span> <text:span text:style-name="FonctionMethode">__instancecheck__</text:span>(<text:span text:style-name="Variable">cls</text:span>,<text:span text:style-name="Variable">o</text:span>)<text:span text:style-name="Syntaxe">:</text:span></text:p>
        <text:p text:style-name="Corps_20_de_20_texte_20_dédenté"><text:span text:style-name="FonctionMethode">isssubclass</text:span><text:span text:style-name="Code">(</text:span><text:span text:style-name="Paramètre">sousclasse</text:span><text:span text:style-name="Code">,</text:span><text:span text:style-name="Paramètre">cls</text:span><text:span text:style-name="Code">)</text:span><text:span text:style-name="PetiteRemarque"><text:span text:style-name="T2"> <text:line-break/>➙ </text:span></text:span><text:span text:style-name="MotClé">def</text:span> <text:span text:style-name="FonctionMethode">__subclasscheck__</text:span>(<text:span text:style-name="Variable">cls</text:span>,<text:span text:style-name="Variable">sousclasse</text:span>)<text:span text:style-name="Syntaxe">:</text:span></text:p>
        <text:h text:style-name="Heading_20_1" text:outline-level="1">Générateurs</text:h>
        <text:p text:style-name="Corps_20_de_20_texte_20_dédenté">Calcul des valeurs lorsque nécessaire (ex.: <text:span text:style-name="FonctionMethode">range</text:span>). </text:p>
        <text:p text:style-name="Corps_20_de_20_texte_20_dédenté">Fonction générateur, contient une instruction <text:span text:style-name="MotClé">yield</text:span>. <text:span text:style-name="MotClé">yield</text:span><text:span text:style-name="Syntaxe"> </text:span><text:span text:style-name="Paramètre">expression <text:line-break/></text:span><text:span text:style-name="MotClé">yield</text:span><text:span text:style-name="Syntaxe"> </text:span><text:span text:style-name="MotClé">from</text:span><text:span text:style-name="Syntaxe"><text:span text:style-name="T19"> séquence<text:line-break/></text:span></text:span><text:span text:style-name="Variable">variable</text:span> = (<text:span text:style-name="MotClé">yield</text:span> <text:span text:style-name="Paramètre">expression</text:span>) transmission de valeurs au générateur.</text:p>
        <text:p text:style-name="Text_20_body">Si plus de valeur, levée exception <text:span text:style-name="Type">StopIteration</text:span>.</text:p>
        <text:p text:style-name="Text_20_body"><text:span text:style-name="Strong_20_Emphasis">Contrôle fonction générateur</text:span></text:p>
        <text:p text:style-name="PseudoCode"><text:span text:style-name="Variable">générateur</text:span>.<text:span text:style-name="FonctionMethode">__next__</text:span>()</text:p>
        <text:p text:style-name="PseudoCode"><text:span text:style-name="Variable">générateur</text:span>.<text:span text:style-name="FonctionMethode">send</text:span>(<text:span text:style-name="Paramètre">valeur</text:span>)</text:p>
        <text:p text:style-name="PseudoCode"><text:span text:style-name="Variable">générateur</text:span>.<text:span text:style-name="FonctionMethode">throw</text:span>(<text:span text:style-name="Paramètre">type[,valeur[,traceback]]</text:span>)</text:p>
        <text:p text:style-name="PseudoCode"><text:span text:style-name="Variable">générateur</text:span>.<text:span text:style-name="FonctionMethode">close</text:span>()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erif3" svg:font-family="FreeSerif" style:font-adornments="Mittel" style:font-family-generic="roman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FreeMono" svg:font-family="FreeMono" style:font-adornments="Normal" style:font-family-generic="modern" style:font-pitch="fixed"/>
    <style:font-face style:name="Lohit Hindi" svg:font-family="'Lohit Hindi'" style:font-family-generic="modern" style:font-pitch="fixed"/>
    <style:font-face style:name="WenQuanYi Micro Hei" svg:font-family="'WenQuanYi Micro Hei'" style:font-family-generic="modern" style:font-pitch="fixed"/>
    <style:font-face style:name="FreeSerif2" svg:font-family="FreeSerif" style:font-adornments="Fett" style:font-family-generic="roman" style:font-pitch="variable"/>
    <style:font-face style:name="FreeSerif1" svg:font-family="FreeSerif" style:font-adornments="Kursiv" style:font-family-generic="roman" style:font-pitch="variable"/>
    <style:font-face style:name="FreeSerif" svg:font-family="FreeSerif" style:font-adornments="Mittel" style:font-family-generic="roman" style:font-pitch="variable"/>
    <style:font-face style:name="Liberation Serif" svg:font-family="'Liberation Serif'" style:font-family-generic="roman" style:font-pitch="variable"/>
    <style:font-face style:name="FreeSans3" svg:font-family="FreeSans" style:font-family-generic="swiss" style:font-pitch="variable"/>
    <style:font-face style:name="FreeSans2" svg:font-family="FreeSans" style:font-adornments="BoldOblique" style:font-family-generic="swiss" style:font-pitch="variable"/>
    <style:font-face style:name="FreeSans1" svg:font-family="FreeSans" style:font-adornments="Gras" style:font-family-generic="swiss" style:font-pitch="variable"/>
    <style:font-face style:name="FreeSans" svg:font-family="FreeSans" style:font-adornments="obyčejné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FreeSerif" fo:font-size="11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FreeSans" style:font-size-asian="10.5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fo:line-height="89%" fo:hyphenation-ladder-count="no-limit" style:page-number="auto" fo:background-color="transparent" style:shadow="none">
        <style:tab-stops>
          <style:tab-stop style:position="1cm"/>
          <style:tab-stop style:position="2cm"/>
          <style:tab-stop style:position="3cm"/>
          <style:tab-stop style:position="4.001cm"/>
          <style:tab-stop style:position="5.001cm"/>
          <style:tab-stop style:position="6.001cm"/>
        </style:tab-stops>
        <style:background-image/>
      </style:paragraph-properties>
      <style:text-properties fo:font-size="9pt" style:font-size-asian="10.5pt" fo:hyphenate="false" fo:hyphenation-remain-char-count="2" fo:hyphenation-push-char-count="2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Subtitle" style:class="chapter">
      <style:paragraph-properties fo:margin-top="0cm" fo:margin-bottom="0.101cm" fo:text-align="center" style:justify-single-word="false"/>
      <style:text-properties fo:color="#000080" style:font-name="FreeSans1" fo:font-size="12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="100%" fo:margin-left="0cm" fo:margin-right="0cm" fo:margin-top="0.019cm" fo:margin-bottom="0cm" fo:line-height="0.36cm" fo:text-align="center" style:justify-single-word="false" fo:text-indent="0cm" style:auto-text-indent="false" fo:padding-left="0.049cm" fo:padding-right="0.049cm" fo:padding-top="0cm" fo:padding-bottom="0cm" fo:border-left="none" fo:border-right="none" fo:border-top="0.06pt solid #000080" fo:border-bottom="0.06pt solid #000080" style:shadow="none">
        <style:tab-stops/>
      </style:paragraph-properties>
      <style:text-properties fo:color="#000080" fo:font-size="8pt" fo:font-weight="bold" style:font-size-asian="115%" style:font-weight-asian="bold" style:font-size-complex="115%" style:font-weight-complex="bold"/>
    </style:style>
    <style:style style:name="Corps_20_de_20_texte_20_dédenté" style:display-name="Corps de texte dédenté" style:family="paragraph" style:parent-style-name="Text_20_body">
      <style:paragraph-properties fo:margin="100%" fo:margin-left="0.499cm" fo:margin-right="0cm" fo:margin-top="0cm" fo:margin-bottom="0cm" fo:text-indent="-0.499cm" style:auto-text-indent="false" fo:padding="0cm" fo:border="none">
        <style:tab-stops>
          <style:tab-stop style:position="1cm"/>
          <style:tab-stop style:position="2cm"/>
          <style:tab-stop style:position="3cm"/>
          <style:tab-stop style:position="4.001cm"/>
          <style:tab-stop style:position="5.001cm"/>
          <style:tab-stop style:position="6.001cm"/>
        </style:tab-stops>
      </style:paragraph-properties>
    </style:style>
    <style:style style:name="PseudoCode" style:family="paragraph" style:parent-style-name="Text_20_body">
      <style:paragraph-properties fo:margin="100%" fo:margin-left="0.3cm" fo:margin-right="0cm" fo:margin-top="0cm" fo:margin-bottom="0cm" fo:text-indent="0cm" style:auto-text-indent="false"/>
      <style:text-properties style:font-name="FreeMono" fo:font-size="8pt" style:font-size-asian="10.5pt"/>
    </style:style>
    <style:style style:name="Table_20_Contents" style:display-name="Table Contents" style:family="paragraph" style:parent-style-name="Standard" style:class="extra" style:master-page-name="">
      <style:paragraph-properties fo:line-height="80%" fo:text-align="center" style:justify-single-word="false" style:page-number="auto" text:number-lines="false" text:line-number="0"/>
      <style:text-properties fo:font-size="9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u_20_de_20_tableau_20_code" style:display-name="Contenu de tableau code" style:family="paragraph" style:parent-style-name="Table_20_Contents" style:master-page-name="">
      <style:paragraph-properties fo:line-height="80%" style:register-true="false" style:page-number="auto" style:shadow="none"/>
      <style:text-properties style:font-name="FreeMono" fo:font-size="7pt" style:font-size-asian="10.5pt"/>
    </style:style>
    <style:style style:name="Signature" style:family="paragraph" style:parent-style-name="Standard" style:class="text">
      <style:paragraph-properties style:shadow="none" text:number-lines="false" text:line-number="0"/>
      <style:text-properties fo:font-size="8pt" style:font-size-asian="10.5pt"/>
    </style:style>
    <style:style style:name="Licence" style:family="paragraph" style:parent-style-name="Text_20_body">
      <style:text-properties fo:font-size="8pt" style:font-size-asian="10.5pt"/>
    </style:style>
    <style:style style:name="NoticeIntro" style:family="paragraph" style:parent-style-name="Text_20_body" style:master-page-name="">
      <style:paragraph-properties fo:text-align="justify" style:justify-single-word="false" style:page-number="auto"/>
      <style:text-properties fo:font-size="7pt" fo:font-style="italic" style:font-size-asian="10.5pt"/>
    </style:style>
    <style:style style:name="List_20_Heading" style:display-name="List Heading" style:family="paragraph" style:parent-style-name="Standard" style:next-style-name="List_20_Contents" style:class="html">
      <style:paragraph-properties fo:margin="100%" fo:margin-left="0cm" fo:margin-right="0cm" fo:margin-top="0cm" fo:margin-bottom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WenQuanYi Micro Hei" style:font-size-asian="10pt" style:font-name-complex="Lohit Hindi" style:font-size-complex="10pt"/>
    </style:style>
    <style:style style:name="Code" style:family="text">
      <style:text-properties style:font-name="FreeMono" fo:font-size="8pt" style:font-size-asian="10.5pt"/>
    </style:style>
    <style:style style:name="FonctionMethode" style:family="text" style:parent-style-name="Code">
      <style:text-properties fo:color="#008080" fo:font-size="8pt" fo:font-weight="bold" style:font-size-asian="10.5pt"/>
    </style:style>
    <style:style style:name="Numbering_20_Symbols" style:display-name="Numbering Symbols" style:family="text"/>
    <style:style style:name="Constante" style:family="text" style:parent-style-name="Code">
      <style:text-properties fo:color="#800080" fo:font-weight="bold" style:font-size-asian="10.5pt"/>
    </style:style>
    <style:style style:name="Type" style:family="text" style:parent-style-name="Code">
      <style:text-properties fo:color="#0000ff" fo:font-weight="bold" style:font-size-asian="10.5pt"/>
    </style:style>
    <style:style style:name="Source_20_Text" style:display-name="Source Text" style:family="text">
      <style:text-properties style:font-name="DejaVu Sans Mono" style:font-name-asian="DejaVu Sans1" style:font-name-complex="DejaVu Sans Mono"/>
    </style:style>
    <style:style style:name="Paramètre" style:family="text">
      <style:text-properties fo:color="#314004" style:font-name="FreeSerif1" fo:font-size="9pt" fo:font-style="italic" style:font-size-asian="10.5pt"/>
    </style:style>
    <style:style style:name="ValeurLiterale" style:family="text" style:parent-style-name="Code">
      <style:text-properties fo:color="#008000" fo:font-weight="bold" style:font-size-asian="10.5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text-transform="capitalize" fo:color="#000080" style:font-name="FreeSerif2" fo:font-size="9pt" fo:font-style="italic" fo:font-weight="bold" style:font-size-asian="10.5pt" style:font-weight-asian="bold" style:font-weight-complex="bold"/>
    </style:style>
    <style:style style:name="CommentaireExplication" style:family="text" style:parent-style-name="Code">
      <style:text-properties style:font-name="FreeSerif1" fo:font-style="normal" style:font-size-asian="10.5pt"/>
    </style:style>
    <style:style style:name="MotClé" style:family="text" style:parent-style-name="Code">
      <style:text-properties fo:color="#7e0021" fo:font-weight="bold" style:font-size-asian="10.5pt"/>
    </style:style>
    <style:style style:name="Syntaxe" style:family="text" style:parent-style-name="MotClé"/>
    <style:style style:name="Variable" style:family="text">
      <style:text-properties fo:color="#800080" style:font-name="FreeSerif1" fo:font-size="9pt" fo:font-style="italic" style:font-size-asian="10.5pt" style:font-style-asian="italic" style:font-weight-asian="normal" style:font-style-complex="italic" style:font-weight-complex="normal"/>
    </style:style>
    <style:style style:name="Line_20_numbering" style:display-name="Line numbering" style:family="text"/>
    <style:style style:name="PetiteRemarque" style:family="text">
      <style:text-properties style:font-name="FreeSerif" fo:font-size="9pt" fo:font-style="normal" style:font-size-asian="10.5pt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DejaVu Sans Mono" style:font-name-asian="DejaVu Sans1" style:font-name-complex="DejaVu Sans Mono"/>
    </style:style>
    <style:style style:name="ParamètreLitéral" style:family="text" style:parent-style-name="Paramètre">
      <style:text-properties fo:color="#00800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xample" style:family="text">
      <style:text-properties style:font-name="DejaVu Sans Mono" style:font-name-asian="DejaVu Sans1" style:font-name-complex="DejaVu Sans Mono"/>
    </style:style>
    <style:style style:name="Module" style:family="text" style:parent-style-name="Code">
      <style:text-properties fo:color="#94006b" fo:font-size="8pt" fo:font-style="italic" fo:font-weight="bold" style:font-size-asian="10.5pt"/>
    </style:style>
    <style:style style:name="Fichier" style:family="text" style:parent-style-name="Module">
      <style:text-properties style:font-name="FreeSans2" fo:font-style="oblique" fo:font-weight="normal" style:font-size-asian="10.5pt"/>
    </style:style>
    <style:style style:name="envvar" style:family="text">
      <style:text-properties fo:font-variant="small-caps" style:font-size-asian="10.5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0.499cm" fo:margin-top="0.499cm" fo:margin-bottom="0.499cm" fo:margin-left="0.499cm" fo:margin-right="0.499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9-07T10:26:13</meta:creation-date>
    <dc:date>2013-02-09T15:00:22</dc:date>
    <meta:editing-duration>PT23H48M55S</meta:editing-duration>
    <meta:editing-cycles>413</meta:editing-cycles>
    <meta:generator>LibreOffice/3.5$Linux_X86_64 LibreOffice_project/350m1$Build-2</meta:generator>
    <meta:print-date>2010-09-07T23:37:18</meta:print-date>
    <meta:document-statistic meta:table-count="1" meta:image-count="0" meta:object-count="0" meta:page-count="2" meta:paragraph-count="429" meta:word-count="2079" meta:character-count="15045" meta:non-whitespace-character-count="13033"/>
    <meta:user-defined meta:name="Auteur">Laurent Pointal</meta:user-defined>
    <meta:user-defined meta:name="Email">laurent.pointal@laposte.net</meta:user-defined>
  </office:meta>
</office:document-meta>
</file>